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Helvetica, sans-serif"/>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62cm" fo:margin-left="0.019cm" fo:margin-right="0.019cm" table:align="margins"/>
    </style:style>
    <style:style style:name="Table2.A" style:family="table-column">
      <style:table-column-properties style:column-width="1.924cm" style:rel-column-width="1091*"/>
    </style:style>
    <style:style style:name="Table2.B" style:family="table-column">
      <style:table-column-properties style:column-width="1.395cm" style:rel-column-width="791*"/>
    </style:style>
    <style:style style:name="Table2.D" style:family="table-column">
      <style:table-column-properties style:column-width="3.295cm" style:rel-column-width="1868*"/>
    </style:style>
    <style:style style:name="Table2.E" style:family="table-column">
      <style:table-column-properties style:column-width="8.952cm" style:rel-column-width="5075*"/>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2402*"/>
    </style:style>
    <style:style style:name="Table1.B" style:family="table-column">
      <style:table-column-properties style:column-width="1.196cm" style:rel-column-width="4610*"/>
    </style:style>
    <style:style style:name="Table1.C" style:family="table-column">
      <style:table-column-properties style:column-width="1.836cm" style:rel-column-width="7078*"/>
    </style:style>
    <style:style style:name="Table1.D" style:family="table-column">
      <style:table-column-properties style:column-width="10.751cm" style:rel-column-width="4144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C" style:family="table-column">
      <style:table-column-properties style:column-width="2.125cm" style:rel-column-width="8191*"/>
    </style:style>
    <style:style style:name="Table7.D" style:family="table-column">
      <style:table-column-properties style:column-width="2.125cm" style:rel-column-width="8192*"/>
    </style:style>
    <style:style style:name="Table7.E" style:family="table-column">
      <style:table-column-properties style:column-width="4.251cm" style:rel-column-width="16386*"/>
    </style:style>
    <style:style style:name="Table7.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data-style-name="N100">
      <style:table-cell-properties fo:background-color="#e6e6e6" fo:padding="0.097cm" fo:border="0.002cm solid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tyle>
    <style:style style:name="Table10.A" style:family="table-column">
      <style:table-column-properties style:column-width="1.826cm" style:rel-column-width="7056*"/>
    </style:style>
    <style:style style:name="Table10.B" style:family="table-column">
      <style:table-column-properties style:column-width="1.111cm" style:rel-column-width="4295*"/>
    </style:style>
    <style:style style:name="Table10.C" style:family="table-column">
      <style:table-column-properties style:column-width="1.217cm" style:rel-column-width="4704*"/>
    </style:style>
    <style:style style:name="Table10.D" style:family="table-column">
      <style:table-column-properties style:column-width="1.376cm" style:rel-column-width="5318*"/>
    </style:style>
    <style:style style:name="Table10.E" style:family="table-column">
      <style:table-column-properties style:column-width="1.138cm" style:rel-column-width="4397*"/>
    </style:style>
    <style:style style:name="Table10.F" style:family="table-column">
      <style:table-column-properties style:column-width="1.693cm" style:rel-column-width="6545*"/>
    </style:style>
    <style:style style:name="Table10.G" style:family="table-column">
      <style:table-column-properties style:column-width="8.594cm" style:rel-column-width="33220*"/>
    </style:style>
    <style:style style:name="Table10.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G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0.B2" style:family="table-cell">
      <style:table-cell-properties fo:background-color="#e6e6e6" style:border-line-width-bottom="0.002cm 0.088cm 0.002cm" fo:padding="0.097cm" fo:border-left="0.002cm solid #000000" fo:border-right="none" fo:border-top="none" fo:border-bottom="0.092cm double #000000">
        <style:background-image/>
      </style:table-cell-properties>
    </style:style>
    <style:style style:name="Table10.A3" style:family="table-cell">
      <style:table-cell-properties style:border-line-width-right="0.002cm 0.088cm 0.002cm" fo:padding="0.097cm" fo:border-left="0.002cm solid #000000" fo:border-right="0.092cm double #000000" fo:border-top="none" fo:border-bottom="0.002cm solid #000000"/>
    </style:style>
    <style:style style:name="Table10.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E3"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10.F3" style:family="table-cell">
      <style:table-cell-properties fo:padding="0.097cm" fo:border-left="0.002cm solid #000000" fo:border-right="none" fo:border-top="none" fo:border-bottom="0.002cm solid #000000"/>
    </style:style>
    <style:style style:name="Table10.G3"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fo:padding="0.097cm" fo:border-left="0.002cm solid #000000" fo:border-right="none" fo:border-top="none" fo:border-bottom="0.002cm solid #000000"/>
    </style:style>
    <style:style style:name="Table10.C5" style:family="table-cell" style:data-style-name="N0">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10.B10" style:family="table-cell">
      <style:table-cell-properties fo:background-color="#e6e6e6" fo:padding="0.097cm" fo:border-left="0.002cm solid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9" style:family="table">
      <style:table-properties style:width="16.953cm" fo:margin-left="0cm" fo:margin-right="0.048cm" table:align="margins"/>
    </style:style>
    <style:style style:name="Table9.A" style:family="table-column">
      <style:table-column-properties style:column-width="1.796cm" style:rel-column-width="1018*"/>
    </style:style>
    <style:style style:name="Table9.B" style:family="table-column">
      <style:table-column-properties style:column-width="1.263cm" style:rel-column-width="716*"/>
    </style:style>
    <style:style style:name="Table9.M" style:family="table-column">
      <style:table-column-properties style:column-width="1.265cm" style:rel-column-width="717*"/>
    </style:style>
    <style:style style:name="Table9.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9.B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4" style:family="table-cell">
      <style:table-cell-properties style:border-line-width-right="0.002cm 0.088cm 0.002cm" fo:padding="0.097cm" fo:border-left="0.002cm solid #000000" fo:border-right="0.092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011cm" fo:margin-left="0cm" fo:margin-right="-0.011cm" table:align="margins" style:shadow="none"/>
    </style:style>
    <style:style style:name="Table8.A" style:family="table-column">
      <style:table-column-properties style:column-width="4.736cm" style:rel-column-width="2685*"/>
    </style:style>
    <style:style style:name="Table8.B" style:family="table-column">
      <style:table-column-properties style:column-width="1.732cm" style:rel-column-width="982*"/>
    </style:style>
    <style:style style:name="Table8.D" style:family="table-column">
      <style:table-column-properties style:column-width="2.667cm" style:rel-column-width="1512*"/>
    </style:style>
    <style:style style:name="Table8.E" style:family="table-column">
      <style:table-column-properties style:column-width="1.67cm" style:rel-column-width="947*"/>
    </style:style>
    <style:style style:name="Table8.G" style:family="table-column">
      <style:table-column-properties style:column-width="2.803cm" style:rel-column-width="1589*"/>
    </style:style>
    <style:style style:name="Table8.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e6e6e6" fo:padding="0.097cm" fo:border="0.002cm solid #000000">
        <style:background-image/>
      </style:table-cell-properties>
    </style:style>
    <style:style style:name="Table8.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4.787cm" style:rel-column-width="2714*"/>
    </style:style>
    <style:style style:name="Table11.B" style:family="table-column">
      <style:table-column-properties style:column-width="12.213cm" style:rel-column-width="6924*"/>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paragraph-rsid="000ef393"/>
    </style:style>
    <style:style style:name="P3" style:family="paragraph" style:parent-style-name="Table_20_Contents">
      <style:paragraph-properties fo:text-align="justify" style:justify-single-word="false"/>
      <style:text-properties officeooo:paragraph-rsid="00169342"/>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text-properties style:font-name="Times New Roman2"/>
    </style:style>
    <style:style style:name="P7"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8"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9" style:family="paragraph" style:parent-style-name="Table_20_Contents">
      <style:paragraph-properties fo:text-align="justify" style:justify-single-word="false"/>
      <style:text-properties style:font-name="Times New Roman2" officeooo:rsid="00072937" officeooo:paragraph-rsid="00072937"/>
    </style:style>
    <style:style style:name="P10" style:family="paragraph" style:parent-style-name="Table_20_Contents">
      <style:paragraph-properties fo:text-align="justify" style:justify-single-word="false"/>
      <style:text-properties style:font-name="Times New Roman2" officeooo:rsid="000ad027" officeooo:paragraph-rsid="000ad027"/>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text-properties officeooo:rsid="0004816b" officeooo:paragraph-rsid="0004816b"/>
    </style:style>
    <style:style style:name="P13" style:family="paragraph" style:parent-style-name="Table_20_Contents">
      <style:paragraph-properties fo:text-align="justify" style:justify-single-word="false"/>
      <style:text-properties officeooo:rsid="0013ffe2" officeooo:paragraph-rsid="0013ffe2"/>
    </style:style>
    <style:style style:name="P14" style:family="paragraph" style:parent-style-name="Table_20_Contents">
      <style:paragraph-properties fo:text-align="justify" style:justify-single-word="false"/>
      <style:text-properties officeooo:rsid="000f9cba" officeooo:paragraph-rsid="000f9cba"/>
    </style:style>
    <style:style style:name="P15" style:family="paragraph" style:parent-style-name="Table_20_Contents">
      <style:paragraph-properties fo:text-align="justify" style:justify-single-word="false"/>
      <style:text-properties officeooo:rsid="0014b1dc" officeooo:paragraph-rsid="0014b1dc"/>
    </style:style>
    <style:style style:name="P16" style:family="paragraph" style:parent-style-name="Table_20_Contents">
      <style:paragraph-properties fo:text-align="justify" style:justify-single-word="false"/>
      <style:text-properties officeooo:rsid="000ef393" officeooo:paragraph-rsid="000ef393"/>
    </style:style>
    <style:style style:name="P17" style:family="paragraph" style:parent-style-name="Table_20_Contents">
      <style:paragraph-properties fo:text-align="end" style:justify-single-word="false"/>
      <style:text-properties officeooo:rsid="0010f58a"/>
    </style:style>
    <style:style style:name="P18" style:family="paragraph" style:parent-style-name="Table_20_Contents">
      <style:paragraph-properties fo:text-align="justify" style:justify-single-word="false"/>
      <style:text-properties officeooo:rsid="000ced1c" officeooo:paragraph-rsid="000ced1c"/>
    </style:style>
    <style:style style:name="P19" style:family="paragraph" style:parent-style-name="Table_20_Contents">
      <style:paragraph-properties fo:text-align="justify" style:justify-single-word="false"/>
      <style:text-properties officeooo:rsid="000ced1c" officeooo:paragraph-rsid="00169342"/>
    </style:style>
    <style:style style:name="P20" style:family="paragraph" style:parent-style-name="Table_20_Contents">
      <style:text-properties officeooo:rsid="000ced1c" officeooo:paragraph-rsid="000ced1c"/>
    </style:style>
    <style:style style:name="P21" style:family="paragraph" style:parent-style-name="Table_20_Contents">
      <style:paragraph-properties fo:text-align="justify" style:justify-single-word="false"/>
      <style:text-properties officeooo:rsid="0006527a" officeooo:paragraph-rsid="0006527a"/>
    </style:style>
    <style:style style:name="P22" style:family="paragraph" style:parent-style-name="Table_20_Contents">
      <style:paragraph-properties fo:text-align="justify" style:justify-single-word="false"/>
      <style:text-properties officeooo:rsid="000ad027" officeooo:paragraph-rsid="000ad027"/>
    </style:style>
    <style:style style:name="P23" style:family="paragraph" style:parent-style-name="Table_20_Contents">
      <style:paragraph-properties fo:text-align="justify" style:justify-single-word="false"/>
      <style:text-properties officeooo:rsid="00072937" officeooo:paragraph-rsid="00072937"/>
    </style:style>
    <style:style style:name="P24" style:family="paragraph" style:parent-style-name="Table_20_Contents">
      <style:paragraph-properties fo:text-align="justify" style:justify-single-word="false"/>
      <style:text-properties officeooo:rsid="00079e60" officeooo:paragraph-rsid="00079e60"/>
    </style:style>
    <style:style style:name="P25" style:family="paragraph" style:parent-style-name="Table_20_Contents">
      <style:paragraph-properties fo:text-align="justify" style:justify-single-word="false"/>
      <style:text-properties officeooo:rsid="000c1dbe" officeooo:paragraph-rsid="000c1dbe"/>
    </style:style>
    <style:style style:name="P26" style:family="paragraph" style:parent-style-name="Table_20_Contents">
      <style:paragraph-properties fo:text-align="justify" style:justify-single-word="false"/>
      <style:text-properties officeooo:rsid="000681be" officeooo:paragraph-rsid="000681be"/>
    </style:style>
    <style:style style:name="P27" style:family="paragraph" style:parent-style-name="Table_20_Contents">
      <style:paragraph-properties fo:text-align="justify" style:justify-single-word="false"/>
      <style:text-properties officeooo:rsid="0005fc00" officeooo:paragraph-rsid="0005fc00"/>
    </style:style>
    <style:style style:name="P28" style:family="paragraph" style:parent-style-name="Table_20_Contents">
      <style:paragraph-properties fo:text-align="justify" style:justify-single-word="false"/>
      <style:text-properties officeooo:rsid="000df523" officeooo:paragraph-rsid="000df523"/>
    </style:style>
    <style:style style:name="P29" style:family="paragraph" style:parent-style-name="Table_20_Contents">
      <style:text-properties officeooo:paragraph-rsid="001b284d"/>
    </style:style>
    <style:style style:name="P3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1" style:family="paragraph" style:parent-style-name="Table">
      <style:paragraph-properties fo:keep-with-next="always"/>
    </style:style>
    <style:style style:name="P32" style:family="paragraph" style:parent-style-name="Text_20_body">
      <style:text-properties style:font-name="Times New Roman1"/>
    </style:style>
    <style:style style:name="P33" style:family="paragraph" style:parent-style-name="Text_20_body">
      <style:text-properties officeooo:paragraph-rsid="0013ffe2"/>
    </style:style>
    <style:style style:name="P34" style:family="paragraph" style:parent-style-name="Text_20_body">
      <style:text-properties officeooo:rsid="0013ffe2" officeooo:paragraph-rsid="0013ffe2"/>
    </style:style>
    <style:style style:name="P35" style:family="paragraph" style:parent-style-name="Text_20_body">
      <style:text-properties officeooo:paragraph-rsid="00169342"/>
    </style:style>
    <style:style style:name="P36" style:family="paragraph" style:parent-style-name="Text_20_body">
      <style:text-properties officeooo:paragraph-rsid="001b284d"/>
    </style:style>
    <style:style style:name="P37" style:family="paragraph" style:parent-style-name="Text_20_body">
      <style:text-properties officeooo:paragraph-rsid="001cd5e0"/>
    </style:style>
    <style:style style:name="P38" style:family="paragraph" style:parent-style-name="Standard">
      <style:paragraph-properties fo:text-align="center" style:justify-single-word="false"/>
      <style:text-properties fo:font-size="16pt" fo:font-weight="bold" officeooo:paragraph-rsid="002ba61c" style:font-size-asian="16pt" style:font-weight-asian="bold" style:font-size-complex="16pt" style:font-weight-complex="bold"/>
    </style:style>
    <style:style style:name="P39" style:family="paragraph" style:parent-style-name="Text_20_body" style:list-style-name="L1"/>
    <style:style style:name="P40" style:family="paragraph" style:parent-style-name="Text_20_body">
      <style:text-properties officeooo:rsid="001e9031" officeooo:paragraph-rsid="002aef7c"/>
    </style:style>
    <style:style style:name="P41" style:family="paragraph" style:parent-style-name="Text_20_body">
      <style:text-properties officeooo:rsid="001b284d" officeooo:paragraph-rsid="001b284d"/>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
    <style:style style:name="P45" style:family="paragraph" style:parent-style-name="Text_20_body">
      <style:text-properties officeooo:paragraph-rsid="001fd4d7"/>
    </style:style>
    <style:style style:name="P46" style:family="paragraph" style:parent-style-name="Text_20_body">
      <style:text-properties officeooo:paragraph-rsid="0023c164"/>
    </style:style>
    <style:style style:name="P47" style:family="paragraph" style:parent-style-name="Text_20_body">
      <style:text-properties officeooo:paragraph-rsid="0025aa62"/>
    </style:style>
    <style:style style:name="P48" style:family="paragraph" style:parent-style-name="Text_20_body">
      <style:text-properties officeooo:paragraph-rsid="0027516a"/>
    </style:style>
    <style:style style:name="P49" style:family="paragraph" style:parent-style-name="Text_20_body">
      <style:text-properties officeooo:paragraph-rsid="00296b95"/>
    </style:style>
    <style:style style:name="P50" style:family="paragraph" style:parent-style-name="Text_20_body">
      <style:text-properties officeooo:paragraph-rsid="002a8be2"/>
    </style:style>
    <style:style style:name="P51" style:family="paragraph" style:parent-style-name="Text_20_body">
      <style:text-properties officeooo:paragraph-rsid="002ba61c"/>
    </style:style>
    <style:style style:name="P52" style:family="paragraph" style:parent-style-name="Text_20_body">
      <style:text-properties officeooo:paragraph-rsid="002fa19d"/>
    </style:style>
    <style:style style:name="P53" style:family="paragraph" style:parent-style-name="Heading_20_1">
      <style:text-properties officeooo:paragraph-rsid="002a8be2"/>
    </style:style>
    <style:style style:name="P54" style:family="paragraph" style:parent-style-name="Heading_20_1">
      <style:paragraph-properties fo:break-before="page"/>
    </style:style>
    <style:style style:name="P55" style:family="paragraph" style:parent-style-name="Table_20_Contents">
      <style:text-properties officeooo:rsid="001b284d" officeooo:paragraph-rsid="001b284d"/>
    </style:style>
    <style:style style:name="P56" style:family="paragraph" style:parent-style-name="Table_20_Contents">
      <style:text-properties officeooo:rsid="00181e69" officeooo:paragraph-rsid="00181e69"/>
    </style:style>
    <style:style style:name="P57" style:family="paragraph" style:parent-style-name="Table_20_Contents">
      <style:paragraph-properties fo:text-align="end" style:justify-single-word="false"/>
      <style:text-properties officeooo:rsid="00169342" officeooo:paragraph-rsid="00169342"/>
    </style:style>
    <style:style style:name="P58" style:family="paragraph" style:parent-style-name="Table_20_Contents">
      <style:paragraph-properties fo:text-align="justify" style:justify-single-word="false"/>
      <style:text-properties officeooo:paragraph-rsid="001fd4d7"/>
    </style:style>
    <style:style style:name="P59" style:family="paragraph" style:parent-style-name="Table_20_Contents">
      <style:paragraph-properties fo:text-align="justify" style:justify-single-word="false"/>
      <style:text-properties officeooo:paragraph-rsid="0021d2eb"/>
    </style:style>
    <style:style style:name="P60" style:family="paragraph" style:parent-style-name="Table_20_Contents">
      <style:paragraph-properties fo:text-align="justify" style:justify-single-word="false"/>
      <style:text-properties officeooo:paragraph-rsid="0023049e"/>
    </style:style>
    <style:style style:name="P61" style:family="paragraph" style:parent-style-name="Table_20_Contents">
      <style:paragraph-properties fo:text-align="justify" style:justify-single-word="false"/>
      <style:text-properties officeooo:paragraph-rsid="0023c164"/>
    </style:style>
    <style:style style:name="P62" style:family="paragraph" style:parent-style-name="Table_20_Contents">
      <style:paragraph-properties fo:text-align="justify" style:justify-single-word="false"/>
      <style:text-properties officeooo:paragraph-rsid="0027516a"/>
    </style:style>
    <style:style style:name="P63" style:family="paragraph" style:parent-style-name="Table_20_Contents">
      <style:paragraph-properties fo:text-align="justify" style:justify-single-word="false"/>
      <style:text-properties officeooo:paragraph-rsid="002a8be2"/>
    </style:style>
    <style:style style:name="P64" style:family="paragraph" style:parent-style-name="Table_20_Contents">
      <style:paragraph-properties fo:text-align="justify" style:justify-single-word="false"/>
      <style:text-properties officeooo:paragraph-rsid="002ba61c"/>
    </style:style>
    <style:style style:name="P65" style:family="paragraph" style:parent-style-name="Table_20_Contents">
      <style:paragraph-properties fo:text-align="justify" style:justify-single-word="false"/>
      <style:text-properties officeooo:paragraph-rsid="002c0bca"/>
    </style:style>
    <style:style style:name="P66" style:family="paragraph" style:parent-style-name="Table_20_Contents">
      <style:text-properties officeooo:paragraph-rsid="0023049e"/>
    </style:style>
    <style:style style:name="P67" style:family="paragraph" style:parent-style-name="Table_20_Contents">
      <style:text-properties officeooo:paragraph-rsid="0027516a"/>
    </style:style>
    <style:style style:name="P68" style:family="paragraph" style:parent-style-name="Table_20_Contents">
      <style:paragraph-properties fo:text-align="end" style:justify-single-word="false"/>
      <style:text-properties officeooo:paragraph-rsid="002a8be2"/>
    </style:style>
    <style:style style:name="P69" style:family="paragraph" style:parent-style-name="Table_20_Contents">
      <style:text-properties officeooo:paragraph-rsid="002a8be2"/>
    </style:style>
    <style:style style:name="P70" style:family="paragraph" style:parent-style-name="Table_20_Contents">
      <style:paragraph-properties fo:text-align="justify" style:justify-single-word="false"/>
      <style:text-properties officeooo:rsid="000ef393" officeooo:paragraph-rsid="002a8be2"/>
    </style:style>
    <style:style style:name="P71" style:family="paragraph" style:parent-style-name="Table_20_Contents">
      <style:text-properties officeooo:rsid="000ad027" officeooo:paragraph-rsid="002a8be2"/>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Heading_20_2">
      <style:text-properties officeooo:rsid="001e9031"/>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3">
      <style:text-properties officeooo:paragraph-rsid="001b284d"/>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Table">
      <style:paragraph-properties fo:keep-with-next="always"/>
    </style:style>
    <style:style style:name="P78" style:family="paragraph" style:parent-style-name="Table">
      <style:paragraph-properties fo:keep-with-next="always"/>
      <style:text-properties officeooo:paragraph-rsid="0027516a"/>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officeooo:rsid="00169342"/>
    </style:style>
    <style:style style:name="T3" style:family="text">
      <style:text-properties style:font-name="Times New Roman1"/>
    </style:style>
    <style:style style:name="T4" style:family="text">
      <style:text-properties style:font-name="Times New Roman1" officeooo:rsid="00169342"/>
    </style:style>
    <style:style style:name="T5" style:family="text">
      <style:text-properties style:text-position="-20% 75%" style:font-size-asian="10.5pt"/>
    </style:style>
    <style:style style:name="T6" style:family="text">
      <style:text-properties style:text-position="-20% 75%" officeooo:rsid="002a8be2" style:font-size-asian="10.5pt"/>
    </style:style>
    <style:style style:name="T7" style:family="text">
      <style:text-properties officeooo:rsid="0004816b"/>
    </style:style>
    <style:style style:name="T8" style:family="text">
      <style:text-properties officeooo:rsid="000ef393"/>
    </style:style>
    <style:style style:name="T9" style:family="text">
      <style:text-properties officeooo:rsid="000f9cba"/>
    </style:style>
    <style:style style:name="T10" style:family="text">
      <style:text-properties officeooo:rsid="00124398"/>
    </style:style>
    <style:style style:name="T11" style:family="text">
      <style:text-properties officeooo:rsid="0013ffe2"/>
    </style:style>
    <style:style style:name="T12" style:family="text">
      <style:text-properties officeooo:rsid="00169342"/>
    </style:style>
    <style:style style:name="T13" style:family="text">
      <style:text-properties officeooo:rsid="00181e69"/>
    </style:style>
    <style:style style:name="T14" style:family="text">
      <style:text-properties officeooo:rsid="001b284d"/>
    </style:style>
    <style:style style:name="T15" style:family="text">
      <style:text-properties officeooo:rsid="001cd5e0"/>
    </style:style>
    <style:style style:name="T16" style:family="text">
      <style:text-properties officeooo:rsid="001e9031"/>
    </style:style>
    <style:style style:name="T17" style:family="text">
      <style:text-properties officeooo:rsid="001eb8b3"/>
    </style:style>
    <style:style style:name="T18" style:family="text">
      <style:text-properties officeooo:rsid="001fd4d7"/>
    </style:style>
    <style:style style:name="T19" style:family="text">
      <style:text-properties officeooo:rsid="0021d2eb"/>
    </style:style>
    <style:style style:name="T20" style:family="text">
      <style:text-properties style:font-name="Times New Roman2" officeooo:rsid="0021d2eb"/>
    </style:style>
    <style:style style:name="T21" style:family="text">
      <style:text-properties officeooo:rsid="0023049e"/>
    </style:style>
    <style:style style:name="T22" style:family="text">
      <style:text-properties style:font-name="Times New Roman" fo:font-size="12pt" officeooo:rsid="0023049e" style:font-size-asian="12pt" style:font-size-complex="12pt"/>
    </style:style>
    <style:style style:name="T23" style:family="text">
      <style:text-properties officeooo:rsid="0023c164"/>
    </style:style>
    <style:style style:name="T24" style:family="text">
      <style:text-properties officeooo:rsid="0025aa62"/>
    </style:style>
    <style:style style:name="T25" style:family="text">
      <style:text-properties officeooo:rsid="00296b95"/>
    </style:style>
    <style:style style:name="T26" style:family="text">
      <style:text-properties officeooo:rsid="002a8be2"/>
    </style:style>
    <style:style style:name="T27" style:family="text">
      <style:text-properties officeooo:rsid="002aef7c"/>
    </style:style>
    <style:style style:name="T28" style:family="text">
      <style:text-properties officeooo:rsid="002ba61c"/>
    </style:style>
    <style:style style:name="T29" style:family="text">
      <style:text-properties officeooo:rsid="002c0bca"/>
    </style:style>
    <style:style style:name="T30" style:family="text">
      <style:text-properties officeooo:rsid="002dc5e1"/>
    </style:style>
    <style:style style:name="T31" style:family="text">
      <style:text-properties officeooo:rsid="002fa19d"/>
    </style:style>
    <style:style style:name="T32"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Arrowheads_20_1" draw:marker-start-width="0.199cm" draw:marker-start-center="true" draw:marker-end="" draw:marker-end-width="0.199cm" draw:marker-end-center="tru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wire (onewire) master</text:p>
      <text:p text:style-name="P38">Verilog <text:span text:style-name="T28">HDL source with C drivers (public domain kit port) and</text:span></text:p>
      <text:p text:style-name="P38"><text:span text:style-name="T28"><text:s/>Altera development tools integration (SOPC Builder)</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1 <text:s/>Introduction<text:tab/>2</text:p>
          <text:p text:style-name="P72">1.1 <text:s/>1-wire protocol and devices<text:tab/>2</text:p>
          <text:p text:style-name="P72">1.2 <text:s/>Features<text:tab/>2</text:p>
          <text:p text:style-name="P72">1.3 <text:s/>List of source files<text:tab/>2</text:p>
          <text:p text:style-name="P74">2 <text:s/>Verilog module parameters and ports<text:tab/>3</text:p>
          <text:p text:style-name="P72">2.1 <text:s/>Parameters<text:tab/>3</text:p>
          <text:p text:style-name="P76">2.1.1 <text:s/>Data bus width, number of wires and overdrive enable<text:tab/>3</text:p>
          <text:p text:style-name="P76">2.1.2 <text:s/>Clock divider ratio and base time periods<text:tab/>3</text:p>
          <text:p text:style-name="P72">2.2 <text:s/>Ports<text:tab/>4</text:p>
          <text:p text:style-name="P76">2.2.1 <text:s/>CPU bus interface<text:tab/>4</text:p>
          <text:p text:style-name="P76">2.2.2 <text:s/>1-wire interface<text:tab/>5</text:p>
          <text:p text:style-name="P74">3 <text:s/>Processor interface<text:tab/>6</text:p>
          <text:p text:style-name="P72">3.1 <text:s/>1-wire line multiplexing and power enable<text:tab/>6</text:p>
          <text:p text:style-name="P72">3.2 <text:s/>Status/control register<text:tab/>6</text:p>
          <text:p text:style-name="P72">3.3 <text:s/>Access sequences<text:tab/>8</text:p>
          <text:p text:style-name="P76">3.3.1 <text:s/>Polling<text:tab/>8</text:p>
          <text:p text:style-name="P79">Reset<text:tab/>8</text:p>
          <text:p text:style-name="P79">Write bit<text:tab/>8</text:p>
          <text:p text:style-name="P79">Read bit<text:tab/>8</text:p>
          <text:p text:style-name="P76">3.3.2 <text:s/>Interrupts<text:tab/>9</text:p>
          <text:p text:style-name="P74">4 <text:s/>Supported 1-wire functionality<text:tab/>10</text:p>
          <text:p text:style-name="P72">4.1 <text:s/>RTL description<text:tab/>10</text:p>
          <text:p text:style-name="P72">4.2 <text:s/>Transfer cycle timings<text:tab/>10</text:p>
          <text:p text:style-name="P74">5 <text:s/>SOPC builder integration<text:tab/>13</text:p>
          <text:p text:style-name="P74">6 <text:s/>Software driver<text:tab/>13</text:p>
          <text:p text:style-name="P74">7 <text:s/>References<text:tab/>13</text:p>
        </text:index-body>
      </text:table-of-content>
      <text:p text:style-name="Text_20_body"/>
      <text:h text:style-name="P44" text:outline-level="1"/>
      <text:h text:style-name="P44" text:outline-level="1"/>
      <text:h text:style-name="P54" text:outline-level="1">Introduction</text:h>
      <text:p text:style-name="P51">This document describes a 1-wire master written in Verilog HDL, ready for integration into a FPGA based SoC.<text:span text:style-name="T28"> A port of the 1-wire Public Domain Kit (version 3.10r2) from Maxim is also provided, with all the code required for integration into the SOPC Builder environment from Altera.</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span text:style-name="T29"> </text:span><text:a xlink:type="simple" xlink:href="http://www.maxim-ic.com/products/1-wire/">http://www.maxim-ic.com/products/1-wire/</text:a><text:span text:style-name="T29">.</text:span></text:p>
      <text:h text:style-name="Heading_20_2" text:outline-level="2">Features</text:h>
      <text:p text:style-name="Text_20_body"><text:s/>Only the physical layer of the protocol is implemented in hardware, so only bit level data transfers are possible, a software driver is required to perform byte level transfers and to support protocol layers above the physical layer. Features:</text:p>
      <text:list xml:id="list1936795693" text:style-name="L1">
        <text:list-item>
          <text:p text:style-name="P39">reset pulse generation and presence detection, bit level write and read, timed idle slot</text:p>
        </text:list-item>
        <text:list-item>
          <text:p text:style-name="P39">overdrive mode</text:p>
        </text:list-item>
        <text:list-item>
          <text:p text:style-name="P39">from 1 to 16 wires</text:p>
        </text:list-item>
        <text:list-item>
          <text:p text:style-name="P39">power (strong pull-up)</text:p>
        </text:list-item>
        <text:list-item>
          <text:p text:style-name="P39">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P73" text:outline-level="2">List of source files</text:h>
      <text:p text:style-name="P40"><text:span text:style-name="T27">T</text:span><text:span text:style-name="T28">he sources can be divided into Verilog RTL and testbench </text:span><text:span text:style-name="T30">c</text:span><text:span text:style-name="T28">ode, C code for drivers, code required for integration into Altera development tools and documentation.</text:span></text:p>
      <text:p text:style-name="P31">Table <text:sequence text:ref-name="refTable1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64"><text:span text:style-name="T28">file name</text:span></text:p>
          </table:table-cell>
          <table:table-cell table:style-name="Table11.B1" office:value-type="string">
            <text:p text:style-name="P64"><text:span text:style-name="T28">description</text:span></text:p>
          </table:table-cell>
        </table:table-row>
        <table:table-row>
          <table:table-cell table:style-name="Table11.A2" office:value-type="string">
            <text:p text:style-name="P64"><text:span text:style-name="T28">onewire.odt</text:span></text:p>
          </table:table-cell>
          <table:table-cell table:style-name="Table11.B2" office:value-type="string">
            <text:p text:style-name="P65"><text:span text:style-name="T29">this document</text:span></text:p>
          </table:table-cell>
        </table:table-row>
        <table:table-row>
          <table:table-cell table:style-name="Table11.A2" office:value-type="string">
            <text:p text:style-name="P64"><text:span text:style-name="T28">onewire.odg</text:span></text:p>
          </table:table-cell>
          <table:table-cell table:style-name="Table11.B2" office:value-type="string">
            <text:p text:style-name="P65"><text:span text:style-name="T29">graphics for this document</text:span></text:p>
          </table:table-cell>
        </table:table-row>
        <table:table-row>
          <table:table-cell table:style-name="Table11.A2" office:value-type="string">
            <text:p text:style-name="P64"><text:span text:style-name="T28">sockit_owm.v</text:span></text:p>
          </table:table-cell>
          <table:table-cell table:style-name="Table11.B2" office:value-type="string">
            <text:p text:style-name="P65"><text:span text:style-name="T29">Verilog RTL source</text:span></text:p>
          </table:table-cell>
        </table:table-row>
        <table:table-row>
          <table:table-cell table:style-name="Table11.A2" office:value-type="string">
            <text:p text:style-name="P64"><text:span text:style-name="T28">onewire_tb.v</text:span></text:p>
          </table:table-cell>
          <table:table-cell table:style-name="Table11.B2" office:value-type="string">
            <text:p text:style-name="P65"><text:span text:style-name="T29">Verilog testbench</text:span></text:p>
          </table:table-cell>
        </table:table-row>
        <table:table-row>
          <table:table-cell table:style-name="Table11.A2" office:value-type="string">
            <text:p text:style-name="P64"><text:span text:style-name="T28">onewire_slave_model.v</text:span></text:p>
          </table:table-cell>
          <table:table-cell table:style-name="Table11.B2" office:value-type="string">
            <text:p text:style-name="P65"><text:span text:style-name="T29">Verilog model of 1-wire slave device (very simplified)</text:span></text:p>
          </table:table-cell>
        </table:table-row>
        <table:table-row>
          <table:table-cell table:style-name="Table11.A2" office:value-type="string">
            <text:p text:style-name="P64"><text:span text:style-name="T28">sockit_owm</text:span><text:span text:style-name="T29">_hw.tcl</text:span></text:p>
          </table:table-cell>
          <table:table-cell table:style-name="Table11.B2" office:value-type="string">
            <text:p text:style-name="P65"><text:span text:style-name="T29">Script for </text:span><text:span text:style-name="T30">integrating</text:span><text:span text:style-name="T29"> the hardware into Altera dev. tools</text:span></text:p>
          </table:table-cell>
        </table:table-row>
        <table:table-row>
          <table:table-cell table:style-name="Table11.A2" office:value-type="string">
            <text:p text:style-name="P65"><text:span text:style-name="T28">sockit_owm</text:span><text:span text:style-name="T29">_sw.tcl</text:span></text:p>
          </table:table-cell>
          <table:table-cell table:style-name="Table11.B2" office:value-type="string">
            <text:p text:style-name="P65"><text:span text:style-name="T29">Script for </text:span><text:span text:style-name="T30">integrating</text:span><text:span text:style-name="T29"> the software into Altera dev. tools</text:span></text:p>
          </table:table-cell>
        </table:table-row>
        <table:table-row>
          <table:table-cell table:style-name="Table11.A2" office:value-type="string">
            <text:p text:style-name="P65"><text:span text:style-name="T29">inc/sockit_owm_regs.h</text:span></text:p>
          </table:table-cell>
          <table:table-cell table:style-name="Table11.B2" office:value-type="string">
            <text:p text:style-name="P65"><text:span text:style-name="T29">C header file describing CPU bus accessible registers</text:span></text:p>
          </table:table-cell>
        </table:table-row>
        <table:table-row>
          <table:table-cell table:style-name="Table11.A2" office:value-type="string">
            <text:p text:style-name="P65"><text:span text:style-name="T29">hal/inc/sockit_owm.h</text:span></text:p>
          </table:table-cell>
          <table:table-cell table:style-name="Table11.B2" office:value-type="string">
            <text:p text:style-name="P65"><text:span text:style-name="T29">C header file for Nios II HAL integration</text:span></text:p>
          </table:table-cell>
        </table:table-row>
        <table:table-row>
          <table:table-cell table:style-name="Table11.A2" office:value-type="string">
            <text:p text:style-name="P65"><text:span text:style-name="T29">hal/inc/sockit_owm.h</text:span></text:p>
          </table:table-cell>
          <table:table-cell table:style-name="Table11.B2" office:value-type="string">
            <text:p text:style-name="P65"><text:span text:style-name="T29">C source file for Nios II HAL integration</text:span></text:p>
          </table:table-cell>
        </table:table-row>
        <table:table-row>
          <table:table-cell table:style-name="Table11.A2" office:value-type="string">
            <text:p text:style-name="P65"><text:span text:style-name="T29">hal/src/owlnk.c, ...</text:span></text:p>
          </table:table-cell>
          <table:table-cell table:style-name="Table11.B2" office:value-type="string">
            <text:p text:style-name="P65"><text:span text:style-name="T29">C source code ported from the </text:span><text:span text:style-name="T28">1-wire Public Domain Kit</text:span></text:p>
          </table:table-cell>
        </table:table-row>
      </table:table>
      <text:p text:style-name="P40"><text:span text:style-name="T28"/></text:p>
      <text:h text:style-name="P54" text:outline-level="1">Verilog module parameters and ports</text:h>
      <text:p text:style-name="Text_20_body">The next section describes how to properly integrate the Verilog module into an FPGA.</text:p>
      <text:h text:style-name="Heading_20_2" text:outline-level="2">Parameters</text:h>
      <text:p text:style-name="P41">The next list of parameters is almost complete, but there are some timing parameters that should be modified only by developers able to read the HDL source code.</text:p>
      <text:p text:style-name="P31">Table <text:sequence text:ref-name="refTable0"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office:value-type="float" office:value="1">
            <text:p text:style-name="P55">1</text:p>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row>
          <table:table-cell table:style-name="Table2.A2" office:value-type="string">
            <text:p text:style-name="Table_20_Contents"><text:span text:style-name="Source_20_Text">O</text:span><text:span text:style-name="Source_20_Text"><text:span text:style-name="T13">VD_E</text:span></text:span></text:p>
          </table:table-cell>
          <table:table-cell table:style-name="Table2.A2" office:value-type="string">
            <text:p text:style-name="Table_20_Contents">integer</text:p>
          </table:table-cell>
          <table:table-cell table:style-name="Table2.C2" office:value-type="float" office:value="1">
            <text:p text:style-name="P55">1</text:p>
          </table:table-cell>
          <table:table-cell table:style-name="Table2.A2" office:value-type="string">
            <text:p text:style-name="Table_20_Contents">1, 2, ..., 16</text:p>
          </table:table-cell>
          <table:table-cell table:style-name="Table2.E2" office:value-type="string">
            <text:p text:style-name="P56">overdrive functionality enable</text:p>
          </table:table-cell>
        </table:table-row>
        <table:table-row>
          <table:table-cell table:style-name="Table2.A2" office:value-type="string">
            <text:p text:style-name="Table_20_Contents"><text:span text:style-name="Source_20_Text">CDR</text:span><text:span text:style-name="Source_20_Text"><text:span text:style-name="T13">_N</text:span></text:span></text:p>
          </table:table-cell>
          <table:table-cell table:style-name="Table2.A2" office:value-type="string">
            <text:p text:style-name="Table_20_Contents">integer</text:p>
          </table:table-cell>
          <table:table-cell table:style-name="Table2.C2" office:value-type="float" office:value="15">
            <text:p text:style-name="P55">15</text:p>
          </table:table-cell>
          <table:table-cell table:style-name="Table2.A2" office:value-type="string">
            <text:p text:style-name="Table_20_Contents">0, 1, ...</text:p>
          </table:table-cell>
          <table:table-cell table:style-name="Table2.E2" office:value-type="string">
            <text:p text:style-name="Table_20_Contents">clock divider ratio<text:span text:style-name="T13"> for normal mode</text:span></text:p>
          </table:table-cell>
        </table:table-row>
        <table:table-row>
          <table:table-cell table:style-name="Table2.A2" office:value-type="string">
            <text:p text:style-name="Table_20_Contents"><text:span text:style-name="Source_20_Text">CDR</text:span><text:span text:style-name="Source_20_Text"><text:span text:style-name="T13">_N</text:span></text:span></text:p>
          </table:table-cell>
          <table:table-cell table:style-name="Table2.A2" office:value-type="string">
            <text:p text:style-name="Table_20_Contents">integer</text:p>
          </table:table-cell>
          <table:table-cell table:style-name="Table2.C2" office:value-type="float" office:value="2">
            <text:p text:style-name="P55">2</text:p>
          </table:table-cell>
          <table:table-cell table:style-name="Table2.A2" office:value-type="string">
            <text:p text:style-name="Table_20_Contents">0, 1, ...</text:p>
          </table:table-cell>
          <table:table-cell table:style-name="Table2.E2" office:value-type="string">
            <text:p text:style-name="Table_20_Contents">clock divider ratio<text:span text:style-name="T13"> for </text:span><text:span text:style-name="T14">overdrive </text:span><text:span text:style-name="T13">mode</text:span></text:p>
          </table:table-cell>
        </table:table-row>
        <table:table-row>
          <table:table-cell table:style-name="Table2.A2" office:value-type="string">
            <text:p text:style-name="P29"><text:span text:style-name="Source_20_Text"><text:span text:style-name="T18">B</text:span></text:span><text:span text:style-name="Source_20_Text"><text:span text:style-name="T14">TP_N</text:span></text:span></text:p>
          </table:table-cell>
          <table:table-cell table:style-name="Table2.A2" office:value-type="string">
            <text:p text:style-name="P55">string</text:p>
          </table:table-cell>
          <table:table-cell table:style-name="Table2.A2" office:value-type="string">
            <text:p text:style-name="P55">"7.5"</text:p>
          </table:table-cell>
          <table:table-cell table:style-name="Table2.A2" office:value-type="string">
            <text:p text:style-name="P55">"7.5", "5.0", "6.0"</text:p>
          </table:table-cell>
          <table:table-cell table:style-name="Table2.E2" office:value-type="string">
            <text:p text:style-name="P55"><text:span text:style-name="T18">base</text:span> time period for normal mode</text:p>
          </table:table-cell>
        </table:table-row>
        <table:table-row>
          <table:table-cell table:style-name="Table2.A2" office:value-type="string">
            <text:p text:style-name="P29"><text:span text:style-name="Source_20_Text"><text:span text:style-name="T18">B</text:span></text:span><text:span text:style-name="Source_20_Text"><text:span text:style-name="T14">TP_O</text:span></text:span></text:p>
          </table:table-cell>
          <table:table-cell table:style-name="Table2.A2" office:value-type="string">
            <text:p text:style-name="P55">string</text:p>
          </table:table-cell>
          <table:table-cell table:style-name="Table2.A2" office:value-type="string">
            <text:p text:style-name="P55">"1.0"</text:p>
          </table:table-cell>
          <table:table-cell table:style-name="Table2.A2" office:value-type="string">
            <text:p text:style-name="P55">"1.0", "0.5"</text:p>
          </table:table-cell>
          <table:table-cell table:style-name="Table2.E2" office:value-type="string">
            <text:p text:style-name="P55"><text:span text:style-name="T18">base</text:span> time period for overdrive mode</text:p>
          </table:table-cell>
        </table:table-row>
      </table:table>
      <text:p text:style-name="Text_20_body"/>
      <text:h text:style-name="P75" text:outline-level="3">Data bus width<text:span text:style-name="T14">, number of wires and overdrive enable</text:span></text:h>
      <text:p text:style-name="P36">The width of the data bus is 32bit by default, but only 8 bits are used, so it is possible to connect the controller to a 8bit CPU<text:span text:style-name="T14">, but this adds other restrictions like a single wire</text:span><text:span text:style-name="T15"> (OWN=1)</text:span>. The details are explained in the section on module ports.</text:p>
      <text:p text:style-name="P37"><text:span text:style-name="T15">For 32 bit CPU interfaces if is possible to have from 1 to 16 wires. Note that only one wire can be active at the same time. If simultaneous transfers on more than one wire are required, the solution is to instance more than one </text:span><text:span text:style-name="Source_20_Text"><text:span text:style-name="T15">sockit_owm</text:span></text:span><text:span text:style-name="T15"> module.</text:span></text:p>
      <text:p text:style-name="P37"><text:span text:style-name="T15">If overdrive mode is not required it can be disabled by setting </text:span><text:span text:style-name="Source_20_Text"><text:span text:style-name="T15">O</text:span></text:span><text:span text:style-name="Source_20_Text"><text:span text:style-name="T13">VD_E</text:span></text:span><text:span text:style-name="Source_20_Text"><text:span text:style-name="T15">=0</text:span></text:span><text:span text:style-name="T15">.</text:span></text:p>
      <text:h text:style-name="Heading_20_3" text:outline-level="3">Clock divider ratio<text:span text:style-name="T14"> and </text:span><text:span text:style-name="T18">base</text:span><text:span text:style-name="T16"> time periods</text:span></text:h>
      <text:p text:style-name="P47">The internal state machine<text:span text:style-name="T17"> requires a </text:span><text:span text:style-name="T18">base time</text:span><text:span text:style-name="T17"> period. For</text:span> normal mode <text:span text:style-name="T17">the</text:span> <text:span text:style-name="T18">base</text:span> <text:span text:style-name="T17">can be exactly</text:span><text:span text:style-name="T19"> 7.5</text:span><text:span text:style-name="T20">μ</text:span><text:span text:style-name="T19">s 5.0</text:span><text:span text:style-name="T20">μ</text:span><text:span text:style-name="T19">s</text:span><text:span text:style-name="T13">,</text:span><text:span text:style-name="T17"> or in the range</text:span><text:span text:style-name="T19"> from 6.0</text:span><text:span text:style-name="T20">μ</text:span><text:span text:style-name="T19">s to</text:span><text:span text:style-name="T17"> </text:span><text:span text:style-name="T19">7.5</text:span><text:span text:style-name="T20">μ</text:span><text:span text:style-name="T19">s</text:span><text:span text:style-name="T17">. For overdrive mode</text:span><text:span text:style-name="T18"> the base can be</text:span><text:span text:style-name="T19"> 1.0</text:span><text:span text:style-name="T20">μ</text:span><text:span text:style-name="T19">s</text:span><text:span text:style-name="T17"> or in the range</text:span><text:span text:style-name="T19"> from 0.5</text:span><text:span text:style-name="T20">μ</text:span><text:span text:style-name="T19">s to 0.66</text:span><text:span text:style-name="T20">μ</text:span><text:span text:style-name="T19">s</text:span><text:span text:style-name="T17">.</text:span><text:span text:style-name="T18"> The system clock frequency must be such that it is possible to divide it into the desired period. If overdrive is enabled, both normal and overdrive mode periods must be achievable.</text:span><text:span text:style-name="T24"> </text:span><text:span text:style-name="T18">Exact time periods offer a better optimized implementation, range periods should be used only if a round frequency is not possible.</text:span></text:p>
      <text:p text:style-name="P31">Table <text:sequence text:ref-name="refTable9"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59"><text:span text:style-name="T19">overdrive support (</text:span><text:span text:style-name="Source_20_Text"><text:span text:style-name="T15">O</text:span></text:span><text:span text:style-name="Source_20_Text"><text:span text:style-name="T13">VD_E</text:span></text:span><text:span text:style-name="T19">)</text:span></text:p>
          </table:table-cell>
          <table:table-cell table:style-name="Table8.B1" table:number-columns-spanned="3" office:value-type="string">
            <text:p text:style-name="P66"><text:span text:style-name="Source_20_Text"><text:span text:style-name="T22">disabled</text:span></text:span></text:p>
          </table:table-cell>
          <table:covered-table-cell/>
          <table:covered-table-cell/>
          <table:table-cell table:style-name="Table8.E1" table:number-columns-spanned="3" office:value-type="string">
            <text:p text:style-name="P66"><text:span text:style-name="Source_20_Text"><text:span text:style-name="T22">enabled</text:span></text:span></text:p>
          </table:table-cell>
          <table:covered-table-cell/>
          <table:covered-table-cell/>
        </table:table-row>
        <table:table-row>
          <table:table-cell table:style-name="Table8.A2" office:value-type="string">
            <text:p text:style-name="P58"><text:span text:style-name="T18">base period</text:span><text:span text:style-name="T19"> [</text:span><text:span text:style-name="T20">μ</text:span><text:span text:style-name="T19">s]</text:span></text:p>
          </table:table-cell>
          <table:table-cell table:style-name="Table8.B2" office:value-type="float" office:value="7.5">
            <text:p text:style-name="P58"><text:span text:style-name="T18">7.5</text:span></text:p>
          </table:table-cell>
          <table:table-cell table:style-name="Table8.B2" office:value-type="float" office:value="5">
            <text:p text:style-name="P58"><text:span text:style-name="T18">5</text:span></text:p>
          </table:table-cell>
          <table:table-cell table:style-name="Table8.D2" office:value-type="string">
            <text:p text:style-name="P58"><text:span text:style-name="T18">6.0</text:span><text:span text:style-name="T23"> </text:span><text:span text:style-name="T18">-</text:span><text:span text:style-name="T23"> </text:span><text:span text:style-name="T18">7.5</text:span></text:p>
          </table:table-cell>
          <table:table-cell table:style-name="Table8.D2" office:value-type="string">
            <text:p text:style-name="P59"><text:span text:style-name="T18">7.5</text:span></text:p>
            <text:p text:style-name="P59"><text:span text:style-name="T18">1</text:span><text:span text:style-name="T19">.0</text:span></text:p>
          </table:table-cell>
          <table:table-cell table:style-name="Table8.D2" office:value-type="string">
            <text:p text:style-name="P59"><text:span text:style-name="T19">5.0</text:span></text:p>
            <text:p text:style-name="P59"><text:span text:style-name="T19">1.0</text:span></text:p>
          </table:table-cell>
          <table:table-cell table:style-name="Table8.G2" office:value-type="string">
            <text:p text:style-name="P58"><text:span text:style-name="T18">6.0</text:span><text:span text:style-name="T23"> </text:span><text:span text:style-name="T18">-</text:span><text:span text:style-name="T23"> </text:span><text:span text:style-name="T18">7.5</text:span></text:p>
            <text:p text:style-name="P59"><text:span text:style-name="T19">0.5</text:span><text:span text:style-name="T23"> </text:span><text:span text:style-name="T19">-</text:span><text:span text:style-name="T23"> </text:span><text:span text:style-name="T19">0.66</text:span></text:p>
          </table:table-cell>
        </table:table-row>
        <table:table-row>
          <table:table-cell table:style-name="Table8.A2" office:value-type="string">
            <text:p text:style-name="P58"><text:span text:style-name="T18">base frequency</text:span><text:span text:style-name="T19"> [Mhz]</text:span></text:p>
          </table:table-cell>
          <table:table-cell table:style-name="Table8.B2" office:value-type="float" office:value="0.133">
            <text:p text:style-name="P61"><text:span text:style-name="T23">0.13</text:span></text:p>
          </table:table-cell>
          <table:table-cell table:style-name="Table8.B2" office:value-type="float" office:value="0.2">
            <text:p text:style-name="P61"><text:span text:style-name="T23">0.2</text:span></text:p>
          </table:table-cell>
          <table:table-cell table:style-name="Table8.D2" office:value-type="string">
            <text:p text:style-name="P61"><text:span text:style-name="T23">0.166 - 0.133</text:span></text:p>
          </table:table-cell>
          <table:table-cell table:style-name="Table8.B2" office:value-type="float" office:value="2">
            <text:p text:style-name="P59"><text:span text:style-name="T19">2</text:span></text:p>
          </table:table-cell>
          <table:table-cell table:style-name="Table8.B2" office:value-type="float" office:value="1">
            <text:p text:style-name="P60"><text:span text:style-name="T21">1</text:span></text:p>
          </table:table-cell>
          <table:table-cell table:style-name="Table8.G2" office:value-type="string">
            <text:p text:style-name="P59"><text:span text:style-name="T19">2</text:span><text:span text:style-name="T23"> - 1.5</text:span></text:p>
          </table:table-cell>
        </table:table-row>
      </table:table>
      <text:p text:style-name="P45"><text:span text:style-name="T18"/></text:p>
      <text:p text:style-name="P45"><text:soft-page-break/><text:span text:style-name="T24">The simple frequency should be <text:s/></text:span><text:span text:style-name="T23">The</text:span> clock divider parameter<text:span text:style-name="T23">s</text:span> <text:span text:style-name="T23">are</text:span> computed with the next formula<text:span text:style-name="T23">s (replace the base period as requred)</text:span>:</text:p>
      <text:p text:style-name="Text_20_body"><draw:frame draw:style-name="fr3" draw:name="Object1" text:anchor-type="as-char" svg:width="3.808cm" svg:height="0.531cm" draw:z-index="0"><draw:object xlink:href="./Object 1" xlink:type="simple" xlink:show="embed" xlink:actuate="onLoad"/><draw:image xlink:href="./ObjectReplacements/Object 1" xlink:type="simple" xlink:show="embed" xlink:actuate="onLoad"/></draw:frame></text:p>
      <text:p text:style-name="P46"><draw:frame draw:style-name="fr3" draw:name="Object5" text:anchor-type="as-char" svg:width="3.799cm" svg:height="0.531cm" draw:z-index="13"><draw:object xlink:href="./Object 5" xlink:type="simple" xlink:show="embed" xlink:actuate="onLoad"/><draw:image xlink:href="./ObjectReplacements/Object 5" xlink:type="simple" xlink:show="embed" xlink:actuate="onLoad"/><svg:desc>formula</svg:desc></draw:frame></text:p>
      <text:p text:style-name="P47">If the dividing factor is not a round integer, than the timing of the controller will be slightly off, and would support only a subset of 1-wire devices with timing closer to the typical 30<text:span text:style-name="T20">μ</text:span>s slot.<text:span text:style-name="T24"> If the relative error is large (this is possible if the system clock frequency is low) than </text:span><text:span text:style-name="T18">range periods should be used</text:span><text:span text:style-name="T24">.</text:span></text:p>
      <text:h text:style-name="Heading_20_2" text:outline-level="2">Ports</text:h>
      <text:p text:style-name="P31">Table <text:sequence text:ref-name="refTable1" text:name="Table" text:formula="ooow:Table+1" style:num-format="1">4</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P78">Table <text:sequence text:ref-name="refTable2"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62">bus signal</text:p>
          </table:table-cell>
          <table:table-cell table:style-name="Table3.A1" office:value-type="string">
            <text:p text:style-name="P62">Avalon MM signal</text:p>
          </table:table-cell>
          <table:table-cell table:style-name="Table3.C1" office:value-type="string">
            <text:p text:style-name="P62">Wishbone signal</text:p>
          </table:table-cell>
        </table:table-row>
        <table:table-row>
          <table:table-cell table:style-name="Table3.A2" office:value-type="string">
            <text:p text:style-name="P67"><text:span text:style-name="Source_20_Text">bus_write</text:span></text:p>
          </table:table-cell>
          <table:table-cell table:style-name="Table3.A2" office:value-type="string">
            <text:p text:style-name="P67"><text:span text:style-name="Source_20_Text">avalon_write</text:span></text:p>
          </table:table-cell>
          <table:table-cell table:style-name="Table3.C2" office:value-type="string">
            <text:p text:style-name="P62"><text:span text:style-name="Source_20_Text">cyc &amp; stb &amp; we</text:span></text:p>
          </table:table-cell>
        </table:table-row>
        <table:table-row>
          <table:table-cell table:style-name="Table3.A2" office:value-type="string">
            <text:p text:style-name="P67"><text:span text:style-name="Source_20_Text">bus_read</text:span></text:p>
          </table:table-cell>
          <table:table-cell table:style-name="Table3.A2" office:value-type="string">
            <text:p text:style-name="P67"><text:span text:style-name="Source_20_Text">avalon_read</text:span></text:p>
          </table:table-cell>
          <table:table-cell table:style-name="Table3.C2" office:value-type="string">
            <text:p text:style-name="P62"><text:span text:style-name="Source_20_Text">cyc &amp; stb &amp; ~we</text:span></text:p>
          </table:table-cell>
        </table:table-row>
        <table:table-row>
          <table:table-cell table:style-name="Table3.A2" office:value-type="string">
            <text:p text:style-name="P67"><text:span text:style-name="Source_20_Text">bus_writedata</text:span></text:p>
          </table:table-cell>
          <table:table-cell table:style-name="Table3.A2" office:value-type="string">
            <text:p text:style-name="P67"><text:span text:style-name="Source_20_Text">avalon_writedata</text:span></text:p>
          </table:table-cell>
          <table:table-cell table:style-name="Table3.C2" office:value-type="string">
            <text:p text:style-name="P62"><text:span text:style-name="Source_20_Text">dat_w</text:span></text:p>
          </table:table-cell>
        </table:table-row>
        <table:table-row>
          <table:table-cell table:style-name="Table3.A2" office:value-type="string">
            <text:p text:style-name="P67"><text:span text:style-name="Source_20_Text">bus_readdata</text:span></text:p>
          </table:table-cell>
          <table:table-cell table:style-name="Table3.A2" office:value-type="string">
            <text:p text:style-name="P67"><text:span text:style-name="Source_20_Text">avalon_readdata</text:span></text:p>
          </table:table-cell>
          <table:table-cell table:style-name="Table3.C2" office:value-type="string">
            <text:p text:style-name="P62"><text:span text:style-name="Source_20_Text">dat_r</text:span></text:p>
          </table:table-cell>
        </table:table-row>
        <table:table-row>
          <table:table-cell table:style-name="Table3.A2" office:value-type="string">
            <text:p text:style-name="P67"><text:span text:style-name="Source_20_Text">bus_interrupt</text:span></text:p>
          </table:table-cell>
          <table:table-cell table:style-name="Table3.A2" office:value-type="string">
            <text:p text:style-name="P67"><text:span text:style-name="Source_20_Text">avalon_interrupt</text:span></text:p>
          </table:table-cell>
          <table:table-cell table:style-name="Table3.C2" office:value-type="string">
            <text:p text:style-name="P62"><text:span text:style-name="Source_20_Text">irq</text:span></text:p>
          </table:table-cell>
        </table:table-row>
      </table:table>
      <text:p text:style-name="P48"/>
      <text:p text:style-name="Text_20_body"><draw:frame draw:style-name="fr1" draw:name="Frame2" text:anchor-type="paragraph" svg:x="0.002cm" svg:y="0.212cm" svg:width="17.027cm" draw:z-index="1"><draw:text-box fo:min-height="5.817cm"><text:p text:style-name="Drawing"><draw:g text:anchor-type="paragraph" draw:z-index="2" draw:style-name="gr1"><draw:g draw:style-name="gr2"><draw:line draw:style-name="gr3" draw:text-style-name="P80" svg:x1="4.016cm" svg:y1="0.8cm" svg:x2="4.216cm" svg:y2="0.2cm"><text:p/></draw:line><draw:line draw:style-name="gr4" draw:text-style-name="P80" svg:x1="4.216cm" svg:y1="0.2cm" svg:x2="5.016cm" svg:y2="0.2cm"><text:p/></draw:line><draw:line draw:style-name="gr5" draw:text-style-name="P80" svg:x1="5.215cm" svg:y1="0.8cm" svg:x2="5.015cm" svg:y2="0.2cm"><text:p/></draw:line><draw:line draw:style-name="gr6" draw:text-style-name="P80" svg:x1="5.216cm" svg:y1="0.8cm" svg:x2="6.016cm" svg:y2="0.8cm"><text:p/></draw:line></draw:g><draw:g draw:style-name="gr2"><draw:line draw:style-name="gr7" draw:text-style-name="P80" svg:x1="6.016cm" svg:y1="0.8cm" svg:x2="6.216cm" svg:y2="0.2cm"><text:p/></draw:line><draw:line draw:style-name="gr8" draw:text-style-name="P80" svg:x1="6.216cm" svg:y1="0.2cm" svg:x2="7.016cm" svg:y2="0.2cm"><text:p/></draw:line><draw:line draw:style-name="gr9" draw:text-style-name="P80" svg:x1="7.216cm" svg:y1="0.8cm" svg:x2="7.016cm" svg:y2="0.2cm"><text:p/></draw:line><draw:line draw:style-name="gr10" draw:text-style-name="P80" svg:x1="7.216cm" svg:y1="0.8cm" svg:x2="8.016cm" svg:y2="0.8cm"><text:p/></draw:line></draw:g><draw:g draw:style-name="gr2"><draw:line draw:style-name="gr11" draw:text-style-name="P80" svg:x1="8.016cm" svg:y1="0.8cm" svg:x2="8.216cm" svg:y2="0.2cm"><text:p/></draw:line><draw:line draw:style-name="gr12" draw:text-style-name="P80" svg:x1="8.216cm" svg:y1="0.2cm" svg:x2="9.016cm" svg:y2="0.2cm"><text:p/></draw:line><draw:line draw:style-name="gr13" draw:text-style-name="P80" svg:x1="9.216cm" svg:y1="0.8cm" svg:x2="9.016cm" svg:y2="0.2cm"><text:p/></draw:line><draw:line draw:style-name="gr14" draw:text-style-name="P80" svg:x1="9.216cm" svg:y1="0.8cm" svg:x2="10.016cm" svg:y2="0.8cm"><text:p/></draw:line></draw:g><draw:g draw:style-name="gr2"><draw:line draw:style-name="gr15" draw:text-style-name="P80" svg:x1="10.016cm" svg:y1="0.8cm" svg:x2="10.216cm" svg:y2="0.2cm"><text:p/></draw:line><draw:line draw:style-name="gr16" draw:text-style-name="P80" svg:x1="10.216cm" svg:y1="0.2cm" svg:x2="11.016cm" svg:y2="0.2cm"><text:p/></draw:line><draw:line draw:style-name="gr17" draw:text-style-name="P80" svg:x1="11.216cm" svg:y1="0.8cm" svg:x2="11.016cm" svg:y2="0.2cm"><text:p/></draw:line><draw:line draw:style-name="gr18" draw:text-style-name="P80" svg:x1="11.216cm" svg:y1="0.8cm" svg:x2="12.016cm" svg:y2="0.8cm"><text:p/></draw:line></draw:g><draw:g draw:style-name="gr2"><draw:line draw:style-name="gr19" draw:text-style-name="P80" svg:x1="12.016cm" svg:y1="0.8cm" svg:x2="12.216cm" svg:y2="0.2cm"><text:p/></draw:line><draw:line draw:style-name="gr20" draw:text-style-name="P80" svg:x1="12.216cm" svg:y1="0.2cm" svg:x2="13.016cm" svg:y2="0.2cm"><text:p/></draw:line><draw:line draw:style-name="gr21" draw:text-style-name="P80" svg:x1="13.216cm" svg:y1="0.8cm" svg:x2="13.016cm" svg:y2="0.2cm"><text:p/></draw:line><draw:line draw:style-name="gr22" draw:text-style-name="P80" svg:x1="13.216cm" svg:y1="0.8cm" svg:x2="14.016cm" svg:y2="0.8cm"><text:p/></draw:line></draw:g><draw:g draw:style-name="gr2"><draw:line draw:style-name="gr23" draw:text-style-name="P80" svg:x1="14.016cm" svg:y1="0.8cm" svg:x2="14.216cm" svg:y2="0.2cm"><text:p/></draw:line><draw:line draw:style-name="gr24" draw:text-style-name="P80" svg:x1="14.216cm" svg:y1="0.2cm" svg:x2="15.016cm" svg:y2="0.2cm"><text:p/></draw:line><draw:line draw:style-name="gr25" draw:text-style-name="P80" svg:x1="15.216cm" svg:y1="0.8cm" svg:x2="15.016cm" svg:y2="0.2cm"><text:p/></draw:line><draw:line draw:style-name="gr26" draw:text-style-name="P80" svg:x1="15.216cm" svg:y1="0.8cm" svg:x2="16.016cm" svg:y2="0.8cm"><text:p/></draw:line></draw:g><draw:line draw:style-name="gr27" draw:text-style-name="P81" svg:x1="6.216cm" svg:y1="1.8cm" svg:x2="6.416cm" svg:y2="1.2cm"><text:p/></draw:line><draw:line draw:style-name="gr27" draw:text-style-name="P81" svg:x1="4.016cm" svg:y1="1.8cm" svg:x2="6.216cm" svg:y2="1.8cm"><text:p/></draw:line><draw:line draw:style-name="gr27" draw:text-style-name="P81" svg:x1="8.416cm" svg:y1="1.8cm" svg:x2="8.216cm" svg:y2="1.2cm"><text:p/></draw:line><draw:line draw:style-name="gr27" draw:text-style-name="P81" svg:x1="8.414cm" svg:y1="1.8cm" svg:x2="17.014cm" svg:y2="1.8cm"><text:p/></draw:line><draw:frame draw:style-name="gr28" draw:text-style-name="P83" svg:width="4.001cm" svg:height="0.802cm" svg:x="0.016cm" svg:y="0cm"><draw:text-box><text:p text:style-name="P82"><text:span text:style-name="T32">clk</text:span></text:p></draw:text-box></draw:frame><draw:frame draw:style-name="gr28" draw:text-style-name="P83" svg:width="4.001cm" svg:height="0.802cm" svg:x="0.016cm" svg:y="0.998cm"><draw:text-box><text:p text:style-name="P82"><text:span text:style-name="T32">bus_write</text:span></text:p></draw:text-box></draw:frame><draw:frame draw:style-name="gr28" draw:text-style-name="P83" svg:width="4.01cm" svg:height="0.802cm" svg:x="0.007cm" svg:y="2.034cm"><draw:text-box><text:p text:style-name="P82"><text:span text:style-name="T32">bus_read</text:span></text:p></draw:text-box></draw:frame><draw:line draw:style-name="gr27" draw:text-style-name="P81" svg:x1="6.416cm" svg:y1="1.2cm" svg:x2="8.216cm" svg:y2="1.2cm"><text:p/></draw:line><draw:line draw:style-name="gr27" draw:text-style-name="P81" svg:x1="12.216cm" svg:y1="2.8cm" svg:x2="12.416cm" svg:y2="2.2cm"><text:p/></draw:line><draw:line draw:style-name="gr27" draw:text-style-name="P81" svg:x1="4.016cm" svg:y1="2.8cm" svg:x2="12.216cm" svg:y2="2.8cm"><text:p/></draw:line><draw:line draw:style-name="gr27" draw:text-style-name="P81" svg:x1="14.416cm" svg:y1="2.8cm" svg:x2="14.216cm" svg:y2="2.2cm"><text:p/></draw:line><draw:line draw:style-name="gr27" draw:text-style-name="P81" svg:x1="14.416cm" svg:y1="2.8cm" svg:x2="17.016cm" svg:y2="2.8cm"><text:p/></draw:line><draw:line draw:style-name="gr27" draw:text-style-name="P81" svg:x1="12.416cm" svg:y1="2.2cm" svg:x2="14.216cm" svg:y2="2.2cm"><text:p/></draw:line><draw:frame draw:style-name="gr28" draw:text-style-name="P83" svg:width="4.001cm" svg:height="0.802cm" svg:x="0.016cm" svg:y="2.999cm"><draw:text-box><text:p text:style-name="P82"><text:span text:style-name="T32">bus_writedata</text:span></text:p></draw:text-box></draw:frame><draw:frame draw:style-name="gr28" draw:text-style-name="P83" svg:width="4.001cm" svg:height="0.802cm" svg:x="0.016cm" svg:y="3.999cm"><draw:text-box><text:p text:style-name="P82"><text:span text:style-name="T32">bus_readdata</text:span></text:p></draw:text-box></draw:frame><draw:frame draw:style-name="gr28" draw:text-style-name="P83" svg:width="4.001cm" svg:height="0.802cm" svg:x="0.016cm" svg:y="4.999cm"><draw:text-box><text:p text:style-name="P82"><text:span text:style-name="T32">bus_interrupt</text:span></text:p></draw:text-box></draw:frame><draw:polygon draw:style-name="gr29" draw:text-style-name="P81" svg:width="2.299cm" svg:height="0.599cm" svg:x="4.016cm" svg:y="3.2cm" svg:viewBox="0 0 2300 600" draw:points="0,0 2200,0 2300,300 2200,600 0,600"><text:p/></draw:polygon><draw:polygon draw:style-name="gr29" draw:text-style-name="P81" svg:width="8.699cm" svg:height="0.599cm" svg:x="8.316cm" svg:y="3.2cm" svg:viewBox="0 0 8700 600" draw:points="8700,0 100,0 0,300 100,600 8700,600"><text:p/></draw:polygon><draw:polygon draw:style-name="gr30" draw:text-style-name="P81" svg:width="1.999cm" svg:height="0.599cm" svg:x="6.316cm" svg:y="3.2cm" svg:viewBox="0 0 2000 600" draw:points="1900,0 100,0 0,300 100,600 1900,600 2000,300"><text:p/></draw:polygon><draw:polygon draw:style-name="gr29" draw:text-style-name="P81" svg:width="8.299cm" svg:height="0.599cm" svg:x="4.016cm" svg:y="4.2cm" svg:viewBox="0 0 8300 600" draw:points="0,0 8200,0 8300,300 8200,600 0,600"><text:p/></draw:polygon><draw:polygon draw:style-name="gr29" draw:text-style-name="P81" svg:width="2.699cm" svg:height="0.599cm" svg:x="14.316cm" svg:y="4.2cm" svg:viewBox="0 0 2700 600" draw:points="2700,0 100,0 0,300 100,600 2700,600"><text:p/></draw:polygon><draw:polygon draw:style-name="gr30" draw:text-style-name="P81" svg:width="1.999cm" svg:height="0.599cm" svg:x="12.316cm" svg:y="4.2cm" svg:viewBox="0 0 2000 600" draw:points="1900,0 100,0 0,300 100,600 1900,600 2000,300"><text:p/></draw:polygon><draw:line draw:style-name="gr27" draw:text-style-name="P81" svg:x1="14.416cm" svg:y1="5.8cm" svg:x2="14.216cm" svg:y2="5.2cm"><text:p/></draw:line><draw:line draw:style-name="gr27" draw:text-style-name="P81" svg:x1="14.416cm" svg:y1="5.8cm" svg:x2="17.016cm" svg:y2="5.8cm"><text:p/></draw:line><draw:line draw:style-name="gr27" draw:text-style-name="P81" svg:x1="4.016cm" svg:y1="5.2cm" svg:x2="14.216cm" svg:y2="5.2cm"><text:p/></draw:line><draw:line draw:style-name="gr31" draw:text-style-name="P80" svg:x1="16.016cm" svg:y1="0.8cm" svg:x2="16.216cm" svg:y2="0.2cm"><text:p/></draw:line><draw:line draw:style-name="gr32" draw:text-style-name="P80" svg:x1="16.216cm" svg:y1="0.2cm" svg:x2="17.016cm" svg:y2="0.2cm"><text:p/></draw:line></draw:g>Drawing <text:sequence text:ref-name="refDrawing0" text:name="Drawing" text:formula="ooow:Drawing+1" style:num-format="1">1</text:sequence>: Bus timing (write, read and interrupt status)</text:p></draw:text-box></draw:frame><text:soft-page-break/></text:p>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text:span text:style-name="T31">applied</text:span> instead.</text:p>
      <text:p text:style-name="Text_20_body"><draw:frame draw:style-name="fr1" draw:name="Frame1" text:anchor-type="paragraph" svg:x="0cm" svg:y="0.21cm" svg:width="17cm" draw:z-index="3"><draw:text-box fo:min-height="4.001cm"><text:p text:style-name="Drawing"><draw:g text:anchor-type="paragraph" draw:z-index="4" draw:style-name="gr1"><draw:polygon draw:style-name="gr33" draw:text-style-name="P81" svg:width="2.235cm" svg:height="1.788cm" draw:transform="rotate (-0.463733982255992) translate (11.5636558326175cm 0.999827260955557cm)" svg:viewBox="0 0 2236 1789" draw:points="0,224700 2236,224700 895,226489"><text:p/></draw:polygon><draw:line draw:style-name="gr34" draw:text-style-name="P81" svg:x1="10.063cm" svg:y1="2cm" svg:x2="11.563cm" svg:y2="2cm"><text:p/></draw:line><draw:line draw:style-name="gr34" draw:text-style-name="P81" svg:x1="10.063cm" svg:y1="0.5cm" svg:x2="12.563cm" svg:y2="0.5cm"><text:p/></draw:line><draw:line draw:style-name="gr34" draw:text-style-name="P81" svg:x1="12.566cm" svg:y1="0.5cm" svg:x2="12.566cm" svg:y2="1.5cm"><text:p/></draw:line><draw:line draw:style-name="gr34" draw:text-style-name="P81" svg:x1="13.563cm" svg:y1="2cm" svg:x2="15.563cm" svg:y2="2cm"><text:p/></draw:line><draw:line draw:style-name="gr34" draw:text-style-name="P81" svg:x1="10.063cm" svg:y1="3.5cm" svg:x2="14.063cm" svg:y2="3.5cm"><text:p/></draw:line><draw:line draw:style-name="gr35" draw:text-style-name="P81" svg:x1="14.067cm" svg:y1="2cm" svg:x2="14.067cm" svg:y2="3.5cm"><text:p/></draw:line><draw:frame draw:style-name="gr36" draw:text-style-name="P83" svg:width="8cm" svg:height="1.001cm" svg:x="1.563cm" svg:y="1.499cm"><draw:text-box><text:p text:style-name="P82"><text:span text:style-name="T32">onewire_p[i]</text:span></text:p></draw:text-box></draw:frame><draw:frame draw:style-name="gr36" draw:text-style-name="P83" svg:width="8.125cm" svg:height="1.001cm" svg:x="1.438cm" svg:y="0cm"><draw:text-box><text:p text:style-name="P82"><text:span text:style-name="T32">onewire_p[i] | onewire_e[i]</text:span></text:p></draw:text-box></draw:frame><draw:frame draw:style-name="gr36" draw:text-style-name="P83" svg:width="8cm" svg:height="1.001cm" svg:x="1.563cm" svg:y="3cm"><draw:text-box><text:p text:style-name="P82"><text:span text:style-name="T32">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
      <text:p text:style-name="P52"><text:span text:style-name="T31">There are no extra features for long 1-wire networks, but it suggested to use weak drivers (slow slew rate) to minimize transitional effects on the network.</text:span></text:p>
      <text:h text:style-name="P54" text:outline-level="1">Processor interface</text:h>
      <text:p text:style-name="Text_20_body">The processor interface is described in three steps:</text:p>
      <text:list xml:id="list1359279222" text:style-name="L2">
        <text:list-item>
          <text:p text:style-name="P42">1-wire line multiplexing and power enable</text:p>
        </text:list-item>
        <text:list-item>
          <text:p text:style-name="P42">status/control register description</text:p>
        </text:list-item>
        <text:list-item>
          <text:p text:style-name="P42">driver access sequences (pooling and interrupts)</text:p>
        </text:list-item>
      </text:list>
      <text:p text:style-name="Text_20_body">The onewire module is designed to be accessible by the CPU through a single 32bit register, if between 1 and 16 (OWN parameter) 1-wire line<text:span text:style-name="T25">s</text:span> <text:span text:style-name="T25">are</text:span> required. If a single line is enough than power and select bits have no function, and the interface can be reduced to an 8bit control/status register.</text:p>
      <text:p text:style-name="P31">Table <text:sequence text:ref-name="refTable3" text:name="Table" text:formula="ooow:Table+1" style:num-format="1">6</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4">31..24</text:p>
          </table:table-cell>
          <table:table-cell table:style-name="Table7.A1" office:value-type="float" office:value="0">
            <text:p text:style-name="P4">23..16</text:p>
          </table:table-cell>
          <table:table-cell table:style-name="Table7.A1" table:number-columns-spanned="2" office:value-type="float" office:value="0">
            <text:p text:style-name="P4">15..8</text:p>
          </table:table-cell>
          <table:covered-table-cell/>
          <table:table-cell table:style-name="Table7.E1" office:value-type="float" office:value="36708">
            <text:p text:style-name="P4">7..0</text:p>
          </table:table-cell>
        </table:table-row>
        <table:table-row>
          <table:table-cell table:style-name="Table7.A2" table:number-columns-spanned="2" office:value-type="float" office:value="0">
            <text:p text:style-name="P4">power</text:p>
          </table:table-cell>
          <table:covered-table-cell/>
          <table:table-cell table:style-name="Table7.A2">
            <text:p text:style-name="P4"/>
          </table:table-cell>
          <table:table-cell table:style-name="Table7.A2" office:value-type="float" office:value="0">
            <text:p text:style-name="P4">select</text:p>
          </table:table-cell>
          <table:table-cell table:style-name="Table7.E2" office:value-type="float" office:value="0">
            <text:p text:style-name="P4">status/control</text:p>
          </table:table-cell>
        </table:table-row>
      </table:table>
      <text:p text:style-name="Text_20_body"/>
      <text:p text:style-name="P49">Since all the controls are in a single register and there is no byte select signal, on every write all controls must have the correct value. In software this can be achieved by having a permanent structure holding the interface<text:span text:style-name="T25"> current</text:span>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text:span text:style-name="T25">,</text:span> usually causing a protocol error.</text:p>
      <text:p text:style-name="P31">Table <text:sequence text:ref-name="refTable4" text:name="Table" text:formula="ooow:Table+1" style:num-format="1">7</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4">7</text:p>
          </table:table-cell>
          <table:table-cell table:style-name="Table4.B1" office:value-type="float" office:value="6">
            <text:p text:style-name="P4">6</text:p>
          </table:table-cell>
          <table:table-cell table:style-name="Table4.B1" office:value-type="float" office:value="5">
            <text:p text:style-name="P4">5</text:p>
          </table:table-cell>
          <table:table-cell table:style-name="Table4.B1" office:value-type="float" office:value="4">
            <text:p text:style-name="P4">4</text:p>
          </table:table-cell>
          <table:table-cell table:style-name="Table4.B1" office:value-type="float" office:value="3">
            <text:p text:style-name="P4">3</text:p>
          </table:table-cell>
          <table:table-cell table:style-name="Table4.B1" office:value-type="float" office:value="2">
            <text:p text:style-name="P4">2</text:p>
          </table:table-cell>
          <table:table-cell table:style-name="Table4.B1" office:value-type="float" office:value="1">
            <text:p text:style-name="P4">1</text:p>
          </table:table-cell>
          <table:table-cell table:style-name="Table4.I1" office:value-type="float" office:value="0">
            <text:p text:style-name="P4">0</text:p>
          </table:table-cell>
        </table:table-row>
        <table:table-row>
          <table:table-cell table:style-name="Table4.A2" office:value-type="string">
            <text:p text:style-name="P1">name</text:p>
          </table:table-cell>
          <table:table-cell table:style-name="Table4.B2" office:value-type="string">
            <text:p text:style-name="P4"><text:span text:style-name="Source_20_Text">erx</text:span></text:p>
          </table:table-cell>
          <table:table-cell table:style-name="Table4.B2" office:value-type="string">
            <text:p text:style-name="P4"><text:span text:style-name="Source_20_Text">etx</text:span></text:p>
          </table:table-cell>
          <table:table-cell table:style-name="Table4.B2" office:value-type="string">
            <text:p text:style-name="P4"><text:span text:style-name="Source_20_Text">srx</text:span></text:p>
          </table:table-cell>
          <table:table-cell table:style-name="Table4.B2" office:value-type="string">
            <text:p text:style-name="P4"><text:span text:style-name="Source_20_Text">stx</text:span></text:p>
          </table:table-cell>
          <table:table-cell table:style-name="Table4.B2" office:value-type="string">
            <text:p text:style-name="P4"><text:span text:style-name="Source_20_Text">pwr/owr</text:span></text:p>
          </table:table-cell>
          <table:table-cell table:style-name="Table4.B2" office:value-type="string">
            <text:p text:style-name="P4"><text:span text:style-name="Source_20_Text">ovd</text:span></text:p>
          </table:table-cell>
          <table:table-cell table:style-name="Table4.B2" office:value-type="string">
            <text:p text:style-name="P4"><text:span text:style-name="Source_20_Text">rst/trn</text:span></text:p>
          </table:table-cell>
          <table:table-cell table:style-name="Table4.I2" office:value-type="string">
            <text:p text:style-name="P4"><text:span text:style-name="Source_20_Text">dat</text:span></text:p>
          </table:table-cell>
        </table:table-row>
        <text:soft-page-break/>
        <table:table-row>
          <table:table-cell table:style-name="Table4.A2" office:value-type="string">
            <text:p text:style-name="P1">access</text:p>
          </table:table-cell>
          <table:table-cell table:style-name="Table4.B2" office:value-type="string">
            <text:p text:style-name="P4">r/w</text:p>
          </table:table-cell>
          <table:table-cell table:style-name="Table4.B2" office:value-type="string">
            <text:p text:style-name="P4">r/w</text:p>
          </table:table-cell>
          <table:table-cell table:style-name="Table4.B2" office:value-type="string">
            <text:p text:style-name="P4">r</text:p>
          </table:table-cell>
          <table:table-cell table:style-name="Table4.B2" office:value-type="string">
            <text:p text:style-name="P4">r</text:p>
          </table:table-cell>
          <table:table-cell table:style-name="Table4.B2" office:value-type="string">
            <text:p text:style-name="P4">r/w</text:p>
          </table:table-cell>
          <table:table-cell table:style-name="Table4.B2" office:value-type="string">
            <text:p text:style-name="P4">r/w</text:p>
          </table:table-cell>
          <table:table-cell table:style-name="Table4.B2" office:value-type="string">
            <text:p text:style-name="P4">w</text:p>
          </table:table-cell>
          <table:table-cell table:style-name="Table4.I2" office:value-type="string">
            <text:p text:style-name="P4">r/w</text:p>
          </table:table-cell>
        </table:table-row>
        <table:table-row>
          <table:table-cell table:style-name="Table4.A2" office:value-type="string">
            <text:p text:style-name="P1">reset</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I2" office:value-type="string">
            <text:p text:style-name="P4">x</text:p>
          </table:table-cell>
        </table:table-row>
      </table:table>
      <text:p text:style-name="Text_20_body"/>
      <text:p text:style-name="P31">Table <text:sequence text:ref-name="refTable5" text:name="Table" text:formula="ooow:Table+1" style:num-format="1">8</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5"/>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5"><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5"><text:span text:style-name="Source_20_Text">rst</text:span></text:p>
            <text:p text:style-name="P5"><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5"><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5"><text:span text:style-name="Source_20_Text">pwr</text:span></text:p>
            <text:p text:style-name="P5"><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able:table-row>
          <table:table-cell table:style-name="Table5.A2" office:value-type="float" office:value="4">
            <text:p text:style-name="P1">4</text:p>
          </table:table-cell>
          <table:table-cell table:style-name="Table5.B2" office:value-type="string">
            <text:p text:style-name="P5"><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5"><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5"><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5"><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31">Table <text:sequence text:ref-name="refTable6" text:name="Table" text:formula="ooow:Table+1" style:num-format="1">9</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4"><text:span text:style-name="Source_20_Text">ovd</text:span></text:p>
          </table:table-cell>
          <table:table-cell table:style-name="Table6.A1" office:value-type="string">
            <text:p text:style-name="P4"><text:span text:style-name="Source_20_Text">rst</text:span></text:p>
          </table:table-cell>
          <table:table-cell table:style-name="Table6.A1" office:value-type="string">
            <text:p text:style-name="P4"><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1">60<text:span text:style-name="T1">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1">60<text:span text:style-name="T1">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1">960<text:span text:style-name="T1">μ</text:span><text:span text:style-name="T3">s</text:span></text:p>
          </table:table-cell>
          <table:table-cell table:style-name="Table6.E2" office:value-type="string">
            <text:p text:style-name="P1">reset and presence detect cycle</text:p>
          </table:table-cell>
        </table:table-row>
        <table:table-row>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1">960<text:span text:style-name="T1">μ</text:span><text:span text:style-name="T3">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1">6<text:span text:style-name="T1">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1">6<text:span text:style-name="T1">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1">96<text:span text:style-name="T1">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1"><text:span text:style-name="T1">0μ</text:span><text:span text:style-name="T3">s</text:span></text:p>
          </table:table-cell>
          <table:table-cell table:style-name="Table6.E2" office:value-type="string">
            <text:p text:style-name="P1"><text:span text:style-name="T7">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ext:soft-page-break/>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141374816" text:style-name="L3">
        <text:list-item>
          <text:p text:style-name="P43"><text:span text:style-name="Source_20_Text">write (data) <text:s text:c="2"/></text:span>- 8bit (or 32bit) write to the configuration/status register</text:p>
        </text:list-item>
        <text:list-item>
          <text:p text:style-name="P43"><text:span text:style-name="Source_20_Text">data = read () </text:span>- 8bit (<text:span text:style-name="T26">or </text:span>32bit) read from the configuration/status register</text:p>
        </text:list-item>
      </text:list>
      <text:h text:style-name="Heading_20_3" text:outline-level="3">Polling</text:h>
      <text:p text:style-name="Text_20_body">Polling is not an optimal implementation, but it might be useful for debugging purposes. Since 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oft-page-break/><text:s text:c="2"/>return (reg 0x01);</text:p>
      <text:p text:style-name="Preformatted_20_Text">}</text:p>
      <text:h text:style-name="Heading_20_3" text:outline-level="3">Interrupts</text:h>
      <text:p text:style-name="P50"><text:span text:style-name="T26"/></text:p>
      <text:h text:style-name="P54"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1">μ</text:span><text:span text:style-name="T3">s, on </text:span><text:span text:style-name="T3">each pulse the counter is decremented and the onewire signals are changed as required.</text:span></text:p>
      <text:p text:style-name="P32">More details can be found in the RTL source.</text:p>
      <text:p text:style-name="Text_20_body"><draw:frame draw:style-name="fr1" draw:name="Frame3" text:anchor-type="paragraph" svg:x="0cm" svg:y="0.212cm" svg:width="17.002cm" draw:z-index="5"><draw:text-box fo:min-height="9.756cm"><text:p text:style-name="Drawing"><draw:g text:anchor-type="paragraph" draw:z-index="6" draw:style-name="gr1"><draw:custom-shape draw:style-name="gr37" draw:text-style-name="P84" svg:width="9.002cm" svg:height="9.752cm" svg:x="4.5cm" svg:y="0cm"><text:p/><draw:enhanced-geometry svg:viewBox="0 0 21600 21600" draw:type="rectangle" draw:enhanced-path="M 0 0 L 21600 0 21600 21600 0 21600 0 0 Z N"/></draw:custom-shape><draw:custom-shape draw:style-name="gr38" draw:text-style-name="P84" svg:width="2.001cm" svg:height="1.752cm" svg:x="5.5cm" svg:y="0.499cm"><text:p text:style-name="P85"><text:span text:style-name="T33">power</text:span></text:p><draw:enhanced-geometry svg:viewBox="0 0 21600 21600" draw:type="rectangle" draw:enhanced-path="M 0 0 L 21600 0 21600 21600 0 21600 0 0 Z N"/></draw:custom-shape><draw:custom-shape draw:style-name="gr38" draw:text-style-name="P84" svg:width="2.001cm" svg:height="0.752cm" svg:x="5.5cm" svg:y="2.499cm"><text:p text:style-name="P85"><text:span text:style-name="T33">select</text:span></text:p><draw:enhanced-geometry svg:viewBox="0 0 21600 21600" draw:type="rectangle" draw:enhanced-path="M 0 0 L 21600 0 21600 21600 0 21600 0 0 Z N"/></draw:custom-shape><draw:custom-shape draw:style-name="gr38" draw:text-style-name="P84" svg:width="2.001cm" svg:height="3.751cm" svg:x="5.5cm" svg:y="3.5cm"><text:p text:style-name="P85"><text:span text:style-name="T33">config</text:span></text:p><text:p text:style-name="P85"><text:span text:style-name="T33">/</text:span></text:p><text:p text:style-name="P85"><text:span text:style-name="T33">control</text:span></text:p><draw:enhanced-geometry svg:viewBox="0 0 21600 21600" draw:type="rectangle" draw:enhanced-path="M 0 0 L 21600 0 21600 21600 0 21600 0 0 Z N"/></draw:custom-shape><draw:line draw:style-name="gr39" draw:text-style-name="P81" svg:x1="12.5cm" svg:y1="3.875cm" svg:x2="14cm" svg:y2="3.875cm"><text:p/></draw:line><draw:line draw:style-name="gr39" draw:text-style-name="P81" svg:x1="12.5cm" svg:y1="4.125cm" svg:x2="14cm" svg:y2="4.125cm"><text:p/></draw:line><draw:line draw:style-name="gr39" draw:text-style-name="P81" svg:x1="12.5cm" svg:y1="4.375cm" svg:x2="14cm" svg:y2="4.375cm"><text:p/></draw:line><draw:line draw:style-name="gr39" draw:text-style-name="P81" svg:x1="12.5cm" svg:y1="4.875cm" svg:x2="14cm" svg:y2="4.875cm"><text:p/></draw:line><draw:polygon draw:style-name="gr40" draw:text-style-name="P81" svg:width="1.272cm" svg:height="1.455cm" draw:transform="skewX (0.00122173047639582) rotate (0.245916891605955) translate (11.2650278144761cm 3.93397769818802cm)" svg:viewBox="0 0 1273 1456" draw:points="243,562905 1273,562905 909,564361 0,563874"><text:p/></draw:polygon><draw:frame draw:style-name="gr41" draw:text-style-name="P83" svg:width="3.001cm" svg:height="1.001cm" svg:x="14cm" svg:y="3.875cm"><draw:text-box><text:p text:style-name="P82"><text:span text:style-name="T32">onewire_e</text:span></text:p></draw:text-box></draw:frame><draw:line draw:style-name="gr39" draw:text-style-name="P81" svg:x1="14cm" svg:y1="5.875cm" svg:x2="12.5cm" svg:y2="5.875cm"><text:p/></draw:line><draw:line draw:style-name="gr39" draw:text-style-name="P81" svg:x1="14cm" svg:y1="6.125cm" svg:x2="12.5cm" svg:y2="6.125cm"><text:p/></draw:line><draw:line draw:style-name="gr39" draw:text-style-name="P81" svg:x1="14cm" svg:y1="6.375cm" svg:x2="12.5cm" svg:y2="6.375cm"><text:p/></draw:line><draw:line draw:style-name="gr39" draw:text-style-name="P81" svg:x1="14cm" svg:y1="6.875cm" svg:x2="12.5cm" svg:y2="6.875cm"><text:p/></draw:line><draw:polygon draw:style-name="gr40" draw:text-style-name="P81" svg:width="1.272cm" svg:height="1.455cm" draw:transform="skewX (0.00122173047639582) rotate (0.245916891605955) translate (11.2650278144761cm 5.93397769818813cm)" svg:viewBox="0 0 1273 1456" draw:points="243,566784 1273,566785 909,568240 0,567754"><text:p/></draw:polygon><draw:custom-shape draw:style-name="gr38" draw:text-style-name="P84" svg:width="2.001cm" svg:height="3.751cm" svg:x="8.999cm" svg:y="3.5cm"><text:p text:style-name="P85"><text:span text:style-name="T33">state</text:span></text:p><text:p text:style-name="P85"><text:span text:style-name="T33">machine</text:span></text:p><text:p text:style-name="P85"><text:span text:style-name="T33"/></text:p><text:p text:style-name="P85"><text:span text:style-name="T33">7bit</text:span></text:p><text:p text:style-name="P85"><text:span text:style-name="T33">counter</text:span></text:p><draw:enhanced-geometry svg:viewBox="0 0 21600 21600" draw:type="rectangle" draw:enhanced-path="M 0 0 L 21600 0 21600 21600 0 21600 0 0 Z N"/></draw:custom-shape><draw:line draw:style-name="gr39" draw:text-style-name="P81" svg:x1="11cm" svg:y1="4.375cm" svg:x2="11.5cm" svg:y2="4.375cm"><text:p/></draw:line><draw:line draw:style-name="gr39" draw:text-style-name="P81" svg:x1="11.5cm" svg:y1="6.375cm" svg:x2="11cm" svg:y2="6.375cm"><text:p/></draw:line><draw:frame draw:style-name="gr41" draw:text-style-name="P83" svg:width="3.001cm" svg:height="1.001cm" svg:x="14cm" svg:y="5.876cm"><draw:text-box><text:p text:style-name="P82"><text:span text:style-name="T32">onewire_i</text:span></text:p></draw:text-box></draw:frame><draw:line draw:style-name="gr39" draw:text-style-name="P81" svg:x1="7.5cm" svg:y1="0.875cm" svg:x2="14cm" svg:y2="0.875cm"><text:p/></draw:line><draw:line draw:style-name="gr39" draw:text-style-name="P81" svg:x1="7.5cm" svg:y1="1.125cm" svg:x2="14cm" svg:y2="1.125cm"><text:p/></draw:line><draw:line draw:style-name="gr39" draw:text-style-name="P81" svg:x1="7.5cm" svg:y1="1.375cm" svg:x2="14cm" svg:y2="1.375cm"><text:p/></draw:line><draw:line draw:style-name="gr39" draw:text-style-name="P81" svg:x1="7.5cm" svg:y1="1.875cm" svg:x2="14cm" svg:y2="1.875cm"><text:p/></draw:line><draw:frame draw:style-name="gr41" draw:text-style-name="P83" svg:width="3.001cm" svg:height="1.001cm" svg:x="14cm" svg:y="0.875cm"><draw:text-box><text:p text:style-name="P82"><text:span text:style-name="T32">onewire_p</text:span></text:p></draw:text-box></draw:frame><draw:line draw:style-name="gr39" draw:text-style-name="P81" svg:x1="12cm" svg:y1="2.875cm" svg:x2="12cm" svg:y2="3.75cm"><text:p/></draw:line><draw:line draw:style-name="gr39" draw:text-style-name="P81" svg:x1="12cm" svg:y1="5cm" svg:x2="12cm" svg:y2="5.75cm"><text:p/></draw:line><draw:line draw:style-name="gr34" draw:text-style-name="P81" svg:x1="7.5cm" svg:y1="2.875cm" svg:x2="12cm" svg:y2="2.875cm"><text:p/></draw:line><draw:frame draw:style-name="gr36" draw:text-style-name="P83" svg:width="1.502cm" svg:height="1.001cm" svg:x="2.499cm" svg:y="8.25cm"><draw:text-box><text:p text:style-name="P82"><text:span text:style-name="T32">clk</text:span></text:p></draw:text-box></draw:frame><draw:frame draw:style-name="gr36" draw:text-style-name="P83" svg:width="4.001cm" svg:height="1.001cm" svg:x="0cm" svg:y="1.376cm"><draw:text-box><text:p text:style-name="P82"><text:span text:style-name="T32">bus_write <text:s text:c="3"/></text:span></text:p></draw:text-box></draw:frame><draw:custom-shape draw:style-name="gr38" draw:text-style-name="P84" svg:width="5.501cm" svg:height="1.001cm" svg:x="5.5cm" svg:y="8.25cm"><text:p text:style-name="P85"><text:span text:style-name="T33">clock generator</text:span></text:p><draw:enhanced-geometry svg:viewBox="0 0 21600 21600" draw:type="rectangle" draw:enhanced-path="M 0 0 L 21600 0 21600 21600 0 21600 0 0 Z N"/></draw:custom-shape><draw:line draw:style-name="gr39" draw:text-style-name="P81" svg:x1="6.5cm" svg:y1="7.25cm" svg:x2="6.5cm" svg:y2="8.25cm"><text:p/></draw:line><draw:line draw:style-name="gr39" draw:text-style-name="P81" svg:x1="10cm" svg:y1="8.25cm" svg:x2="10cm" svg:y2="7.25cm"><text:p/></draw:line><draw:frame draw:style-name="gr41" draw:text-style-name="P83" svg:width="1.5cm" svg:height="1.001cm" svg:x="6.5cm" svg:y="7.25cm"><draw:text-box><text:p text:style-name="P82"><text:span text:style-name="T32">ovd</text:span></text:p></draw:text-box></draw:frame><draw:line draw:style-name="gr39" draw:text-style-name="P81" svg:x1="4cm" svg:y1="8.75cm" svg:x2="5.5cm" svg:y2="8.75cm"><text:p/></draw:line><draw:frame draw:style-name="gr36" draw:text-style-name="P83" svg:width="1.5cm" svg:height="1.001cm" svg:x="8.5cm" svg:y="7.25cm"><draw:text-box><text:p text:style-name="P82"><text:span text:style-name="T32">pls</text:span></text:p></draw:text-box></draw:frame><draw:line draw:style-name="gr39" draw:text-style-name="P81" svg:x1="7.5cm" svg:y1="4.25cm" svg:x2="9cm" svg:y2="4.25cm"><text:p/></draw:line><draw:line draw:style-name="gr39" draw:text-style-name="P81" svg:x1="7.5cm" svg:y1="5.125cm" svg:x2="9cm" svg:y2="5.125cm"><text:p/></draw:line><draw:line draw:style-name="gr39" draw:text-style-name="P81" svg:x1="9cm" svg:y1="6.625cm" svg:x2="7.5cm" svg:y2="6.625cm"><text:p/></draw:line><draw:frame draw:style-name="gr36" draw:text-style-name="P83" svg:width="3.982cm" svg:height="1.001cm" svg:x="0.019cm" svg:y="2.392cm"><draw:text-box><text:p text:style-name="P82"><text:span text:style-name="T32">bus_read <text:s text:c="4"/></text:span></text:p></draw:text-box></draw:frame><draw:frame draw:style-name="gr36" draw:text-style-name="P83" svg:width="4.001cm" svg:height="1.001cm" svg:x="0cm" svg:y="4.374cm"><draw:text-box><text:p text:style-name="P82"><text:span text:style-name="T32">bus_readdata </text:span></text:p></draw:text-box></draw:frame><draw:frame draw:style-name="gr42" draw:text-style-name="P83" svg:width="1.5cm" svg:height="1.206cm" svg:x="7.5cm" svg:y="5.42cm"><draw:text-box><text:p text:style-name="P82"><text:span text:style-name="T32">srx</text:span></text:p><text:p text:style-name="P82"><text:span text:style-name="T32">stx</text:span></text:p></draw:text-box></draw:frame><draw:frame draw:style-name="gr42" draw:text-style-name="P83" svg:width="1.5cm" svg:height="0.75cm" svg:x="7.5cm" svg:y="3.5cm"><draw:text-box><text:p text:style-name="P82"><text:span text:style-name="T32">rst</text:span></text:p></draw:text-box></draw:frame><draw:frame draw:style-name="gr42" draw:text-style-name="P83" svg:width="1.5cm" svg:height="0.75cm" svg:x="7.5cm" svg:y="4.376cm"><draw:text-box><text:p text:style-name="P82"><text:span text:style-name="T32">dat</text:span></text:p></draw:text-box></draw:frame><draw:line draw:style-name="gr39" draw:text-style-name="P81" svg:x1="9cm" svg:y1="5.375cm" svg:x2="7.5cm" svg:y2="5.375cm"><text:p/></draw:line><draw:line draw:style-name="gr39" draw:text-style-name="P81" svg:x1="5cm" svg:y1="4.875cm" svg:x2="4cm" svg:y2="4.875cm"><text:p/></draw:line><draw:frame draw:style-name="gr36" draw:text-style-name="P83" svg:width="4.001cm" svg:height="1.001cm" svg:x="0cm" svg:y="3.374cm"><draw:text-box><text:p text:style-name="P82"><text:span text:style-name="T32">bus_writedata</text:span></text:p></draw:text-box></draw:frame><draw:frame draw:style-name="gr36" draw:text-style-name="P83" svg:width="4.001cm" svg:height="1.001cm" svg:x="0cm" svg:y="5.876cm"><draw:text-box><text:p text:style-name="P82"><text:span text:style-name="T32">bus_interrupt </text:span></text:p></draw:text-box></draw:frame><draw:line draw:style-name="gr39" draw:text-style-name="P81" svg:x1="5.5cm" svg:y1="6.375cm" svg:x2="4cm" svg:y2="6.375cm"><text:p/></draw:line><draw:line draw:style-name="gr39" draw:text-style-name="P81" svg:x1="4cm" svg:y1="3.875cm" svg:x2="5cm" svg:y2="3.875cm"><text:p/></draw:line><draw:line draw:style-name="gr39" draw:text-style-name="P81" svg:x1="4cm" svg:y1="2.875cm" svg:x2="5cm" svg:y2="2.875cm"><text:p/></draw:line><draw:line draw:style-name="gr39" draw:text-style-name="P81" svg:x1="4cm" svg:y1="1.875cm" svg:x2="5cm" svg:y2="1.875cm"><text:p/></draw:line></draw:g>Drawing <text:sequence text:ref-name="refDrawing2" text:name="Drawing" text:formula="ooow:Drawing+1" style:num-format="1">3</text:sequence>: RTL block diagram</text:p></draw:text-box></draw:frame></text:p>
      <text:h text:style-name="Heading_20_2" text:outline-level="2">Transfer cycle timings</text:h>
      <text:p text:style-name="P34">The timing for 1-wire transfers is defined as a set of minimum and maximum values for certain transfer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31">Table <text:sequence text:ref-name="refTable7" text:name="Table" text:formula="ooow:Table+1" style:num-format="1">10</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
            <text:p text:style-name="Table_20_Contents">timing</text:p>
          </table:table-cell>
          <table:table-cell table:style-name="Table10.B1" table:number-columns-spanned="2" office:value-type="string">
            <text:p text:style-name="P12">normal</text:p>
          </table:table-cell>
          <table:covered-table-cell/>
          <table:table-cell table:style-name="Table10.B1" table:number-columns-spanned="2" office:value-type="string">
            <text:p text:style-name="P12">overdrive</text:p>
          </table:table-cell>
          <table:covered-table-cell/>
          <table:table-cell table:style-name="Table10.A1" table:number-rows-spanned="2" office:value-type="string">
            <text:p text:style-name="P13"/>
            <text:p text:style-name="P13">optimal</text:p>
          </table:table-cell>
          <table:table-cell table:style-name="Table10.G1" table:number-rows-spanned="2" office:value-type="string">
            <text:p text:style-name="P12"/>
            <text:p text:style-name="P14">description</text:p>
          </table:table-cell>
        </table:table-row>
        <table:table-row>
          <table:covered-table-cell/>
          <table:table-cell table:style-name="Table10.B2" office:value-type="string">
            <text:p text:style-name="P1">min</text:p>
          </table:table-cell>
          <table:table-cell table:style-name="Table10.B2" office:value-type="string">
            <text:p text:style-name="P1">max</text:p>
          </table:table-cell>
          <table:table-cell table:style-name="Table10.B2" office:value-type="string">
            <text:p text:style-name="P1">min</text:p>
          </table:table-cell>
          <table:table-cell table:style-name="Table10.B2" office:value-type="string">
            <text:p text:style-name="P1">max</text:p>
          </table:table-cell>
          <table:covered-table-cell/>
          <table:covered-table-cell/>
        </table:table-row>
        <table:table-row>
          <table:table-cell table:style-name="Table10.A3" office:value-type="string">
            <text:p text:style-name="P69">t<text:span text:style-name="T6">RSTL</text:span></text:p>
          </table:table-cell>
          <table:table-cell table:style-name="Table10.B3" office:value-type="float" office:value="480">
            <text:p text:style-name="P11">480</text:p>
          </table:table-cell>
          <table:table-cell table:style-name="Table10.A3" office:value-type="string">
            <text:p text:style-name="P7">∞</text:p>
          </table:table-cell>
          <table:table-cell table:style-name="Table10.B3" office:value-type="float" office:value="48">
            <text:p text:style-name="P11">48</text:p>
          </table:table-cell>
          <table:table-cell table:style-name="Table10.E3" office:value-type="float" office:value="80">
            <text:p text:style-name="P11">80</text:p>
          </table:table-cell>
          <table:table-cell table:style-name="Table10.F3" office:value-type="string">
            <text:p text:style-name="P15">min</text:p>
          </table:table-cell>
          <table:table-cell table:style-name="Table10.G3" office:value-type="string">
            <text:p text:style-name="P16">reset low</text:p>
          </table:table-cell>
        </table:table-row>
        <table:table-row>
          <table:table-cell table:style-name="Table10.A3" office:value-type="string">
            <text:p text:style-name="P69">t<text:span text:style-name="T6">RSTH</text:span></text:p>
          </table:table-cell>
          <table:table-cell table:style-name="Table10.B3" office:value-type="float" office:value="480">
            <text:p text:style-name="P11">480</text:p>
          </table:table-cell>
          <table:table-cell table:style-name="Table10.A3" office:value-type="string">
            <text:p text:style-name="P7">∞</text:p>
          </table:table-cell>
          <table:table-cell table:style-name="Table10.B3" office:value-type="float" office:value="48">
            <text:p text:style-name="P11">48</text:p>
          </table:table-cell>
          <table:table-cell table:style-name="Table10.A3" office:value-type="string">
            <text:p text:style-name="P7">∞</text:p>
          </table:table-cell>
          <table:table-cell table:style-name="Table10.F3" office:value-type="string">
            <text:p text:style-name="P15">min</text:p>
          </table:table-cell>
          <table:table-cell table:style-name="Table10.G3" office:value-type="string">
            <text:p text:style-name="P16">reset high</text:p>
          </table:table-cell>
        </table:table-row>
        <text:soft-page-break/>
        <table:table-row>
          <table:table-cell table:style-name="Table10.A3" office:value-type="string">
            <text:p text:style-name="P69">t<text:span text:style-name="T6">RSTP</text:span></text:p>
          </table:table-cell>
          <table:table-cell table:style-name="Table10.B5" office:value-type="float" office:value="60">
            <text:p text:style-name="P11">60</text:p>
          </table:table-cell>
          <table:table-cell table:style-name="Table10.C5" office:value-type="float" office:value="75">
            <text:p text:style-name="P11">75</text:p>
          </table:table-cell>
          <table:table-cell table:style-name="Table10.B5" office:value-type="float" office:value="6">
            <text:p text:style-name="P11">6</text:p>
          </table:table-cell>
          <table:table-cell table:style-name="Table10.C5" office:value-type="float" office:value="10">
            <text:p text:style-name="P11">10</text:p>
          </table:table-cell>
          <table:table-cell table:style-name="Table10.F3" office:value-type="string">
            <text:p text:style-name="P15">max</text:p>
          </table:table-cell>
          <table:table-cell table:style-name="Table10.G3" office:value-type="string">
            <text:p text:style-name="P2"><text:span text:style-name="T9">reset </text:span><text:span text:style-name="T8">presence detect</text:span></text:p>
          </table:table-cell>
        </table:table-row>
        <table:table-row>
          <table:table-cell table:style-name="Table10.A3" office:value-type="string">
            <text:p text:style-name="P69">t<text:span text:style-name="T6">DAT0S</text:span></text:p>
          </table:table-cell>
          <table:table-cell table:style-name="Table10.B3" office:value-type="float" office:value="60">
            <text:p text:style-name="P11">60</text:p>
          </table:table-cell>
          <table:table-cell table:style-name="Table10.E3" office:value-type="float" office:value="120">
            <text:p text:style-name="P11">120</text:p>
          </table:table-cell>
          <table:table-cell table:style-name="Table10.B3" office:value-type="float" office:value="6">
            <text:p text:style-name="P11">6</text:p>
          </table:table-cell>
          <table:table-cell table:style-name="Table10.E3" office:value-type="float" office:value="16">
            <text:p text:style-name="P11">16</text:p>
          </table:table-cell>
          <table:table-cell table:style-name="Table10.F3" office:value-type="string">
            <text:p text:style-name="P15">min</text:p>
          </table:table-cell>
          <table:table-cell table:style-name="Table10.G3" office:value-type="string">
            <text:p text:style-name="P14">data bit 0</text:p>
          </table:table-cell>
        </table:table-row>
        <table:table-row>
          <table:table-cell table:style-name="Table10.A3" office:value-type="string">
            <text:p text:style-name="P69">t<text:span text:style-name="T6">DAT1</text:span></text:p>
          </table:table-cell>
          <table:table-cell table:style-name="Table10.B3" office:value-type="float" office:value="1">
            <text:p text:style-name="P11">1</text:p>
          </table:table-cell>
          <table:table-cell table:style-name="Table10.E3" office:value-type="float" office:value="15">
            <text:p text:style-name="P11">15</text:p>
          </table:table-cell>
          <table:table-cell table:style-name="Table10.B3" office:value-type="float" office:value="1">
            <text:p text:style-name="P11">1</text:p>
          </table:table-cell>
          <table:table-cell table:style-name="Table10.E3" office:value-type="float" office:value="2">
            <text:p text:style-name="P11">2</text:p>
          </table:table-cell>
          <table:table-cell table:style-name="Table10.F3" office:value-type="string">
            <text:p text:style-name="P15">min</text:p>
          </table:table-cell>
          <table:table-cell table:style-name="Table10.G3" office:value-type="string">
            <text:p text:style-name="P14">data bit 1</text:p>
          </table:table-cell>
        </table:table-row>
        <table:table-row>
          <table:table-cell table:style-name="Table10.A3" office:value-type="string">
            <text:p text:style-name="P69">t<text:span text:style-name="T6">DATS</text:span></text:p>
          </table:table-cell>
          <table:table-cell table:style-name="Table10.B5">
            <text:p text:style-name="P11"/>
          </table:table-cell>
          <table:table-cell table:style-name="Table10.C5" office:value-type="float" office:value="15">
            <text:p text:style-name="P11">15</text:p>
          </table:table-cell>
          <table:table-cell table:style-name="Table10.B5">
            <text:p text:style-name="P11"/>
          </table:table-cell>
          <table:table-cell table:style-name="Table10.C5" office:value-type="float" office:value="2">
            <text:p text:style-name="P11">2</text:p>
          </table:table-cell>
          <table:table-cell table:style-name="Table10.F3" office:value-type="string">
            <text:p text:style-name="P15">max</text:p>
          </table:table-cell>
          <table:table-cell table:style-name="Table10.G3" office:value-type="string">
            <text:p text:style-name="P14">data sample</text:p>
          </table:table-cell>
        </table:table-row>
        <table:table-row>
          <table:table-cell table:style-name="Table10.A3" office:value-type="string">
            <text:p text:style-name="P69">t<text:span text:style-name="T5">R</text:span><text:span text:style-name="T6">EC</text:span></text:p>
          </table:table-cell>
          <table:table-cell table:style-name="Table10.B3" office:value-type="float" office:value="1">
            <text:p text:style-name="P11">1</text:p>
          </table:table-cell>
          <table:table-cell table:style-name="Table10.A3" office:value-type="string">
            <text:p text:style-name="P7">∞</text:p>
          </table:table-cell>
          <table:table-cell table:style-name="Table10.B3" office:value-type="float" office:value="1">
            <text:p text:style-name="P11">1</text:p>
          </table:table-cell>
          <table:table-cell table:style-name="Table10.A3" office:value-type="string">
            <text:p text:style-name="P7">∞</text:p>
          </table:table-cell>
          <table:table-cell table:style-name="Table10.F3" office:value-type="string">
            <text:p text:style-name="P15">min</text:p>
          </table:table-cell>
          <table:table-cell table:style-name="Table10.G3" office:value-type="string">
            <text:p text:style-name="P14">recovery</text:p>
          </table:table-cell>
        </table:table-row>
        <table:table-row>
          <table:table-cell table:style-name="Table10.A3" office:value-type="string">
            <text:p text:style-name="P69">t<text:span text:style-name="T6">DLY</text:span></text:p>
          </table:table-cell>
          <table:table-cell table:style-name="Table10.B10" office:value-type="string">
            <text:p text:style-name="P17"/>
          </table:table-cell>
          <table:table-cell table:style-name="Table10.A3" office:value-type="string">
            <text:p text:style-name="P7"/>
          </table:table-cell>
          <table:table-cell table:style-name="Table10.D10">
            <text:p text:style-name="P11"/>
          </table:table-cell>
          <table:table-cell table:style-name="Table10.E10" office:value-type="string">
            <text:p text:style-name="P7"/>
          </table:table-cell>
          <table:table-cell table:style-name="Table10.F3" office:value-type="string">
            <text:p text:style-name="P15">1ms</text:p>
          </table:table-cell>
          <table:table-cell table:style-name="Table10.G3" office:value-type="string">
            <text:p text:style-name="P63"><text:span text:style-name="T10">idle delay</text:span><text:span text:style-name="T11"> (not standard</text:span><text:span text:style-name="T26"> about t</text:span><text:span text:style-name="T6">RSTL</text:span><text:span text:style-name="T26">+ t</text:span><text:span text:style-name="T6">RSTH</text:span><text:span text:style-name="T11">)</text:span></text:p>
          </table:table-cell>
        </table:table-row>
        <table:table-row>
          <table:table-cell table:style-name="Table10.A3" office:value-type="string">
            <text:p text:style-name="P3">t<text:span text:style-name="T5">RSTT</text:span></text:p>
          </table:table-cell>
          <table:table-cell table:style-name="Table10.B3" office:value-type="float" office:value="960">
            <text:p text:style-name="P57">960</text:p>
          </table:table-cell>
          <table:table-cell table:style-name="Table10.A3" office:value-type="string">
            <text:p text:style-name="P8">∞</text:p>
          </table:table-cell>
          <table:table-cell table:style-name="Table10.D10" office:value-type="float" office:value="69">
            <text:p text:style-name="P57">69</text:p>
          </table:table-cell>
          <table:table-cell table:style-name="Table10.E11" office:value-type="float" office:value="0">
            <text:p text:style-name="P8">0</text:p>
          </table:table-cell>
          <table:table-cell table:style-name="Table10.F3" office:value-type="string">
            <text:p text:style-name="P15"/>
          </table:table-cell>
          <table:table-cell table:style-name="Table10.G3" office:value-type="string">
            <text:p text:style-name="P70">reset transfer cycle<text:span text:style-name="T26"> (t</text:span><text:span text:style-name="T6">RSTL</text:span><text:span text:style-name="T26">+ t</text:span><text:span text:style-name="T6">RSTH</text:span><text:span text:style-name="T26">)</text:span></text:p>
          </table:table-cell>
        </table:table-row>
        <table:table-row>
          <table:table-cell table:style-name="Table10.A3" office:value-type="string">
            <text:p text:style-name="P3">t<text:span text:style-name="T5">DATT</text:span></text:p>
          </table:table-cell>
          <table:table-cell table:style-name="Table10.B10" office:value-type="string">
            <text:p text:style-name="P11">6<text:span text:style-name="T26">1</text:span></text:p>
          </table:table-cell>
          <table:table-cell table:style-name="Table10.A3" office:value-type="string">
            <text:p text:style-name="P11">12<text:span text:style-name="T26">1</text:span></text:p>
          </table:table-cell>
          <table:table-cell table:style-name="Table10.D10" office:value-type="float" office:value="7">
            <text:p text:style-name="P68"><text:span text:style-name="T26">7</text:span></text:p>
          </table:table-cell>
          <table:table-cell table:style-name="Table10.E10" office:value-type="string">
            <text:p text:style-name="P11">1<text:span text:style-name="T26">7</text:span></text:p>
          </table:table-cell>
          <table:table-cell table:style-name="Table10.F3" office:value-type="string">
            <text:p text:style-name="P15"/>
          </table:table-cell>
          <table:table-cell table:style-name="Table10.G3" office:value-type="string">
            <text:p text:style-name="P70">data bit transfer cycle<text:span text:style-name="T26"> (t</text:span><text:span text:style-name="T6">DAT0</text:span><text:span text:style-name="T26">+ t</text:span><text:span text:style-name="T6">REC</text:span><text:span text:style-name="T26">)</text:span></text:p>
          </table:table-cell>
        </table:table-row>
      </table:table>
      <text:p text:style-name="Standard"/>
      <text:p text:style-name="P33">The exact timing of onewire transfers is provided <text:span text:style-name="T12">as a table with 3 options for normal mode and 2 options for overdrive mode.</text:span> </text:p>
      <text:p text:style-name="P31">Table <text:sequence text:ref-name="refTable8" text:name="Table" text:formula="ooow:Table+1" style:num-format="1">11</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19">normal<text:span text:style-name="T12"> mode times [</text:span><text:span text:style-name="T2">μ</text:span><text:span text:style-name="T4">s]</text:span></text:p>
          </table:table-cell>
          <table:covered-table-cell/>
          <table:covered-table-cell/>
          <table:covered-table-cell/>
          <table:covered-table-cell/>
          <table:covered-table-cell/>
          <table:covered-table-cell/>
          <table:table-cell table:style-name="Table9.I1" table:number-columns-spanned="5" office:value-type="string">
            <text:p text:style-name="P19">overdrive<text:span text:style-name="T12"> mode times [</text:span><text:span text:style-name="T2">μ</text:span><text:span text:style-name="T4">s]</text:span></text:p>
          </table:table-cell>
          <table:covered-table-cell/>
          <table:covered-table-cell/>
          <table:covered-table-cell/>
          <table:covered-table-cell/>
        </table:table-row>
        <table:table-row>
          <table:table-cell table:style-name="Table9.A2" office:value-type="string">
            <text:p text:style-name="P20">name</text:p>
          </table:table-cell>
          <table:table-cell table:style-name="Table9.B2" table:number-columns-spanned="2" office:value-type="string">
            <text:p text:style-name="P18">"7.5"</text:p>
          </table:table-cell>
          <table:covered-table-cell/>
          <table:table-cell table:style-name="Table9.B2" table:number-columns-spanned="2" office:value-type="string">
            <text:p text:style-name="P18">"5"</text:p>
          </table:table-cell>
          <table:covered-table-cell/>
          <table:table-cell table:style-name="Table9.A2" table:number-columns-spanned="3" office:value-type="string">
            <text:p text:style-name="P18">"6"</text:p>
          </table:table-cell>
          <table:covered-table-cell/>
          <table:covered-table-cell/>
          <table:table-cell table:style-name="Table9.B2" table:number-columns-spanned="2" office:value-type="string">
            <text:p text:style-name="P18">"1"</text:p>
          </table:table-cell>
          <table:covered-table-cell/>
          <table:table-cell table:style-name="Table9.K2" table:number-columns-spanned="3" office:value-type="string">
            <text:p text:style-name="P18">"0.5"</text:p>
          </table:table-cell>
          <table:covered-table-cell/>
          <table:covered-table-cell/>
        </table:table-row>
        <table:table-row>
          <table:table-cell table:style-name="Table9.A2" office:value-type="string">
            <text:p text:style-name="Table_20_Contents">timing</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21">N</text:p>
          </table:table-cell>
          <table:table-cell table:style-name="Table9.B2" office:value-type="string">
            <text:p text:style-name="P22">typ</text:p>
          </table:table-cell>
          <table:table-cell table:style-name="Table9.B2" office:value-type="string">
            <text:p text:style-name="P23">N</text:p>
          </table:table-cell>
          <table:table-cell table:style-name="Table9.B2" office:value-type="string">
            <text:p text:style-name="P1">min</text:p>
          </table:table-cell>
          <table:table-cell table:style-name="Table9.A2" office:value-type="string">
            <text:p text:style-name="P1">max</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24">N</text:p>
          </table:table-cell>
          <table:table-cell table:style-name="Table9.B2" office:value-type="string">
            <text:p text:style-name="P24">min</text:p>
          </table:table-cell>
          <table:table-cell table:style-name="Table9.K2" office:value-type="string">
            <text:p text:style-name="P24">max</text:p>
          </table:table-cell>
        </table:table-row>
        <table:table-row>
          <table:table-cell table:style-name="Table9.A4" office:value-type="string">
            <text:p text:style-name="P69"><text:span text:style-name="T26">base</text:span></text:p>
          </table:table-cell>
          <table:table-cell table:style-name="Table9.B4" office:value-type="float" office:value="1">
            <text:p text:style-name="P25">1</text:p>
          </table:table-cell>
          <table:table-cell table:style-name="Table9.B4" office:value-type="float" office:value="7.5">
            <text:p text:style-name="P1">7.5</text:p>
          </table:table-cell>
          <table:table-cell table:style-name="Table9.B4" office:value-type="float" office:value="1">
            <text:p text:style-name="P25">1</text:p>
          </table:table-cell>
          <table:table-cell table:style-name="Table9.B4" office:value-type="float" office:value="5">
            <text:p text:style-name="P21">5</text:p>
          </table:table-cell>
          <table:table-cell table:style-name="Table9.B4" office:value-type="float" office:value="1">
            <text:p text:style-name="P25">1</text:p>
          </table:table-cell>
          <table:table-cell table:style-name="Table9.B4" office:value-type="float" office:value="6">
            <text:p text:style-name="P26">6</text:p>
          </table:table-cell>
          <table:table-cell table:style-name="Table9.H4" office:value-type="float" office:value="7.5">
            <text:p text:style-name="P23">7.5</text:p>
          </table:table-cell>
          <table:table-cell table:style-name="Table9.B4" office:value-type="float" office:value="1">
            <text:p text:style-name="P25">1</text:p>
          </table:table-cell>
          <table:table-cell table:style-name="Table9.B4" office:value-type="float" office:value="1">
            <text:p text:style-name="P27">1</text:p>
          </table:table-cell>
          <table:table-cell table:style-name="Table9.B4" office:value-type="float" office:value="1">
            <text:p text:style-name="P25">1</text:p>
          </table:table-cell>
          <table:table-cell table:style-name="Table9.B4" office:value-type="float" office:value="0.5">
            <text:p text:style-name="P24">0.5</text:p>
          </table:table-cell>
          <table:table-cell table:style-name="Table9.M4" office:value-type="float" office:value="0.66">
            <text:p text:style-name="P24">0.66</text:p>
          </table:table-cell>
        </table:table-row>
        <table:table-row>
          <table:table-cell table:style-name="Table9.A4" office:value-type="string">
            <text:p text:style-name="P69">t<text:span text:style-name="T6">RSTL</text:span></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21">96</text:p>
          </table:table-cell>
          <table:table-cell table:style-name="Table9.B4" office:value-type="float" office:value="480">
            <text:p text:style-name="P1">480</text:p>
          </table:table-cell>
          <table:table-cell table:style-name="Table9.B4" office:value-type="float" office:value="80">
            <text:p text:style-name="P23">80</text:p>
          </table:table-cell>
          <table:table-cell table:style-name="Table9.B4" office:value-type="float" office:value="480">
            <text:p text:style-name="P1">480</text:p>
          </table:table-cell>
          <table:table-cell table:style-name="Table9.H4" office:value-type="float" office:value="600">
            <text:p text:style-name="P23">600</text:p>
          </table:table-cell>
          <table:table-cell table:style-name="Table9.B4" office:value-type="float" office:value="48">
            <text:p text:style-name="P27">48</text:p>
          </table:table-cell>
          <table:table-cell table:style-name="Table9.B4" office:value-type="float" office:value="48">
            <text:p text:style-name="P27">48</text:p>
          </table:table-cell>
          <table:table-cell table:style-name="Table9.B4" office:value-type="float" office:value="96">
            <text:p text:style-name="P22">96</text:p>
          </table:table-cell>
          <table:table-cell table:style-name="Table9.B4" office:value-type="float" office:value="48">
            <text:p text:style-name="P22">48</text:p>
          </table:table-cell>
          <table:table-cell table:style-name="Table9.M4" office:value-type="float" office:value="64">
            <text:p text:style-name="P22">64</text:p>
          </table:table-cell>
        </table:table-row>
        <table:table-row>
          <table:table-cell table:style-name="Table9.A4" office:value-type="string">
            <text:p text:style-name="P69">t<text:span text:style-name="T6">RSTH</text:span></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21">96</text:p>
          </table:table-cell>
          <table:table-cell table:style-name="Table9.B4" office:value-type="float" office:value="480">
            <text:p text:style-name="P1">480</text:p>
          </table:table-cell>
          <table:table-cell table:style-name="Table9.B4" office:value-type="float" office:value="80">
            <text:p text:style-name="P23">80</text:p>
          </table:table-cell>
          <table:table-cell table:style-name="Table9.B4" office:value-type="float" office:value="480">
            <text:p text:style-name="P1">480</text:p>
          </table:table-cell>
          <table:table-cell table:style-name="Table9.H4" office:value-type="float" office:value="600">
            <text:p text:style-name="P23">600</text:p>
          </table:table-cell>
          <table:table-cell table:style-name="Table9.B4" office:value-type="float" office:value="48">
            <text:p text:style-name="P27">48</text:p>
          </table:table-cell>
          <table:table-cell table:style-name="Table9.B4" office:value-type="float" office:value="48">
            <text:p text:style-name="P27">48</text:p>
          </table:table-cell>
          <table:table-cell table:style-name="Table9.B4" office:value-type="float" office:value="96">
            <text:p text:style-name="P22">96</text:p>
          </table:table-cell>
          <table:table-cell table:style-name="Table9.B4" office:value-type="float" office:value="48">
            <text:p text:style-name="P22">48</text:p>
          </table:table-cell>
          <table:table-cell table:style-name="Table9.M4" office:value-type="float" office:value="64">
            <text:p text:style-name="P22">64</text:p>
          </table:table-cell>
        </table:table-row>
        <table:table-row>
          <table:table-cell table:style-name="Table9.A4" office:value-type="string">
            <text:p text:style-name="P69">t<text:span text:style-name="T6">RSTP</text:span></text:p>
          </table:table-cell>
          <table:table-cell table:style-name="Table9.B4" office:value-type="float" office:value="10">
            <text:p text:style-name="P1">10</text:p>
          </table:table-cell>
          <table:table-cell table:style-name="Table9.B4" office:value-type="float" office:value="75">
            <text:p text:style-name="P6">75</text:p>
          </table:table-cell>
          <table:table-cell table:style-name="Table9.B4" office:value-type="float" office:value="15">
            <text:p text:style-name="P21">15</text:p>
          </table:table-cell>
          <table:table-cell table:style-name="Table9.B4" office:value-type="float" office:value="75">
            <text:p text:style-name="P6">75</text:p>
          </table:table-cell>
          <table:table-cell table:style-name="Table9.B4" office:value-type="float" office:value="10">
            <text:p text:style-name="P23">10</text:p>
          </table:table-cell>
          <table:table-cell table:style-name="Table9.B4" office:value-type="float" office:value="60">
            <text:p text:style-name="P9">60</text:p>
          </table:table-cell>
          <table:table-cell table:style-name="Table9.H4" office:value-type="float" office:value="75">
            <text:p text:style-name="P6">75</text:p>
          </table:table-cell>
          <table:table-cell table:style-name="Table9.B4" office:value-type="float" office:value="10">
            <text:p text:style-name="P27">10</text:p>
          </table:table-cell>
          <table:table-cell table:style-name="Table9.B4" office:value-type="float" office:value="10">
            <text:p text:style-name="P27">10</text:p>
          </table:table-cell>
          <table:table-cell table:style-name="Table9.B4" office:value-type="float" office:value="15">
            <text:p text:style-name="P22">15</text:p>
          </table:table-cell>
          <table:table-cell table:style-name="Table9.B4" office:value-type="float" office:value="7.5">
            <text:p text:style-name="P10">7.5</text:p>
          </table:table-cell>
          <table:table-cell table:style-name="Table9.M4" office:value-type="float" office:value="10">
            <text:p text:style-name="P10">10</text:p>
          </table:table-cell>
        </table:table-row>
        <table:table-row>
          <table:table-cell table:style-name="Table9.A4" office:value-type="string">
            <text:p text:style-name="P69">t<text:span text:style-name="T6">DAT0S</text:span></text:p>
          </table:table-cell>
          <table:table-cell table:style-name="Table9.B4" office:value-type="float" office:value="8">
            <text:p text:style-name="P1">8</text:p>
          </table:table-cell>
          <table:table-cell table:style-name="Table9.B4" office:value-type="float" office:value="60">
            <text:p text:style-name="P1">60</text:p>
          </table:table-cell>
          <table:table-cell table:style-name="Table9.B4" office:value-type="float" office:value="12">
            <text:p text:style-name="P21">12</text:p>
          </table:table-cell>
          <table:table-cell table:style-name="Table9.B4" office:value-type="float" office:value="60">
            <text:p text:style-name="P1">60</text:p>
          </table:table-cell>
          <table:table-cell table:style-name="Table9.B4" office:value-type="float" office:value="10">
            <text:p text:style-name="P23">10</text:p>
          </table:table-cell>
          <table:table-cell table:style-name="Table9.B4" office:value-type="float" office:value="60">
            <text:p text:style-name="P23">60</text:p>
          </table:table-cell>
          <table:table-cell table:style-name="Table9.H4" office:value-type="float" office:value="75">
            <text:p text:style-name="P23">75</text:p>
          </table:table-cell>
          <table:table-cell table:style-name="Table9.B4" office:value-type="float" office:value="6">
            <text:p text:style-name="P27">6</text:p>
          </table:table-cell>
          <table:table-cell table:style-name="Table9.B4" office:value-type="float" office:value="6">
            <text:p text:style-name="P27">6</text:p>
          </table:table-cell>
          <table:table-cell table:style-name="Table9.B4" office:value-type="float" office:value="12">
            <text:p text:style-name="P22">12</text:p>
          </table:table-cell>
          <table:table-cell table:style-name="Table9.B4" office:value-type="float" office:value="6">
            <text:p text:style-name="P22">6</text:p>
          </table:table-cell>
          <table:table-cell table:style-name="Table9.M4" office:value-type="float" office:value="8">
            <text:p text:style-name="P22">8</text:p>
          </table:table-cell>
        </table:table-row>
        <table:table-row>
          <table:table-cell table:style-name="Table9.A4" office:value-type="string">
            <text:p text:style-name="P69">t<text:span text:style-name="T6">DAT1</text:span></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28">1</text:p>
          </table:table-cell>
          <table:table-cell table:style-name="Table9.B4" office:value-type="float" office:value="5">
            <text:p text:style-name="P1">5</text:p>
          </table:table-cell>
          <table:table-cell table:style-name="Table9.B4" office:value-type="float" office:value="1">
            <text:p text:style-name="P24">1</text:p>
          </table:table-cell>
          <table:table-cell table:style-name="Table9.B4" office:value-type="float" office:value="6">
            <text:p text:style-name="P24">6</text:p>
          </table:table-cell>
          <table:table-cell table:style-name="Table9.H4" office:value-type="float" office:value="7.5">
            <text:p text:style-name="P1">7.5</text:p>
          </table:table-cell>
          <table:table-cell table:style-name="Table9.B4" office:value-type="float" office:value="1">
            <text:p text:style-name="P27">1</text:p>
          </table:table-cell>
          <table:table-cell table:style-name="Table9.B4" office:value-type="float" office:value="1">
            <text:p text:style-name="P27">1</text:p>
          </table:table-cell>
          <table:table-cell table:style-name="Table9.B4" office:value-type="float" office:value="2">
            <text:p text:style-name="P24">2</text:p>
          </table:table-cell>
          <table:table-cell table:style-name="Table9.B4" office:value-type="float" office:value="1">
            <text:p text:style-name="P24">1</text:p>
          </table:table-cell>
          <table:table-cell table:style-name="Table9.M4" office:value-type="float" office:value="1.33">
            <text:p text:style-name="P24">1.33</text:p>
          </table:table-cell>
        </table:table-row>
        <table:table-row>
          <table:table-cell table:style-name="Table9.A4" office:value-type="string">
            <text:p text:style-name="P69">t<text:span text:style-name="T6">DATS</text:span></text:p>
          </table:table-cell>
          <table:table-cell table:style-name="Table9.B4" office:value-type="float" office:value="2">
            <text:p text:style-name="P1">2</text:p>
          </table:table-cell>
          <table:table-cell table:style-name="Table9.B4" office:value-type="float" office:value="15">
            <text:p text:style-name="P1">15</text:p>
          </table:table-cell>
          <table:table-cell table:style-name="Table9.B4" office:value-type="float" office:value="3">
            <text:p text:style-name="P21">3</text:p>
          </table:table-cell>
          <table:table-cell table:style-name="Table9.B4" office:value-type="float" office:value="15">
            <text:p text:style-name="P21">15</text:p>
          </table:table-cell>
          <table:table-cell table:style-name="Table9.B4" office:value-type="float" office:value="2">
            <text:p text:style-name="P24">2</text:p>
          </table:table-cell>
          <table:table-cell table:style-name="Table9.B4" office:value-type="float" office:value="12">
            <text:p text:style-name="P24">12</text:p>
          </table:table-cell>
          <table:table-cell table:style-name="Table9.H4" office:value-type="float" office:value="15">
            <text:p text:style-name="P24">15</text:p>
          </table:table-cell>
          <table:table-cell table:style-name="Table9.B4" office:value-type="float" office:value="2">
            <text:p text:style-name="P27">2</text:p>
          </table:table-cell>
          <table:table-cell table:style-name="Table9.B4" office:value-type="float" office:value="2">
            <text:p text:style-name="P27">2</text:p>
          </table:table-cell>
          <table:table-cell table:style-name="Table9.B4" office:value-type="float" office:value="3">
            <text:p text:style-name="P24">3</text:p>
          </table:table-cell>
          <table:table-cell table:style-name="Table9.B4" office:value-type="float" office:value="1.5">
            <text:p text:style-name="P24">1.5</text:p>
          </table:table-cell>
          <table:table-cell table:style-name="Table9.M4" office:value-type="float" office:value="2">
            <text:p text:style-name="P24">2</text:p>
          </table:table-cell>
        </table:table-row>
        <table:table-row>
          <table:table-cell table:style-name="Table9.A4" office:value-type="string">
            <text:p text:style-name="P69">t<text:span text:style-name="T5">R</text:span><text:span text:style-name="T6">EC</text:span></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21">1</text:p>
          </table:table-cell>
          <table:table-cell table:style-name="Table9.B4" office:value-type="float" office:value="5">
            <text:p text:style-name="P21">5</text:p>
          </table:table-cell>
          <table:table-cell table:style-name="Table9.B4" office:value-type="float" office:value="1">
            <text:p text:style-name="P24">1</text:p>
          </table:table-cell>
          <table:table-cell table:style-name="Table9.B4" office:value-type="float" office:value="6">
            <text:p text:style-name="P24">6</text:p>
          </table:table-cell>
          <table:table-cell table:style-name="Table9.H4" office:value-type="float" office:value="7.5">
            <text:p text:style-name="P1">7.5</text:p>
          </table:table-cell>
          <table:table-cell table:style-name="Table9.B4" office:value-type="float" office:value="1">
            <text:p text:style-name="P27">1</text:p>
          </table:table-cell>
          <table:table-cell table:style-name="Table9.B4" office:value-type="float" office:value="1">
            <text:p text:style-name="P27">1</text:p>
          </table:table-cell>
          <table:table-cell table:style-name="Table9.B4" office:value-type="float" office:value="2">
            <text:p text:style-name="P24">2</text:p>
          </table:table-cell>
          <table:table-cell table:style-name="Table9.B4" office:value-type="float" office:value="1">
            <text:p text:style-name="P24">1</text:p>
          </table:table-cell>
          <table:table-cell table:style-name="Table9.M4" office:value-type="float" office:value="1.33">
            <text:p text:style-name="P24">1.33</text:p>
          </table:table-cell>
        </table:table-row>
        <table:table-row>
          <table:table-cell table:style-name="Table9.A4" office:value-type="string">
            <text:p text:style-name="P71">t<text:span text:style-name="T6">DLY</text:span></text:p>
          </table:table-cell>
          <table:table-cell table:style-name="Table9.B4" office:value-type="float" office:value="128">
            <text:p text:style-name="P22">128</text:p>
          </table:table-cell>
          <table:table-cell table:style-name="Table9.B4" office:value-type="float" office:value="960">
            <text:p text:style-name="P22">960</text:p>
          </table:table-cell>
          <table:table-cell table:style-name="Table9.B4" office:value-type="float" office:value="200">
            <text:p text:style-name="P22">200</text:p>
          </table:table-cell>
          <table:table-cell table:style-name="Table9.B4" office:value-type="float" office:value="1000">
            <text:p text:style-name="P22">1000</text:p>
          </table:table-cell>
          <table:table-cell table:style-name="Table9.B4" office:value-type="float" office:value="160">
            <text:p text:style-name="P25">160</text:p>
          </table:table-cell>
          <table:table-cell table:style-name="Table9.B4" office:value-type="float" office:value="960">
            <text:p text:style-name="P25">960</text:p>
          </table:table-cell>
          <table:table-cell table:style-name="Table9.H4" office:value-type="float" office:value="1200">
            <text:p text:style-name="P25">1200</text:p>
          </table:table-cell>
          <table:table-cell table:style-name="Table9.B4" office:value-type="float" office:value="96">
            <text:p text:style-name="P25">96</text:p>
          </table:table-cell>
          <table:table-cell table:style-name="Table9.B4" office:value-type="float" office:value="96">
            <text:p text:style-name="P25">96</text:p>
          </table:table-cell>
          <table:table-cell table:style-name="Table9.B4" office:value-type="float" office:value="192">
            <text:p text:style-name="P25">192</text:p>
          </table:table-cell>
          <table:table-cell table:style-name="Table9.B4" office:value-type="float" office:value="96">
            <text:p text:style-name="P25">96</text:p>
          </table:table-cell>
          <table:table-cell table:style-name="Table9.M4" office:value-type="float" office:value="128">
            <text:p text:style-name="P25">128</text:p>
          </table:table-cell>
        </table:table-row>
      </table:table>
      <text:p text:style-name="Standard"/>
      <text:p text:style-name="P35"><text:span text:style-name="T12">The 7.5ns cycle period option is also explained with</text:span> timing diagrams.</text:p>
      <text:p text:style-name="Text_20_body">The reset transfer is 128<text:span text:style-name="T3">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cm" svg:y="0.21cm" svg:width="17cm" draw:z-index="7"><draw:text-box fo:min-height="5.459cm"><text:p text:style-name="Drawing"><draw:g text:anchor-type="paragraph" draw:z-index="8" draw:style-name="gr1"><draw:frame draw:style-name="gr43" draw:text-style-name="P86" svg:width="1.5cm" svg:height="0.802cm" svg:x="4.251cm" svg:y="2.401cm"><draw:text-box><text:p text:style-name="P82"><text:span text:style-name="T33">t</text:span><text:span text:style-name="T34">RSTT</text:span></text:p></draw:text-box></draw:frame><draw:line draw:style-name="gr44" draw:text-style-name="P81" svg:x1="0.751cm" svg:y1="1.2cm" svg:x2="0.751cm" svg:y2="2.2cm"><text:p/></draw:line><draw:line draw:style-name="gr44" draw:text-style-name="P81" svg:x1="0.751cm" svg:y1="2.2cm" svg:x2="8.752cm" svg:y2="2.176cm"><text:p/></draw:line><draw:line draw:style-name="gr27" draw:text-style-name="P81" svg:x1="0.251cm" svg:y1="1.2cm" svg:x2="0.751cm" svg:y2="1.2cm"><text:p/></draw:line><draw:line draw:style-name="gr27" draw:text-style-name="P81" svg:x1="8.748cm" svg:y1="1.2cm" svg:x2="8.998cm" svg:y2="1.2cm"><text:p/></draw:line><draw:frame draw:style-name="gr45" draw:text-style-name="P86" svg:width="2.502cm" svg:height="0.701cm" svg:x="0.749cm" svg:y="0.224cm"><draw:text-box><text:p text:style-name="P82"><text:span text:style-name="T33">127...</text:span></text:p></draw:text-box></draw:frame><draw:line draw:style-name="gr46" draw:text-style-name="P81" svg:x1="0.751cm" svg:y1="2.45cm" svg:x2="0.751cm" svg:y2="4.45cm"><text:p/></draw:line><draw:line draw:style-name="gr46" draw:text-style-name="P81" svg:x1="8.748cm" svg:y1="2.45cm" svg:x2="8.748cm" svg:y2="5.45cm"><text:p/></draw:line><draw:line draw:style-name="gr47" draw:text-style-name="P81" svg:x1="12.253cm" svg:y1="5.2cm" svg:x2="10.003cm" svg:y2="5.2cm"><text:p/></draw:line><draw:line draw:style-name="gr48" draw:text-style-name="P81" svg:x1="0.751cm" svg:y1="4.2cm" svg:x2="8.751cm" svg:y2="4.2cm"><text:p/></draw:line><draw:line draw:style-name="gr48" draw:text-style-name="P81" svg:x1="0.751cm" svg:y1="3.2cm" svg:x2="16.751cm" svg:y2="3.2cm"><text:p/></draw:line><draw:line draw:style-name="gr46" draw:text-style-name="P81" svg:x1="0.752cm" svg:y1="0.2cm" svg:x2="16.751cm" svg:y2="0.2cm"><text:p/></draw:line><draw:line draw:style-name="gr46" draw:text-style-name="P81" svg:x1="0.751cm" svg:y1="0cm" svg:x2="0.752cm" svg:y2="0.4cm"><text:p/></draw:line><draw:line draw:style-name="gr46" draw:text-style-name="P81" svg:x1="1.749cm" svg:y1="0cm" svg:x2="1.749cm" svg:y2="0.4cm"><text:p/></draw:line><draw:line draw:style-name="gr46" draw:text-style-name="P81" svg:x1="2.749cm" svg:y1="0cm" svg:x2="2.749cm" svg:y2="0.4cm"><text:p/></draw:line><draw:line draw:style-name="gr46" draw:text-style-name="P81" svg:x1="3.751cm" svg:y1="0cm" svg:x2="3.751cm" svg:y2="0.4cm"><text:p/></draw:line><draw:line draw:style-name="gr46" draw:text-style-name="P81" svg:x1="4.751cm" svg:y1="0cm" svg:x2="4.751cm" svg:y2="0.4cm"><text:p/></draw:line><draw:line draw:style-name="gr46" draw:text-style-name="P81" svg:x1="5.753cm" svg:y1="0cm" svg:x2="5.753cm" svg:y2="0.4cm"><text:p/></draw:line><draw:line draw:style-name="gr46" draw:text-style-name="P81" svg:x1="6.753cm" svg:y1="0cm" svg:x2="6.753cm" svg:y2="0.4cm"><text:p/></draw:line><draw:line draw:style-name="gr46" draw:text-style-name="P81" svg:x1="7.752cm" svg:y1="0cm" svg:x2="7.752cm" svg:y2="0.4cm"><text:p/></draw:line><draw:line draw:style-name="gr46" draw:text-style-name="P81" svg:x1="8.752cm" svg:y1="0cm" svg:x2="8.752cm" svg:y2="0.4cm"><text:p/></draw:line><draw:line draw:style-name="gr46" draw:text-style-name="P81" svg:x1="9.75cm" svg:y1="0cm" svg:x2="9.75cm" svg:y2="0.4cm"><text:p/></draw:line><draw:frame draw:style-name="gr43" draw:text-style-name="P86" svg:width="1.751cm" svg:height="0.802cm" svg:x="10.5cm" svg:y="4.399cm"><draw:text-box><text:p text:style-name="P82"><text:span text:style-name="T33">t</text:span><text:span text:style-name="T34">RSTS</text:span></text:p></draw:text-box></draw:frame><draw:line draw:style-name="gr49" draw:text-style-name="P81" svg:x1="8.748cm" svg:y1="2.2cm" svg:x2="8.748cm" svg:y2="1.2cm"><text:p/></draw:line><draw:line draw:style-name="gr46" draw:text-style-name="P81" svg:x1="10.75cm" svg:y1="0cm" svg:x2="10.75cm" svg:y2="0.4cm"><text:p/></draw:line><draw:line draw:style-name="gr46" draw:text-style-name="P81" svg:x1="11.752cm" svg:y1="0cm" svg:x2="11.752cm" svg:y2="0.4cm"><text:p/></draw:line><draw:line draw:style-name="gr46" draw:text-style-name="P81" svg:x1="12.752cm" svg:y1="0cm" svg:x2="12.752cm" svg:y2="0.4cm"><text:p/></draw:line><draw:line draw:style-name="gr46" draw:text-style-name="P81" svg:x1="13.751cm" svg:y1="0cm" svg:x2="13.751cm" svg:y2="0.4cm"><text:p/></draw:line><draw:line draw:style-name="gr46" draw:text-style-name="P81" svg:x1="14.751cm" svg:y1="0cm" svg:x2="14.751cm" svg:y2="0.4cm"><text:p/></draw:line><draw:line draw:style-name="gr46" draw:text-style-name="P81" svg:x1="15.749cm" svg:y1="0cm" svg:x2="15.749cm" svg:y2="0.4cm"><text:p/></draw:line><draw:line draw:style-name="gr46" draw:text-style-name="P81" svg:x1="16.749cm" svg:y1="0cm" svg:x2="16.749cm" svg:y2="0.4cm"><text:p/></draw:line><draw:line draw:style-name="gr46" draw:text-style-name="P81" svg:x1="7.875cm" svg:y1="0.075cm" svg:x2="7.875cm" svg:y2="0.325cm"><text:p/></draw:line><draw:line draw:style-name="gr46" draw:text-style-name="P81" svg:x1="8.251cm" svg:y1="0.075cm" svg:x2="8.251cm" svg:y2="0.325cm"><text:p/></draw:line><draw:line draw:style-name="gr46" draw:text-style-name="P81" svg:x1="8.374cm" svg:y1="0.075cm" svg:x2="8.374cm" svg:y2="0.325cm"><text:p/></draw:line><draw:line draw:style-name="gr46" draw:text-style-name="P81" svg:x1="8.626cm" svg:y1="0.075cm" svg:x2="8.626cm" svg:y2="0.325cm"><text:p/></draw:line><draw:line draw:style-name="gr46" draw:text-style-name="P81" svg:x1="8.002cm" svg:y1="0.075cm" svg:x2="8.002cm" svg:y2="0.325cm"><text:p/></draw:line><draw:line draw:style-name="gr46" draw:text-style-name="P81" svg:x1="8.128cm" svg:y1="0.075cm" svg:x2="8.128cm" svg:y2="0.325cm"><text:p/></draw:line><draw:line draw:style-name="gr46" draw:text-style-name="P81" svg:x1="8.501cm" svg:y1="0.075cm" svg:x2="8.501cm" svg:y2="0.325cm"><text:p/></draw:line><draw:frame draw:style-name="gr50" draw:text-style-name="P86" svg:width="2.5cm" svg:height="0.701cm" svg:x="6.251cm" svg:y="0.199cm"><draw:text-box><text:p text:style-name="P82"><text:span text:style-name="T33">...64</text:span></text:p></draw:text-box></draw:frame><draw:frame draw:style-name="gr50" draw:text-style-name="P86" svg:width="2.5cm" svg:height="0.701cm" svg:x="14.25cm" svg:y="0.199cm"><draw:text-box><text:p text:style-name="P82"><text:span text:style-name="T33">...0</text:span></text:p></draw:text-box></draw:frame><draw:frame draw:style-name="gr45" draw:text-style-name="P86" svg:width="2.5cm" svg:height="0.701cm" svg:x="8.75cm" svg:y="0.199cm"><draw:text-box><text:p text:style-name="P82"><text:span text:style-name="T33">63...</text:span></text:p></draw:text-box></draw:frame><draw:line draw:style-name="gr51" draw:text-style-name="P81" svg:x1="9.002cm" svg:y1="2.2cm" svg:x2="9.002cm" svg:y2="1.2cm"><text:p/></draw:line><draw:line draw:style-name="gr49" draw:text-style-name="P81" svg:x1="9.249cm" svg:y1="2.2cm" svg:x2="9.249cm" svg:y2="1.2cm"><text:p/></draw:line><draw:line draw:style-name="gr51" draw:text-style-name="P81" svg:x1="9.126cm" svg:y1="2.2cm" svg:x2="9.126cm" svg:y2="1.2cm"><text:p/></draw:line><draw:line draw:style-name="gr51" draw:text-style-name="P81" svg:x1="9.501cm" svg:y1="2.2cm" svg:x2="9.501cm" svg:y2="1.2cm"><text:p/></draw:line><draw:line draw:style-name="gr51" draw:text-style-name="P81" svg:x1="9.75cm" svg:y1="2.2cm" svg:x2="9.75cm" svg:y2="1.2cm"><text:p/></draw:line><draw:line draw:style-name="gr51" draw:text-style-name="P81" svg:x1="10.123cm" svg:y1="2.2cm" svg:x2="10.123cm" svg:y2="1.2cm"><text:p/></draw:line><draw:line draw:style-name="gr46" draw:text-style-name="P81" svg:x1="8.875cm" svg:y1="0.075cm" svg:x2="8.875cm" svg:y2="0.325cm"><text:p/></draw:line><draw:line draw:style-name="gr46" draw:text-style-name="P81" svg:x1="9.249cm" svg:y1="0.075cm" svg:x2="9.249cm" svg:y2="0.325cm"><text:p/></draw:line><draw:line draw:style-name="gr46" draw:text-style-name="P81" svg:x1="9.376cm" svg:y1="0.075cm" svg:x2="9.376cm" svg:y2="0.325cm"><text:p/></draw:line><draw:line draw:style-name="gr46" draw:text-style-name="P81" svg:x1="9.623cm" svg:y1="0.075cm" svg:x2="9.623cm" svg:y2="0.325cm"><text:p/></draw:line><draw:line draw:style-name="gr46" draw:text-style-name="P81" svg:x1="9.002cm" svg:y1="0.075cm" svg:x2="9.002cm" svg:y2="0.325cm"><text:p/></draw:line><draw:line draw:style-name="gr46" draw:text-style-name="P81" svg:x1="9.126cm" svg:y1="0.075cm" svg:x2="9.126cm" svg:y2="0.325cm"><text:p/></draw:line><draw:line draw:style-name="gr46" draw:text-style-name="P81" svg:x1="9.501cm" svg:y1="0.075cm" svg:x2="9.501cm" svg:y2="0.325cm"><text:p/></draw:line><draw:line draw:style-name="gr46" draw:text-style-name="P81" svg:x1="5.873cm" svg:y1="0.075cm" svg:x2="5.873cm" svg:y2="0.325cm"><text:p/></draw:line><draw:line draw:style-name="gr46" draw:text-style-name="P81" svg:x1="6.253cm" svg:y1="0.075cm" svg:x2="6.253cm" svg:y2="0.325cm"><text:p/></draw:line><draw:line draw:style-name="gr46" draw:text-style-name="P81" svg:x1="6.376cm" svg:y1="0.075cm" svg:x2="6.376cm" svg:y2="0.325cm"><text:p/></draw:line><draw:line draw:style-name="gr46" draw:text-style-name="P81" svg:x1="6.626cm" svg:y1="0.075cm" svg:x2="6.626cm" svg:y2="0.325cm"><text:p/></draw:line><draw:line draw:style-name="gr46" draw:text-style-name="P81" svg:x1="6cm" svg:y1="0.075cm" svg:x2="6cm" svg:y2="0.325cm"><text:p/></draw:line><draw:line draw:style-name="gr46" draw:text-style-name="P81" svg:x1="6.127cm" svg:y1="0.075cm" svg:x2="6.127cm" svg:y2="0.325cm"><text:p/></draw:line><draw:line draw:style-name="gr46" draw:text-style-name="P81" svg:x1="6.499cm" svg:y1="0.075cm" svg:x2="6.499cm" svg:y2="0.325cm"><text:p/></draw:line><draw:line draw:style-name="gr46" draw:text-style-name="P81" svg:x1="6.873cm" svg:y1="0.075cm" svg:x2="6.873cm" svg:y2="0.325cm"><text:p/></draw:line><draw:line draw:style-name="gr46" draw:text-style-name="P81" svg:x1="7.251cm" svg:y1="0.075cm" svg:x2="7.251cm" svg:y2="0.325cm"><text:p/></draw:line><draw:line draw:style-name="gr46" draw:text-style-name="P81" svg:x1="7.374cm" svg:y1="0.075cm" svg:x2="7.374cm" svg:y2="0.325cm"><text:p/></draw:line><draw:line draw:style-name="gr46" draw:text-style-name="P81" svg:x1="7.626cm" svg:y1="0.075cm" svg:x2="7.626cm" svg:y2="0.325cm"><text:p/></draw:line><draw:line draw:style-name="gr46" draw:text-style-name="P81" svg:x1="7cm" svg:y1="0.075cm" svg:x2="7cm" svg:y2="0.325cm"><text:p/></draw:line><draw:line draw:style-name="gr46" draw:text-style-name="P81" svg:x1="7.127cm" svg:y1="0.075cm" svg:x2="7.127cm" svg:y2="0.325cm"><text:p/></draw:line><draw:line draw:style-name="gr46" draw:text-style-name="P81" svg:x1="7.501cm" svg:y1="0.075cm" svg:x2="7.501cm" svg:y2="0.325cm"><text:p/></draw:line><draw:line draw:style-name="gr46" draw:text-style-name="P81" svg:x1="3.876cm" svg:y1="0.075cm" svg:x2="3.876cm" svg:y2="0.325cm"><text:p/></draw:line><draw:line draw:style-name="gr46" draw:text-style-name="P81" svg:x1="4.252cm" svg:y1="0.075cm" svg:x2="4.252cm" svg:y2="0.325cm"><text:p/></draw:line><draw:line draw:style-name="gr46" draw:text-style-name="P81" svg:x1="4.378cm" svg:y1="0.075cm" svg:x2="4.378cm" svg:y2="0.325cm"><text:p/></draw:line><draw:line draw:style-name="gr46" draw:text-style-name="P81" svg:x1="4.624cm" svg:y1="0.075cm" svg:x2="4.624cm" svg:y2="0.325cm"><text:p/></draw:line><draw:line draw:style-name="gr46" draw:text-style-name="P81" svg:x1="3.998cm" svg:y1="0.075cm" svg:x2="3.998cm" svg:y2="0.325cm"><text:p/></draw:line><draw:line draw:style-name="gr46" draw:text-style-name="P81" svg:x1="4.125cm" svg:y1="0.075cm" svg:x2="4.125cm" svg:y2="0.325cm"><text:p/></draw:line><draw:line draw:style-name="gr46" draw:text-style-name="P81" svg:x1="4.501cm" svg:y1="0.075cm" svg:x2="4.501cm" svg:y2="0.325cm"><text:p/></draw:line><draw:line draw:style-name="gr46" draw:text-style-name="P81" svg:x1="4.876cm" svg:y1="0.075cm" svg:x2="4.876cm" svg:y2="0.325cm"><text:p/></draw:line><draw:line draw:style-name="gr46" draw:text-style-name="P81" svg:x1="5.252cm" svg:y1="0.075cm" svg:x2="5.252cm" svg:y2="0.325cm"><text:p/></draw:line><draw:line draw:style-name="gr46" draw:text-style-name="P81" svg:x1="5.376cm" svg:y1="0.075cm" svg:x2="5.376cm" svg:y2="0.325cm"><text:p/></draw:line><draw:line draw:style-name="gr46" draw:text-style-name="P81" svg:x1="5.626cm" svg:y1="0.075cm" svg:x2="5.626cm" svg:y2="0.325cm"><text:p/></draw:line><draw:line draw:style-name="gr46" draw:text-style-name="P81" svg:x1="4.998cm" svg:y1="0.075cm" svg:x2="4.998cm" svg:y2="0.325cm"><text:p/></draw:line><draw:line draw:style-name="gr46" draw:text-style-name="P81" svg:x1="5.125cm" svg:y1="0.075cm" svg:x2="5.125cm" svg:y2="0.325cm"><text:p/></draw:line><draw:line draw:style-name="gr46" draw:text-style-name="P81" svg:x1="5.499cm" svg:y1="0.075cm" svg:x2="5.499cm" svg:y2="0.325cm"><text:p/></draw:line><draw:line draw:style-name="gr46" draw:text-style-name="P81" svg:x1="1.876cm" svg:y1="0.075cm" svg:x2="1.876cm" svg:y2="0.325cm"><text:p/></draw:line><draw:line draw:style-name="gr46" draw:text-style-name="P81" svg:x1="2.248cm" svg:y1="0.075cm" svg:x2="2.248cm" svg:y2="0.325cm"><text:p/></draw:line><draw:line draw:style-name="gr46" draw:text-style-name="P81" svg:x1="2.375cm" svg:y1="0.075cm" svg:x2="2.375cm" svg:y2="0.325cm"><text:p/></draw:line><draw:line draw:style-name="gr46" draw:text-style-name="P81" svg:x1="2.626cm" svg:y1="0.075cm" svg:x2="2.626cm" svg:y2="0.325cm"><text:p/></draw:line><draw:line draw:style-name="gr46" draw:text-style-name="P81" svg:x1="2.003cm" svg:y1="0.075cm" svg:x2="2.003cm" svg:y2="0.325cm"><text:p/></draw:line><draw:line draw:style-name="gr46" draw:text-style-name="P81" svg:x1="2.126cm" svg:y1="0.075cm" svg:x2="2.126cm" svg:y2="0.325cm"><text:p/></draw:line><draw:line draw:style-name="gr46" draw:text-style-name="P81" svg:x1="2.502cm" svg:y1="0.075cm" svg:x2="2.502cm" svg:y2="0.325cm"><text:p/></draw:line><draw:line draw:style-name="gr46" draw:text-style-name="P81" svg:x1="2.876cm" svg:y1="0.075cm" svg:x2="2.876cm" svg:y2="0.325cm"><text:p/></draw:line><draw:line draw:style-name="gr46" draw:text-style-name="P81" svg:x1="3.25cm" svg:y1="0.075cm" svg:x2="3.25cm" svg:y2="0.325cm"><text:p/></draw:line><draw:line draw:style-name="gr46" draw:text-style-name="P81" svg:x1="3.377cm" svg:y1="0.075cm" svg:x2="3.377cm" svg:y2="0.325cm"><text:p/></draw:line><draw:line draw:style-name="gr46" draw:text-style-name="P81" svg:x1="3.624cm" svg:y1="0.075cm" svg:x2="3.624cm" svg:y2="0.325cm"><text:p/></draw:line><draw:line draw:style-name="gr46" draw:text-style-name="P81" svg:x1="3.001cm" svg:y1="0.075cm" svg:x2="3.001cm" svg:y2="0.325cm"><text:p/></draw:line><draw:line draw:style-name="gr46" draw:text-style-name="P81" svg:x1="3.123cm" svg:y1="0.075cm" svg:x2="3.123cm" svg:y2="0.325cm"><text:p/></draw:line><draw:line draw:style-name="gr46" draw:text-style-name="P81" svg:x1="3.501cm" svg:y1="0.075cm" svg:x2="3.501cm" svg:y2="0.325cm"><text:p/></draw:line><draw:line draw:style-name="gr46" draw:text-style-name="P81" svg:x1="0.874cm" svg:y1="0.075cm" svg:x2="0.874cm" svg:y2="0.325cm"><text:p/></draw:line><draw:line draw:style-name="gr46" draw:text-style-name="P81" svg:x1="1.248cm" svg:y1="0.075cm" svg:x2="1.248cm" svg:y2="0.325cm"><text:p/></draw:line><draw:line draw:style-name="gr46" draw:text-style-name="P81" svg:x1="1.375cm" svg:y1="0.075cm" svg:x2="1.375cm" svg:y2="0.325cm"><text:p/></draw:line><draw:line draw:style-name="gr46" draw:text-style-name="P81" svg:x1="1.626cm" svg:y1="0.075cm" svg:x2="1.626cm" svg:y2="0.325cm"><text:p/></draw:line><draw:line draw:style-name="gr46" draw:text-style-name="P81" svg:x1="1.001cm" svg:y1="0.075cm" svg:x2="1.001cm" svg:y2="0.325cm"><text:p/></draw:line><draw:line draw:style-name="gr46" draw:text-style-name="P81" svg:x1="1.126cm" svg:y1="0.075cm" svg:x2="1.126cm" svg:y2="0.325cm"><text:p/></draw:line><draw:line draw:style-name="gr46" draw:text-style-name="P81" svg:x1="1.502cm" svg:y1="0.075cm" svg:x2="1.502cm" svg:y2="0.325cm"><text:p/></draw:line><draw:line draw:style-name="gr46" draw:text-style-name="P81" svg:x1="9.877cm" svg:y1="0.075cm" svg:x2="9.877cm" svg:y2="0.325cm"><text:p/></draw:line><draw:line draw:style-name="gr46" draw:text-style-name="P81" svg:x1="10.249cm" svg:y1="0.075cm" svg:x2="10.249cm" svg:y2="0.325cm"><text:p/></draw:line><draw:line draw:style-name="gr46" draw:text-style-name="P81" svg:x1="10.376cm" svg:y1="0.075cm" svg:x2="10.376cm" svg:y2="0.325cm"><text:p/></draw:line><draw:line draw:style-name="gr46" draw:text-style-name="P81" svg:x1="10.623cm" svg:y1="0.075cm" svg:x2="10.623cm" svg:y2="0.325cm"><text:p/></draw:line><draw:line draw:style-name="gr46" draw:text-style-name="P81" svg:x1="10.003cm" svg:y1="0.075cm" svg:x2="10.003cm" svg:y2="0.325cm"><text:p/></draw:line><draw:line draw:style-name="gr46" draw:text-style-name="P81" svg:x1="10.123cm" svg:y1="0.075cm" svg:x2="10.123cm" svg:y2="0.325cm"><text:p/></draw:line><draw:line draw:style-name="gr46" draw:text-style-name="P81" svg:x1="10.501cm" svg:y1="0.075cm" svg:x2="10.501cm" svg:y2="0.325cm"><text:p/></draw:line><draw:line draw:style-name="gr46" draw:text-style-name="P81" svg:x1="10.877cm" svg:y1="0.075cm" svg:x2="10.877cm" svg:y2="0.325cm"><text:p/></draw:line><draw:line draw:style-name="gr46" draw:text-style-name="P81" svg:x1="11.251cm" svg:y1="0.075cm" svg:x2="11.251cm" svg:y2="0.325cm"><text:p/></draw:line><draw:line draw:style-name="gr46" draw:text-style-name="P81" svg:x1="11.376cm" svg:y1="0.075cm" svg:x2="11.376cm" svg:y2="0.325cm"><text:p/></draw:line><draw:line draw:style-name="gr46" draw:text-style-name="P81" svg:x1="11.625cm" svg:y1="0.075cm" svg:x2="11.625cm" svg:y2="0.325cm"><text:p/></draw:line><draw:line draw:style-name="gr46" draw:text-style-name="P81" svg:x1="11.001cm" svg:y1="0.075cm" svg:x2="11.001cm" svg:y2="0.325cm"><text:p/></draw:line><draw:line draw:style-name="gr46" draw:text-style-name="P81" svg:x1="11.124cm" svg:y1="0.075cm" svg:x2="11.124cm" svg:y2="0.325cm"><text:p/></draw:line><draw:line draw:style-name="gr46" draw:text-style-name="P81" svg:x1="11.498cm" svg:y1="0.075cm" svg:x2="11.498cm" svg:y2="0.325cm"><text:p/></draw:line><draw:line draw:style-name="gr46" draw:text-style-name="P81" svg:x1="11.876cm" svg:y1="0.075cm" svg:x2="11.876cm" svg:y2="0.325cm"><text:p/></draw:line><draw:line draw:style-name="gr46" draw:text-style-name="P81" svg:x1="12.253cm" svg:y1="0.075cm" svg:x2="12.253cm" svg:y2="0.325cm"><text:p/></draw:line><draw:line draw:style-name="gr46" draw:text-style-name="P81" svg:x1="12.376cm" svg:y1="0.075cm" svg:x2="12.376cm" svg:y2="0.325cm"><text:p/></draw:line><draw:line draw:style-name="gr46" draw:text-style-name="P81" svg:x1="12.625cm" svg:y1="0.075cm" svg:x2="12.625cm" svg:y2="0.325cm"><text:p/></draw:line><draw:line draw:style-name="gr46" draw:text-style-name="P81" svg:x1="11.999cm" svg:y1="0.075cm" svg:x2="11.999cm" svg:y2="0.325cm"><text:p/></draw:line><draw:line draw:style-name="gr46" draw:text-style-name="P81" svg:x1="12.126cm" svg:y1="0.075cm" svg:x2="12.126cm" svg:y2="0.325cm"><text:p/></draw:line><draw:line draw:style-name="gr46" draw:text-style-name="P81" svg:x1="12.498cm" svg:y1="0.075cm" svg:x2="12.498cm" svg:y2="0.325cm"><text:p/></draw:line><draw:line draw:style-name="gr46" draw:text-style-name="P81" svg:x1="12.876cm" svg:y1="0.075cm" svg:x2="12.876cm" svg:y2="0.325cm"><text:p/></draw:line><draw:line draw:style-name="gr46" draw:text-style-name="P81" svg:x1="13.251cm" svg:y1="0.075cm" svg:x2="13.251cm" svg:y2="0.325cm"><text:p/></draw:line><draw:line draw:style-name="gr46" draw:text-style-name="P81" svg:x1="13.373cm" svg:y1="0.075cm" svg:x2="13.373cm" svg:y2="0.325cm"><text:p/></draw:line><draw:line draw:style-name="gr46" draw:text-style-name="P81" svg:x1="13.627cm" svg:y1="0.075cm" svg:x2="13.627cm" svg:y2="0.325cm"><text:p/></draw:line><draw:line draw:style-name="gr46" draw:text-style-name="P81" svg:x1="12.999cm" svg:y1="0.075cm" svg:x2="12.999cm" svg:y2="0.325cm"><text:p/></draw:line><draw:line draw:style-name="gr46" draw:text-style-name="P81" svg:x1="13.126cm" svg:y1="0.075cm" svg:x2="13.126cm" svg:y2="0.325cm"><text:p/></draw:line><draw:line draw:style-name="gr46" draw:text-style-name="P81" svg:x1="13.5cm" svg:y1="0.075cm" svg:x2="13.5cm" svg:y2="0.325cm"><text:p/></draw:line><draw:line draw:style-name="gr46" draw:text-style-name="P81" svg:x1="14.874cm" svg:y1="0.075cm" svg:x2="14.874cm" svg:y2="0.325cm"><text:p/></draw:line><draw:line draw:style-name="gr46" draw:text-style-name="P81" svg:x1="15.248cm" svg:y1="0.075cm" svg:x2="15.248cm" svg:y2="0.325cm"><text:p/></draw:line><draw:line draw:style-name="gr46" draw:text-style-name="P81" svg:x1="15.375cm" svg:y1="0.075cm" svg:x2="15.375cm" svg:y2="0.325cm"><text:p/></draw:line><draw:line draw:style-name="gr46" draw:text-style-name="P81" svg:x1="15.626cm" svg:y1="0.075cm" svg:x2="15.626cm" svg:y2="0.325cm"><text:p/></draw:line><draw:line draw:style-name="gr46" draw:text-style-name="P81" svg:x1="15.001cm" svg:y1="0.075cm" svg:x2="15.001cm" svg:y2="0.325cm"><text:p/></draw:line><draw:line draw:style-name="gr46" draw:text-style-name="P81" svg:x1="15.126cm" svg:y1="0.075cm" svg:x2="15.126cm" svg:y2="0.325cm"><text:p/></draw:line><draw:line draw:style-name="gr46" draw:text-style-name="P81" svg:x1="15.502cm" svg:y1="0.075cm" svg:x2="15.502cm" svg:y2="0.325cm"><text:p/></draw:line><draw:line draw:style-name="gr46" draw:text-style-name="P81" svg:x1="15.876cm" svg:y1="0.075cm" svg:x2="15.876cm" svg:y2="0.325cm"><text:p/></draw:line><draw:line draw:style-name="gr46" draw:text-style-name="P81" svg:x1="16.248cm" svg:y1="0.075cm" svg:x2="16.248cm" svg:y2="0.325cm"><text:p/></draw:line><draw:line draw:style-name="gr46" draw:text-style-name="P81" svg:x1="16.375cm" svg:y1="0.075cm" svg:x2="16.375cm" svg:y2="0.325cm"><text:p/></draw:line><draw:line draw:style-name="gr46" draw:text-style-name="P81" svg:x1="16.626cm" svg:y1="0.075cm" svg:x2="16.626cm" svg:y2="0.325cm"><text:p/></draw:line><draw:line draw:style-name="gr46" draw:text-style-name="P81" svg:x1="16.003cm" svg:y1="0.075cm" svg:x2="16.003cm" svg:y2="0.325cm"><text:p/></draw:line><draw:line draw:style-name="gr46" draw:text-style-name="P81" svg:x1="16.126cm" svg:y1="0.075cm" svg:x2="16.126cm" svg:y2="0.325cm"><text:p/></draw:line><draw:line draw:style-name="gr46" draw:text-style-name="P81" svg:x1="16.502cm" svg:y1="0.075cm" svg:x2="16.502cm" svg:y2="0.325cm"><text:p/></draw:line><draw:line draw:style-name="gr46" draw:text-style-name="P81" svg:x1="13.874cm" svg:y1="0.075cm" svg:x2="13.874cm" svg:y2="0.325cm"><text:p/></draw:line><draw:line draw:style-name="gr46" draw:text-style-name="P81" svg:x1="14.251cm" svg:y1="0.075cm" svg:x2="14.251cm" svg:y2="0.325cm"><text:p/></draw:line><draw:line draw:style-name="gr46" draw:text-style-name="P81" svg:x1="14.373cm" svg:y1="0.075cm" svg:x2="14.373cm" svg:y2="0.325cm"><text:p/></draw:line><draw:line draw:style-name="gr46" draw:text-style-name="P81" svg:x1="14.627cm" svg:y1="0.075cm" svg:x2="14.627cm" svg:y2="0.325cm"><text:p/></draw:line><draw:line draw:style-name="gr46" draw:text-style-name="P81" svg:x1="14.001cm" svg:y1="0.075cm" svg:x2="14.001cm" svg:y2="0.325cm"><text:p/></draw:line><draw:line draw:style-name="gr46" draw:text-style-name="P81" svg:x1="14.128cm" svg:y1="0.075cm" svg:x2="14.128cm" svg:y2="0.325cm"><text:p/></draw:line><draw:line draw:style-name="gr46" draw:text-style-name="P81" svg:x1="14.5cm" svg:y1="0.075cm" svg:x2="14.5cm" svg:y2="0.325cm"><text:p/></draw:line><draw:line draw:style-name="gr51" draw:text-style-name="P81" svg:x1="13.753cm" svg:y1="1.2cm" svg:x2="10.003cm" svg:y2="1.2cm"><text:p/></draw:line><draw:line draw:style-name="gr51" draw:text-style-name="P81" svg:x1="13.753cm" svg:y1="2.2cm" svg:x2="10.003cm" svg:y2="2.2cm"><text:p/></draw:line><draw:line draw:style-name="gr51" draw:text-style-name="P81" svg:x1="10.376cm" svg:y1="2.2cm" svg:x2="10.376cm" svg:y2="1.2cm"><text:p/></draw:line><draw:line draw:style-name="gr49" draw:text-style-name="P81" svg:x1="11.251cm" svg:y1="2.2cm" svg:x2="11.251cm" svg:y2="1.2cm"><text:p/></draw:line><draw:line draw:style-name="gr51" draw:text-style-name="P81" svg:x1="10.501cm" svg:y1="2.2cm" svg:x2="10.501cm" svg:y2="1.2cm"><text:p/></draw:line><draw:line draw:style-name="gr51" draw:text-style-name="P81" svg:x1="10.623cm" svg:y1="2.2cm" svg:x2="10.623cm" svg:y2="1.2cm"><text:p/></draw:line><draw:line draw:style-name="gr51" draw:text-style-name="P81" svg:x1="10.75cm" svg:y1="2.2cm" svg:x2="10.75cm" svg:y2="1.2cm"><text:p/></draw:line><draw:line draw:style-name="gr51" draw:text-style-name="P81" svg:x1="10.877cm" svg:y1="2.2cm" svg:x2="10.877cm" svg:y2="1.2cm"><text:p/></draw:line><draw:line draw:style-name="gr51" draw:text-style-name="P81" svg:x1="11.001cm" svg:y1="2.2cm" svg:x2="11.001cm" svg:y2="1.2cm"><text:p/></draw:line><draw:line draw:style-name="gr51" draw:text-style-name="P81" svg:x1="11.124cm" svg:y1="2.2cm" svg:x2="11.124cm" svg:y2="1.2cm"><text:p/></draw:line><draw:line draw:style-name="gr51" draw:text-style-name="P81" svg:x1="11.498cm" svg:y1="2.2cm" svg:x2="11.498cm" svg:y2="1.2cm"><text:p/></draw:line><draw:line draw:style-name="gr51" draw:text-style-name="P81" svg:x1="11.752cm" svg:y1="2.2cm" svg:x2="11.752cm" svg:y2="1.2cm"><text:p/></draw:line><draw:line draw:style-name="gr51" draw:text-style-name="P81" svg:x1="11.999cm" svg:y1="2.2cm" svg:x2="11.999cm" svg:y2="1.2cm"><text:p/></draw:line><draw:line draw:style-name="gr51" draw:text-style-name="P81" svg:x1="12.253cm" svg:y1="2.2cm" svg:x2="12.253cm" svg:y2="1.2cm"><text:p/></draw:line><draw:line draw:style-name="gr51" draw:text-style-name="P81" svg:x1="12.498cm" svg:y1="2.2cm" svg:x2="12.498cm" svg:y2="1.2cm"><text:p/></draw:line><draw:line draw:style-name="gr51" draw:text-style-name="P81" svg:x1="12.752cm" svg:y1="2.2cm" svg:x2="12.752cm" svg:y2="1.2cm"><text:p/></draw:line><draw:line draw:style-name="gr51" draw:text-style-name="P81" svg:x1="12.999cm" svg:y1="2.2cm" svg:x2="12.999cm" svg:y2="1.2cm"><text:p/></draw:line><draw:line draw:style-name="gr51" draw:text-style-name="P81" svg:x1="13.251cm" svg:y1="2.2cm" svg:x2="13.251cm" svg:y2="1.2cm"><text:p/></draw:line><draw:line draw:style-name="gr27" draw:text-style-name="P81" svg:x1="13.751cm" svg:y1="1.2cm" svg:x2="16.751cm" svg:y2="1.2cm"><text:p/></draw:line><draw:line draw:style-name="gr46" draw:text-style-name="P81" svg:x1="10.003cm" svg:y1="2.45cm" svg:x2="10.003cm" svg:y2="5.45cm"><text:p/></draw:line><draw:line draw:style-name="gr46" draw:text-style-name="P81" svg:x1="16.749cm" svg:y1="2.45cm" svg:x2="16.749cm" svg:y2="4.45cm"><text:p/></draw:line><draw:line draw:style-name="gr48" draw:text-style-name="P81" svg:x1="8.748cm" svg:y1="4.2cm" svg:x2="16.748cm" svg:y2="4.2cm"><text:p/></draw:line><draw:frame draw:style-name="gr43" draw:text-style-name="P86" svg:width="1.5cm" svg:height="0.802cm" svg:x="4.251cm" svg:y="3.401cm"><draw:text-box><text:p text:style-name="P82"><text:span text:style-name="T33">t</text:span><text:span text:style-name="T34">RSTL</text:span></text:p></draw:text-box></draw:frame><draw:frame draw:style-name="gr43" draw:text-style-name="P86" svg:width="1.5cm" svg:height="0.802cm" svg:x="11.751cm" svg:y="3.401cm"><draw:text-box><text:p text:style-name="P82"><text:span text:style-name="T33">t</text:span><text:span text:style-name="T34">RSTH</text:span></text:p></draw:text-box></draw:frame><draw:line draw:style-name="gr47" draw:text-style-name="P81" svg:x1="7.748cm" svg:y1="5.2cm" svg:x2="8.748cm" svg:y2="5.2cm"><text:p/></draw:line><draw:line draw:style-name="gr46" draw:text-style-name="P81" svg:x1="8.748cm" svg:y1="5.2cm" svg:x2="9.998cm" svg:y2="5.2cm"><text:p/></draw:line><draw:line draw:style-name="gr51" draw:text-style-name="P81" svg:x1="10.249cm" svg:y1="2.2cm" svg:x2="10.249cm" svg:y2="1.2cm"><text:p/></draw:line><draw:line draw:style-name="gr51" draw:text-style-name="P81" svg:x1="10.003cm" svg:y1="2.2cm" svg:x2="10.003cm" svg:y2="1.2cm"><text:p/></draw:line><draw:line draw:style-name="gr51" draw:text-style-name="P81" svg:x1="13.5cm" svg:y1="2.2cm" svg:x2="13.5cm" svg:y2="1.2cm"><text:p/></draw:line><draw:line draw:style-name="gr51" draw:text-style-name="P81" svg:x1="13.751cm" svg:y1="2.2cm" svg:x2="13.751cm" svg:y2="1.2cm"><text:p/></draw:line><draw:line draw:style-name="gr51" draw:text-style-name="P81" svg:x1="9.752cm" svg:y1="2.2cm" svg:x2="9.002cm" svg:y2="2.2cm"><text:p/></draw:line><draw:line draw:style-name="gr44" draw:text-style-name="P81" svg:x1="9.75cm" svg:y1="2.2cm" svg:x2="10cm" svg:y2="2.2cm"><text:p/></draw:line><draw:line draw:style-name="gr51" draw:text-style-name="P81" svg:x1="9.752cm" svg:y1="1.2cm" svg:x2="9.002cm" svg:y2="1.2cm"><text:p/></draw:line></draw:g>Drawing <text:sequence text:ref-name="refDrawing3" text:name="Drawing" text:formula="ooow:Drawing+1" style:num-format="1">4</text:sequence>: Reset timing diagram</text:p></draw:text-box></draw:frame><text:soft-page-break/></text:p>
      <text:p text:style-name="Text_20_body">The write 0 transfer is 9 periods long. The wire is tight low for 8 periods than released. The recovery time is 1 period.</text:p>
      <text:p text:style-name="Text_20_body"><draw:frame draw:style-name="fr1" draw:name="Frame5" text:anchor-type="paragraph" svg:x="0cm" svg:y="0.21cm" svg:width="17cm" draw:z-index="9"><draw:text-box fo:min-height="4.399cm"><text:p text:style-name="Drawing"><draw:g text:anchor-type="paragraph" draw:z-index="10" draw:style-name="gr1"><draw:line draw:style-name="gr44" draw:text-style-name="P81" svg:x1="3.399cm" svg:y1="1.224cm" svg:x2="3.599cm" svg:y2="2.224cm"><text:p/></draw:line><draw:line draw:style-name="gr44" draw:text-style-name="P81" svg:x1="3.599cm" svg:y1="2.224cm" svg:x2="11.4cm" svg:y2="2.2cm"><text:p/></draw:line><draw:line draw:style-name="gr27" draw:text-style-name="P81" svg:x1="2.399cm" svg:y1="1.224cm" svg:x2="3.399cm" svg:y2="1.224cm"><text:p/></draw:line><draw:line draw:style-name="gr27" draw:text-style-name="P81" svg:x1="11.599cm" svg:y1="1.224cm" svg:x2="12.399cm" svg:y2="1.224cm"><text:p/></draw:line><draw:frame draw:style-name="gr52" draw:text-style-name="P86" svg:width="0.999cm" svg:height="0.849cm" svg:x="3.399cm" svg:y="0.076cm"><draw:text-box><text:p text:style-name="P82"><text:span text:style-name="T33">8</text:span></text:p></draw:text-box></draw:frame><draw:frame draw:style-name="gr52" draw:text-style-name="P86" svg:width="1.001cm" svg:height="0.701cm" svg:x="4.397cm" svg:y="0.224cm"><draw:text-box><text:p text:style-name="P82"><text:span text:style-name="T33">7</text:span></text:p></draw:text-box></draw:frame><draw:frame draw:style-name="gr52" draw:text-style-name="P86" svg:width="1.001cm" svg:height="0.701cm" svg:x="5.398cm" svg:y="0.224cm"><draw:text-box><text:p text:style-name="P82"><text:span text:style-name="T33">6</text:span></text:p></draw:text-box></draw:frame><draw:frame draw:style-name="gr52" draw:text-style-name="P86" svg:width="1.001cm" svg:height="0.701cm" svg:x="6.398cm" svg:y="0.224cm"><draw:text-box><text:p text:style-name="P82"><text:span text:style-name="T33">5</text:span></text:p></draw:text-box></draw:frame><draw:frame draw:style-name="gr52" draw:text-style-name="P86" svg:width="1.001cm" svg:height="0.701cm" svg:x="7.398cm" svg:y="0.224cm"><draw:text-box><text:p text:style-name="P82"><text:span text:style-name="T33">4</text:span></text:p></draw:text-box></draw:frame><draw:frame draw:style-name="gr52" draw:text-style-name="P86" svg:width="1.001cm" svg:height="0.701cm" svg:x="8.398cm" svg:y="0.224cm"><draw:text-box><text:p text:style-name="P82"><text:span text:style-name="T33">3</text:span></text:p></draw:text-box></draw:frame><draw:frame draw:style-name="gr52" draw:text-style-name="P86" svg:width="1.001cm" svg:height="0.701cm" svg:x="9.398cm" svg:y="0.224cm"><draw:text-box><text:p text:style-name="P82"><text:span text:style-name="T33">2</text:span></text:p></draw:text-box></draw:frame><draw:frame draw:style-name="gr52" draw:text-style-name="P86" svg:width="1.001cm" svg:height="0.701cm" svg:x="10.398cm" svg:y="0.224cm"><draw:text-box><text:p text:style-name="P82"><text:span text:style-name="T33">1</text:span></text:p></draw:text-box></draw:frame><draw:frame draw:style-name="gr52" draw:text-style-name="P86" svg:width="1.001cm" svg:height="0.701cm" svg:x="11.398cm" svg:y="0.224cm"><draw:text-box><text:p text:style-name="P82"><text:span text:style-name="T33">0</text:span></text:p></draw:text-box></draw:frame><draw:line draw:style-name="gr46" draw:text-style-name="P81" svg:x1="3.399cm" svg:y1="2.4cm" svg:x2="3.399cm" svg:y2="4.4cm"><text:p/></draw:line><draw:line draw:style-name="gr46" draw:text-style-name="P81" svg:x1="11.399cm" svg:y1="2.4cm" svg:x2="11.399cm" svg:y2="4.4cm"><text:p/></draw:line><draw:line draw:style-name="gr47" draw:text-style-name="P81" svg:x1="14.599cm" svg:y1="4.2cm" svg:x2="12.399cm" svg:y2="4.2cm"><text:p/></draw:line><draw:line draw:style-name="gr46" draw:text-style-name="P81" svg:x1="12.399cm" svg:y1="2.4cm" svg:x2="12.399cm" svg:y2="4.4cm"><text:p/></draw:line><draw:line draw:style-name="gr46" draw:text-style-name="P81" svg:x1="11.399cm" svg:y1="4.2cm" svg:x2="12.399cm" svg:y2="4.2cm"><text:p/></draw:line><draw:line draw:style-name="gr48" draw:text-style-name="P81" svg:x1="3.399cm" svg:y1="4.2cm" svg:x2="11.399cm" svg:y2="4.2cm"><text:p/></draw:line><draw:line draw:style-name="gr48" draw:text-style-name="P81" svg:x1="3.399cm" svg:y1="3.2cm" svg:x2="12.399cm" svg:y2="3.2cm"><text:p/></draw:line><draw:line draw:style-name="gr46" draw:text-style-name="P81" svg:x1="3.399cm" svg:y1="0.2cm" svg:x2="12.399cm" svg:y2="0.2cm"><text:p/></draw:line><draw:line draw:style-name="gr46" draw:text-style-name="P81" svg:x1="3.399cm" svg:y1="0cm" svg:x2="3.399cm" svg:y2="0.4cm"><text:p/></draw:line><draw:line draw:style-name="gr46" draw:text-style-name="P81" svg:x1="4.399cm" svg:y1="0cm" svg:x2="4.399cm" svg:y2="0.4cm"><text:p/></draw:line><draw:line draw:style-name="gr46" draw:text-style-name="P81" svg:x1="5.399cm" svg:y1="0cm" svg:x2="5.399cm" svg:y2="0.4cm"><text:p/></draw:line><draw:line draw:style-name="gr46" draw:text-style-name="P81" svg:x1="6.401cm" svg:y1="0cm" svg:x2="6.401cm" svg:y2="0.4cm"><text:p/></draw:line><draw:line draw:style-name="gr46" draw:text-style-name="P81" svg:x1="7.399cm" svg:y1="0cm" svg:x2="7.399cm" svg:y2="0.4cm"><text:p/></draw:line><draw:line draw:style-name="gr46" draw:text-style-name="P81" svg:x1="8.399cm" svg:y1="0cm" svg:x2="8.399cm" svg:y2="0.4cm"><text:p/></draw:line><draw:line draw:style-name="gr46" draw:text-style-name="P81" svg:x1="9.399cm" svg:y1="0cm" svg:x2="9.399cm" svg:y2="0.4cm"><text:p/></draw:line><draw:line draw:style-name="gr46" draw:text-style-name="P81" svg:x1="10.399cm" svg:y1="0cm" svg:x2="10.399cm" svg:y2="0.4cm"><text:p/></draw:line><draw:line draw:style-name="gr46" draw:text-style-name="P81" svg:x1="11.399cm" svg:y1="0cm" svg:x2="11.399cm" svg:y2="0.4cm"><text:p/></draw:line><draw:line draw:style-name="gr46" draw:text-style-name="P81" svg:x1="12.399cm" svg:y1="0cm" svg:x2="12.399cm" svg:y2="0.4cm"><text:p/></draw:line><draw:frame draw:style-name="gr43" draw:text-style-name="P86" svg:width="1.5cm" svg:height="0.802cm" svg:x="12.899cm" svg:y="3.401cm"><draw:text-box><text:p text:style-name="P82"><text:span text:style-name="T33">t</text:span><text:span text:style-name="T34">REC</text:span></text:p></draw:text-box></draw:frame><draw:line draw:style-name="gr49" draw:text-style-name="P81" svg:x1="11.399cm" svg:y1="2.2cm" svg:x2="11.599cm" svg:y2="1.2cm"><text:p/></draw:line><draw:frame draw:style-name="gr43" draw:text-style-name="P86" svg:width="1.502cm" svg:height="0.802cm" svg:x="6.024cm" svg:y="2.401cm"><draw:text-box><text:p text:style-name="P82"><text:span text:style-name="T33">t</text:span><text:span text:style-name="T34">DATT</text:span></text:p></draw:text-box></draw:frame><draw:frame draw:style-name="gr53" draw:text-style-name="P86" svg:width="3.502cm" svg:height="0.793cm" svg:x="5.899cm" svg:y="3.401cm"><draw:text-box><text:p text:style-name="P82"><text:span text:style-name="T33">t</text:span><text:span text:style-name="T34">SLOT</text:span><text:span text:style-name="T35"> = t</text:span><text:span text:style-name="T34">LOW0</text:span></text:p></draw:text-box></draw:frame></draw:g>Drawing <text:sequence text:ref-name="refDrawing4" text:name="Drawing" text:formula="ooow:Drawing+1" style:num-format="1">5</text:sequence>: Write 0 timing dia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11"><draw:text-box fo:min-height="6.459cm"><text:p text:style-name="Drawing"><draw:g text:anchor-type="paragraph" draw:z-index="12" draw:style-name="gr1"><draw:line draw:style-name="gr44" draw:text-style-name="P81" svg:x1="3.399cm" svg:y1="1.2cm" svg:x2="3.599cm" svg:y2="2.2cm"><text:p/></draw:line><draw:line draw:style-name="gr44" draw:text-style-name="P81" svg:x1="3.599cm" svg:y1="2.2cm" svg:x2="4.399cm" svg:y2="2.2cm"><text:p/></draw:line><draw:line draw:style-name="gr27" draw:text-style-name="P81" svg:x1="2.399cm" svg:y1="1.2cm" svg:x2="3.399cm" svg:y2="1.2cm"><text:p/></draw:line><draw:line draw:style-name="gr51" draw:text-style-name="P81" svg:x1="4.399cm" svg:y1="2.2cm" svg:x2="11.399cm" svg:y2="2.2cm"><text:p/></draw:line><draw:line draw:style-name="gr27" draw:text-style-name="P81" svg:x1="11.599cm" svg:y1="1.2cm" svg:x2="12.399cm" svg:y2="1.2cm"><text:p/></draw:line><draw:line draw:style-name="gr51" draw:text-style-name="P81" svg:x1="4.6cm" svg:y1="1.2cm" svg:x2="11.6cm" svg:y2="1.2cm"><text:p/></draw:line><draw:line draw:style-name="gr51" draw:text-style-name="P81" svg:x1="5.999cm" svg:y1="2.2cm" svg:x2="6.199cm" svg:y2="1.2cm"><text:p/></draw:line><draw:line draw:style-name="gr51" draw:text-style-name="P81" svg:x1="5.399cm" svg:y1="2.2cm" svg:x2="5.599cm" svg:y2="1.2cm"><text:p/></draw:line><draw:line draw:style-name="gr51" draw:text-style-name="P81" svg:x1="6.199cm" svg:y1="2.2cm" svg:x2="6.399cm" svg:y2="1.2cm"><text:p/></draw:line><draw:line draw:style-name="gr51" draw:text-style-name="P81" svg:x1="5.599cm" svg:y1="2.2cm" svg:x2="5.799cm" svg:y2="1.2cm"><text:p/></draw:line><draw:line draw:style-name="gr51" draw:text-style-name="P81" svg:x1="5.799cm" svg:y1="2.2cm" svg:x2="5.999cm" svg:y2="1.2cm"><text:p/></draw:line><draw:line draw:style-name="gr51" draw:text-style-name="P81" svg:x1="6.999cm" svg:y1="2.2cm" svg:x2="7.199cm" svg:y2="1.2cm"><text:p/></draw:line><draw:line draw:style-name="gr51" draw:text-style-name="P81" svg:x1="6.401cm" svg:y1="2.2cm" svg:x2="6.601cm" svg:y2="1.2cm"><text:p/></draw:line><draw:line draw:style-name="gr51" draw:text-style-name="P81" svg:x1="7.2cm" svg:y1="2.2cm" svg:x2="7.4cm" svg:y2="1.2cm"><text:p/></draw:line><draw:line draw:style-name="gr51" draw:text-style-name="P81" svg:x1="6.599cm" svg:y1="2.2cm" svg:x2="6.799cm" svg:y2="1.2cm"><text:p/></draw:line><draw:line draw:style-name="gr51" draw:text-style-name="P81" svg:x1="6.799cm" svg:y1="2.2cm" svg:x2="6.999cm" svg:y2="1.2cm"><text:p/></draw:line><draw:line draw:style-name="gr49" draw:text-style-name="P81" svg:x1="7.4cm" svg:y1="2.2cm" svg:x2="7.6cm" svg:y2="1.2cm"><text:p/></draw:line><draw:line draw:style-name="gr51" draw:text-style-name="P81" svg:x1="8.2cm" svg:y1="2.2cm" svg:x2="8.4cm" svg:y2="1.2cm"><text:p/></draw:line><draw:line draw:style-name="gr51" draw:text-style-name="P81" svg:x1="7.799cm" svg:y1="2.2cm" svg:x2="7.999cm" svg:y2="1.2cm"><text:p/></draw:line><draw:line draw:style-name="gr51" draw:text-style-name="P81" svg:x1="8.999cm" svg:y1="2.2cm" svg:x2="9.199cm" svg:y2="1.2cm"><text:p/></draw:line><draw:line draw:style-name="gr51" draw:text-style-name="P81" svg:x1="8.599cm" svg:y1="2.2cm" svg:x2="8.799cm" svg:y2="1.2cm"><text:p/></draw:line><draw:frame draw:style-name="gr52" draw:text-style-name="P86" svg:width="1.001cm" svg:height="0.701cm" svg:x="3.399cm" svg:y="0.199cm"><draw:text-box><text:p text:style-name="P82"><text:span text:style-name="T33">8</text:span></text:p></draw:text-box></draw:frame><draw:frame draw:style-name="gr52" draw:text-style-name="P86" svg:width="1.001cm" svg:height="0.701cm" svg:x="4.399cm" svg:y="0.199cm"><draw:text-box><text:p text:style-name="P82"><text:span text:style-name="T33">7</text:span></text:p></draw:text-box></draw:frame><draw:frame draw:style-name="gr52" draw:text-style-name="P86" svg:width="1.001cm" svg:height="0.701cm" svg:x="5.399cm" svg:y="0.199cm"><draw:text-box><text:p text:style-name="P82"><text:span text:style-name="T33">6</text:span></text:p></draw:text-box></draw:frame><draw:frame draw:style-name="gr52" draw:text-style-name="P86" svg:width="1.001cm" svg:height="0.701cm" svg:x="6.4cm" svg:y="0.199cm"><draw:text-box><text:p text:style-name="P82"><text:span text:style-name="T33">5</text:span></text:p></draw:text-box></draw:frame><draw:frame draw:style-name="gr52" draw:text-style-name="P86" svg:width="1.001cm" svg:height="0.701cm" svg:x="7.4cm" svg:y="0.199cm"><draw:text-box><text:p text:style-name="P82"><text:span text:style-name="T33">4</text:span></text:p></draw:text-box></draw:frame><draw:frame draw:style-name="gr52" draw:text-style-name="P86" svg:width="1.001cm" svg:height="0.701cm" svg:x="8.4cm" svg:y="0.199cm"><draw:text-box><text:p text:style-name="P82"><text:span text:style-name="T33">3</text:span></text:p></draw:text-box></draw:frame><draw:frame draw:style-name="gr52" draw:text-style-name="P86" svg:width="0.999cm" svg:height="0.701cm" svg:x="9.4cm" svg:y="0.199cm"><draw:text-box><text:p text:style-name="P82"><text:span text:style-name="T33">2</text:span></text:p></draw:text-box></draw:frame><draw:frame draw:style-name="gr52" draw:text-style-name="P86" svg:width="1.001cm" svg:height="0.701cm" svg:x="10.398cm" svg:y="0.199cm"><draw:text-box><text:p text:style-name="P82"><text:span text:style-name="T33">1</text:span></text:p></draw:text-box></draw:frame><draw:line draw:style-name="gr51" draw:text-style-name="P81" svg:x1="9.399cm" svg:y1="2.2cm" svg:x2="9.599cm" svg:y2="1.2cm"><text:p/></draw:line><draw:line draw:style-name="gr51" draw:text-style-name="P81" svg:x1="10.199cm" svg:y1="2.2cm" svg:x2="10.399cm" svg:y2="1.2cm"><text:p/></draw:line><draw:line draw:style-name="gr51" draw:text-style-name="P81" svg:x1="9.8cm" svg:y1="2.2cm" svg:x2="10cm" svg:y2="1.2cm"><text:p/></draw:line><draw:line draw:style-name="gr51" draw:text-style-name="P81" svg:x1="10.999cm" svg:y1="2.2cm" svg:x2="11.199cm" svg:y2="1.2cm"><text:p/></draw:line><draw:line draw:style-name="gr51" draw:text-style-name="P81" svg:x1="10.599cm" svg:y1="2.2cm" svg:x2="10.799cm" svg:y2="1.2cm"><text:p/></draw:line><draw:frame draw:style-name="gr52" draw:text-style-name="P86" svg:width="1.001cm" svg:height="0.701cm" svg:x="11.398cm" svg:y="0.199cm"><draw:text-box><text:p text:style-name="P82"><text:span text:style-name="T33">0</text:span></text:p></draw:text-box></draw:frame><draw:line draw:style-name="gr46" draw:text-style-name="P81" svg:x1="3.399cm" svg:y1="2.4cm" svg:x2="3.399cm" svg:y2="6.45cm"><text:p/></draw:line><draw:line draw:style-name="gr46" draw:text-style-name="P81" svg:x1="5.399cm" svg:y1="2.4cm" svg:x2="5.399cm" svg:y2="6.45cm"><text:p/></draw:line><draw:line draw:style-name="gr46" draw:text-style-name="P81" svg:x1="11.399cm" svg:y1="2.4cm" svg:x2="11.399cm" svg:y2="4.4cm"><text:p/></draw:line><draw:line draw:style-name="gr46" draw:text-style-name="P81" svg:x1="4.399cm" svg:y1="2.4cm" svg:x2="4.399cm" svg:y2="5.45cm"><text:p/></draw:line><draw:line draw:style-name="gr47" draw:text-style-name="P81" svg:x1="7.599cm" svg:y1="5.2cm" svg:x2="4.399cm" svg:y2="5.2cm"><text:p/></draw:line><draw:line draw:style-name="gr47" draw:text-style-name="P81" svg:x1="7.599cm" svg:y1="6.2cm" svg:x2="5.399cm" svg:y2="6.2cm"><text:p/></draw:line><draw:line draw:style-name="gr47" draw:text-style-name="P81" svg:x1="2.399cm" svg:y1="5.2cm" svg:x2="3.399cm" svg:y2="5.2cm"><text:p/></draw:line><draw:line draw:style-name="gr47" draw:text-style-name="P81" svg:x1="14.599cm" svg:y1="4.2cm" svg:x2="12.399cm" svg:y2="4.2cm"><text:p/></draw:line><draw:line draw:style-name="gr46" draw:text-style-name="P81" svg:x1="12.399cm" svg:y1="2.4cm" svg:x2="12.399cm" svg:y2="4.4cm"><text:p/></draw:line><draw:line draw:style-name="gr46" draw:text-style-name="P81" svg:x1="3.399cm" svg:y1="5.2cm" svg:x2="4.399cm" svg:y2="5.2cm"><text:p/></draw:line><draw:line draw:style-name="gr46" draw:text-style-name="P81" svg:x1="11.399cm" svg:y1="4.2cm" svg:x2="12.399cm" svg:y2="4.2cm"><text:p/></draw:line><draw:line draw:style-name="gr48" draw:text-style-name="P81" svg:x1="3.399cm" svg:y1="4.2cm" svg:x2="11.399cm" svg:y2="4.2cm"><text:p/></draw:line><draw:line draw:style-name="gr48" draw:text-style-name="P81" svg:x1="3.399cm" svg:y1="3.2cm" svg:x2="12.399cm" svg:y2="3.2cm"><text:p/></draw:line><draw:frame draw:style-name="gr43" draw:text-style-name="P86" svg:width="1.502cm" svg:height="0.802cm" svg:x="5.899cm" svg:y="5.399cm"><draw:text-box><text:p text:style-name="P82"><text:span text:style-name="T33">t</text:span><text:span text:style-name="T34">DATS</text:span></text:p></draw:text-box></draw:frame><draw:frame draw:style-name="gr43" draw:text-style-name="P86" svg:width="1.701cm" svg:height="0.802cm" svg:x="5.899cm" svg:y="4.399cm"><draw:text-box><text:p text:style-name="P82"><text:span text:style-name="T33">t</text:span><text:span text:style-name="T34">LOW1</text:span></text:p></draw:text-box></draw:frame><draw:frame draw:style-name="gr43" draw:text-style-name="P86" svg:width="1.5cm" svg:height="0.802cm" svg:x="12.899cm" svg:y="3.401cm"><draw:text-box><text:p text:style-name="P82"><text:span text:style-name="T33">t</text:span><text:span text:style-name="T34">REC</text:span></text:p></draw:text-box></draw:frame><draw:line draw:style-name="gr46" draw:text-style-name="P81" svg:x1="3.399cm" svg:y1="0.2cm" svg:x2="12.399cm" svg:y2="0.2cm"><text:p/></draw:line><draw:line draw:style-name="gr46" draw:text-style-name="P81" svg:x1="3.399cm" svg:y1="0cm" svg:x2="3.399cm" svg:y2="0.4cm"><text:p/></draw:line><draw:line draw:style-name="gr46" draw:text-style-name="P81" svg:x1="4.399cm" svg:y1="0cm" svg:x2="4.399cm" svg:y2="0.4cm"><text:p/></draw:line><draw:line draw:style-name="gr46" draw:text-style-name="P81" svg:x1="5.399cm" svg:y1="0cm" svg:x2="5.399cm" svg:y2="0.4cm"><text:p/></draw:line><draw:line draw:style-name="gr46" draw:text-style-name="P81" svg:x1="6.401cm" svg:y1="0cm" svg:x2="6.401cm" svg:y2="0.4cm"><text:p/></draw:line><draw:line draw:style-name="gr46" draw:text-style-name="P81" svg:x1="7.4cm" svg:y1="0cm" svg:x2="7.4cm" svg:y2="0.4cm"><text:p/></draw:line><draw:line draw:style-name="gr46" draw:text-style-name="P81" svg:x1="8.399cm" svg:y1="0cm" svg:x2="8.399cm" svg:y2="0.4cm"><text:p/></draw:line><draw:line draw:style-name="gr46" draw:text-style-name="P81" svg:x1="9.399cm" svg:y1="0cm" svg:x2="9.399cm" svg:y2="0.4cm"><text:p/></draw:line><draw:line draw:style-name="gr46" draw:text-style-name="P81" svg:x1="10.399cm" svg:y1="0cm" svg:x2="10.399cm" svg:y2="0.4cm"><text:p/></draw:line><draw:line draw:style-name="gr46" draw:text-style-name="P81" svg:x1="11.399cm" svg:y1="0cm" svg:x2="11.399cm" svg:y2="0.4cm"><text:p/></draw:line><draw:line draw:style-name="gr46" draw:text-style-name="P81" svg:x1="12.399cm" svg:y1="0cm" svg:x2="12.399cm" svg:y2="0.4cm"><text:p/></draw:line><draw:frame draw:style-name="gr43" draw:text-style-name="P86" svg:width="1.502cm" svg:height="0.802cm" svg:x="5.899cm" svg:y="2.415cm"><draw:text-box><text:p text:style-name="P82"><text:span text:style-name="T33">t</text:span><text:span text:style-name="T34">DATT</text:span></text:p></draw:text-box></draw:frame><draw:frame draw:style-name="gr53" draw:text-style-name="P86" svg:width="1.502cm" svg:height="0.793cm" svg:x="5.899cm" svg:y="3.413cm"><draw:text-box><text:p text:style-name="P82"><text:span text:style-name="T33">t</text:span><text:span text:style-name="T34">SLOT</text:span></text:p></draw:text-box></draw:frame><draw:line draw:style-name="gr51" draw:text-style-name="P81" svg:x1="11.399cm" svg:y1="2.2cm" svg:x2="11.599cm" svg:y2="1.2cm"><text:p/></draw:line><draw:line draw:style-name="gr49" draw:text-style-name="P81" svg:x1="4.399cm" svg:y1="2.2cm" svg:x2="4.599cm" svg:y2="1.2cm"><text:p/></draw:line><draw:line draw:style-name="gr47" draw:text-style-name="P81" svg:x1="2.399cm" svg:y1="6.2cm" svg:x2="3.399cm" svg:y2="6.2cm"><text:p/></draw:line><draw:line draw:style-name="gr46" draw:text-style-name="P81" svg:x1="3.399cm" svg:y1="6.2cm" svg:x2="5.399cm" svg:y2="6.2cm"><text:p/></draw:line></draw:g>Drawing <text:sequence text:ref-name="refDrawing5" text:name="Drawing" text:formula="ooow:Drawing+1" style:num-format="1">6</text:sequence>: Write 1, read timing diagram</text:p></draw:text-box></draw:frame></text:p>
      <text:p text:style-name="Text_20_body"/>
      <text:h text:style-name="Heading_20_1" text:outline-level="1"><text:soft-page-break/>SOPC builder integration</text:h>
      <text:p text:style-name="Text_20_body"/>
      <text:h text:style-name="Heading_20_1" text:outline-level="1">Software driver</text:h>
      <text:h text:style-name="P53" text:outline-level="1"><text:span text:style-name="T26">Referenc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2" svg:font-family="Arial, Helvetica, sans-serif"/>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1-13T21:09:38</dc:date>
    <dc:creator>Iztok Jeras</dc:creator>
    <meta:editing-duration>PT36H56M54S</meta:editing-duration>
    <meta:editing-cycles>48</meta:editing-cycles>
    <meta:generator>OpenOffice.org/3.2$Linux OpenOffice.org_project/320m19$Build-9505</meta:generator>
    <meta:document-statistic meta:table-count="11" meta:image-count="0" meta:object-count="2" meta:page-count="13" meta:paragraph-count="620" meta:word-count="3309" meta:character-count="18032"/>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i>s</mi>
    </mrow>
    <annotation encoding="StarMath 5.0">"CDR_N" = f_{clk} cdot 7.5 {%mu}s</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i>s</mi>
    </mrow>
    <annotation encoding="StarMath 5.0">"CDR_O" = f_{clk} cdot 1.0 {%mu}s</annotation>
  </semantics>
</math>
</file>